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1.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52.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2.png" manifest:media-type="image/png"/>
  <manifest:file-entry manifest:full-path="media/image3.png" manifest:media-type="image/png"/>
  <manifest:file-entry manifest:full-path="media/image6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omplex="Times New Roman"/>
    </style:style>
    <style:style style:name="P2" style:parent-style-name="Standard" style:family="paragraph">
      <style:text-properties style:font-name-complex="Times New Roman"/>
    </style:style>
    <style:style style:name="P3" style:parent-style-name="Standard" style:family="paragraph">
      <style:text-properties style:font-name-complex="Times New Roman"/>
    </style:style>
    <style:style style:name="P4" style:parent-style-name="Standard" style:family="paragraph">
      <style:text-properties style:font-name-complex="Times New Roman"/>
    </style:style>
    <style:style style:name="P5" style:parent-style-name="Standard" style:family="paragraph">
      <style:text-properties style:font-name-complex="Times New Roman"/>
    </style:style>
    <style:style style:name="T6" style:parent-style-name="Domyślnaczcionkaakapitu" style:family="text">
      <style:text-properties style:font-name-complex="Times New Roman"/>
    </style:style>
    <style:style style:name="P7" style:parent-style-name="Standard" style:family="paragraph">
      <style:text-properties style:font-name-complex="Times New Roman"/>
    </style:style>
    <style:style style:name="T8" style:parent-style-name="Domyślnaczcionkaakapitu" style:family="text">
      <style:text-properties style:font-name-complex="Times New Roman"/>
    </style:style>
    <style:style style:name="T9" style:parent-style-name="Domyślnaczcionkaakapitu" style:family="text">
      <style:text-properties style:font-name-complex="Times New Roman" style:text-underline-type="single" style:text-underline-style="solid" style:text-underline-width="auto" style:text-underline-mode="continuous"/>
    </style:style>
    <style:style style:name="T10" style:parent-style-name="Domyślnaczcionkaakapitu" style:family="text">
      <style:text-properties style:font-name-complex="Times New Roman"/>
    </style:style>
    <style:style style:name="T11" style:parent-style-name="Domyślnaczcionkaakapitu" style:family="text">
      <style:text-properties style:font-name-complex="Times New Roman"/>
    </style:style>
    <style:style style:name="P12" style:parent-style-name="Standard" style:family="paragraph">
      <style:text-properties style:font-name-complex="Times New Roman"/>
    </style:style>
    <style:style style:name="P13" style:parent-style-name="Standard" style:family="paragraph">
      <style:text-properties style:font-name-complex="Times New Roman"/>
    </style:style>
    <style:style style:name="T14" style:parent-style-name="Domyślnaczcionkaakapitu" style:family="text">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text-properties style:font-name-complex="Times New Roman"/>
    </style:style>
    <style:style style:name="P17" style:parent-style-name="Standard" style:family="paragraph">
      <style:text-properties style:font-name-complex="Times New Roman"/>
    </style:style>
    <style:style style:name="T18" style:parent-style-name="Domyślnaczcionkaakapitu" style:family="text">
      <style:text-properties style:font-name-complex="Times New Roman"/>
    </style:style>
    <style:style style:name="T19" style:parent-style-name="Domyślnaczcionkaakapitu" style:family="text">
      <style:text-properties style:font-name-complex="Times New Roman"/>
    </style:style>
    <style:style style:name="T20" style:parent-style-name="Domyślnaczcionkaakapitu" style:family="text">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P33" style:parent-style-name="Standard" style:family="paragraph">
      <style:text-properties style:font-name-complex="Times New Roman"/>
    </style:style>
    <style:style style:name="T34" style:parent-style-name="Domyślnaczcionkaakapitu" style:family="text">
      <style:text-properties style:font-name-complex="Times New Roman"/>
    </style:style>
    <style:style style:name="P35" style:parent-style-name="Standard" style:family="paragraph">
      <style:text-properties style:font-name-complex="Times New Roman"/>
    </style:style>
    <style:style style:name="P36" style:parent-style-name="Standard" style:family="paragraph">
      <style:text-properties style:font-name-complex="Times New Roman"/>
    </style:style>
    <style:style style:name="P37" style:parent-style-name="Standard" style:family="paragraph">
      <style:text-properties style:font-name-complex="Times New Roman"/>
    </style:style>
    <style:style style:name="T38" style:parent-style-name="Domyślnaczcionkaakapitu" style:family="text">
      <style:text-properties style:font-name-complex="Times New Roman"/>
    </style:style>
    <style:style style:name="T39" style:parent-style-name="Domyślnaczcionkaakapitu" style:family="text">
      <style:text-properties style:font-name-complex="Times New Roman"/>
    </style:style>
    <style:style style:name="T40" style:parent-style-name="Domyślnaczcionkaakapitu" style:family="text">
      <style:text-properties style:font-name-complex="Times New Roman"/>
    </style:style>
    <style:style style:name="T41" style:parent-style-name="Domyślnaczcionkaakapitu" style:family="text">
      <style:text-properties style:font-name-complex="Times New Roman"/>
    </style:style>
    <style:style style:name="T42" style:parent-style-name="Domyślnaczcionkaakapitu" style:family="text">
      <style:text-properties style:font-name-complex="Times New Roman"/>
    </style:style>
    <style:style style:name="T43" style:parent-style-name="Domyślnaczcionkaakapitu" style:family="text">
      <style:text-properties style:font-name-complex="Times New Roman"/>
    </style:style>
    <style:style style:name="T44" style:parent-style-name="Domyślnaczcionkaakapitu" style:family="text">
      <style:text-properties style:font-name-complex="Times New Roman"/>
    </style:style>
    <style:style style:name="T45" style:parent-style-name="Domyślnaczcionkaakapitu" style:family="text">
      <style:text-properties style:font-name-complex="Times New Roman"/>
    </style:style>
    <style:style style:name="P46" style:parent-style-name="Standard" style:family="paragraph">
      <style:text-properties style:font-name-complex="Times New Roman"/>
    </style:style>
    <style:style style:name="P47" style:parent-style-name="Standard" style:family="paragraph">
      <style:paragraph-properties fo:break-before="page"/>
      <style:text-properties style:font-name-complex="Times New Roman"/>
    </style:style>
    <style:style style:name="P48" style:parent-style-name="Standard" style:family="paragraph">
      <style:text-properties style:font-name-complex="Times New Roman"/>
    </style:style>
    <style:style style:name="T49" style:parent-style-name="Domyślnaczcionkaakapitu" style:family="text">
      <style:text-properties style:font-name-complex="Times New Roman"/>
    </style:style>
    <style:style style:name="P50" style:parent-style-name="Standard" style:family="paragraph">
      <style:text-properties style:font-name-complex="Times New Roman"/>
    </style:style>
    <style:style style:name="P51" style:parent-style-name="Standard" style:family="paragraph">
      <style:text-properties style:font-name-complex="Times New Roman"/>
    </style:style>
    <style:style style:name="P52" style:parent-style-name="Standard" style:family="paragraph">
      <style:text-properties style:font-name-complex="Times New Roman"/>
    </style:style>
    <style:style style:name="P53" style:parent-style-name="Standard" style:family="paragraph">
      <style:text-properties style:font-name-complex="Times New Roman"/>
    </style:style>
    <style:style style:name="P54"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5"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6"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7"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8" style:parent-style-name="Standard" style:family="paragraph">
      <style:text-properties style:font-name-complex="Times New Roman" fo:language="en" fo:country="US"/>
    </style:style>
    <style:style style:name="P59" style:parent-style-name="Standard" style:family="paragraph">
      <style:text-properties style:font-name-complex="Times New Roman" fo:language="en" fo:country="US"/>
    </style:style>
    <style:style style:name="P60" style:parent-style-name="Standard" style:family="paragraph">
      <style:text-properties style:font-name-complex="Times New Roman" fo:language="en" fo:country="US"/>
    </style:style>
    <style:style style:name="P61" style:parent-style-name="Standard" style:family="paragraph">
      <style:text-properties style:font-name-complex="Times New Roman" fo:language="en" fo:country="US"/>
    </style:style>
    <style:style style:name="P62" style:parent-style-name="Standard" style:family="paragraph">
      <style:text-properties style:font-name-complex="Times New Roman"/>
    </style:style>
    <style:style style:name="P63" style:parent-style-name="Standard" style:family="paragraph">
      <style:text-properties style:font-name-complex="Times New Roman"/>
    </style:style>
    <style:style style:name="P64" style:parent-style-name="Standard" style:family="paragraph">
      <style:text-properties style:font-name-complex="Times New Roman"/>
    </style:style>
    <style:style style:name="T65" style:parent-style-name="Domyślnaczcionkaakapitu" style:family="text">
      <style:text-properties style:font-name-complex="Times New Roman"/>
    </style:style>
    <style:style style:name="P66" style:parent-style-name="Standard" style:family="paragraph">
      <style:text-properties style:font-name-complex="Times New Roman"/>
    </style:style>
    <style:style style:name="P67" style:parent-style-name="Standard" style:family="paragraph">
      <style:text-properties style:font-name-complex="Times New Roman"/>
    </style:style>
    <style:style style:name="T68" style:parent-style-name="Domyślnaczcionkaakapitu" style:family="text">
      <style:text-properties style:font-name-complex="Times New Roman"/>
    </style:style>
    <style:style style:name="T69" style:parent-style-name="Domyślnaczcionkaakapitu" style:family="text">
      <style:text-properties style:font-name-complex="Times New Roman"/>
    </style:style>
    <style:style style:name="T70" style:parent-style-name="Domyślnaczcionkaakapitu" style:family="text">
      <style:text-properties style:font-name-complex="Times New Roman"/>
    </style:style>
    <style:style style:name="T71" style:parent-style-name="Domyślnaczcionkaakapitu" style:family="text">
      <style:text-properties style:font-name-complex="Times New Roman"/>
    </style:style>
    <style:style style:name="P72" style:parent-style-name="Standard" style:family="paragraph">
      <style:text-properties style:font-name-complex="Times New Roman"/>
    </style:style>
    <style:style style:name="T73" style:parent-style-name="Domyślnaczcionkaakapitu" style:family="text">
      <style:text-properties style:font-name-complex="Times New Roman"/>
    </style:style>
    <style:style style:name="T74" style:parent-style-name="Domyślnaczcionkaakapitu" style:family="text">
      <style:text-properties style:font-name-asian="Arial,Bold" style:font-name-complex="Times New Roman" fo:font-weight="bold" style:font-weight-asian="bold" style:font-weight-complex="bold"/>
    </style:style>
    <style:style style:name="T75" style:parent-style-name="Domyślnaczcionkaakapitu" style:family="text">
      <style:text-properties style:font-name-asian="Arial,Bold" style:font-name-complex="Times New Roman" fo:font-weight="bold" style:font-weight-asian="bold" style:font-weight-complex="bold"/>
    </style:style>
    <style:style style:name="T76" style:parent-style-name="Domyślnaczcionkaakapitu" style:family="text">
      <style:text-properties style:font-name-complex="Times New Roman"/>
    </style:style>
    <style:style style:name="T77" style:parent-style-name="Domyślnaczcionkaakapitu" style:family="text">
      <style:text-properties style:font-name-complex="Times New Roman"/>
    </style:style>
    <style:style style:name="T78" style:parent-style-name="Domyślnaczcionkaakapitu" style:family="text">
      <style:text-properties style:font-name-complex="Times New Roman"/>
    </style:style>
    <style:style style:name="P79" style:parent-style-name="Standard" style:family="paragraph">
      <style:text-properties style:font-name-complex="Times New Roman"/>
    </style:style>
    <style:style style:name="P80" style:parent-style-name="Standard" style:family="paragraph">
      <style:text-properties style:font-name-complex="Times New Roman"/>
    </style:style>
    <style:style style:name="T81" style:parent-style-name="Domyślnaczcionkaakapitu" style:family="text">
      <style:text-properties style:font-name-complex="Times New Roman"/>
    </style:style>
    <style:style style:name="T82" style:parent-style-name="Domyślnaczcionkaakapitu" style:family="text">
      <style:text-properties style:font-name-complex="Times New Roman" fo:language="en" fo:country="US"/>
    </style:style>
    <style:style style:name="P83" style:parent-style-name="Standard" style:family="paragraph">
      <style:text-properties style:font-name-complex="Times New Roman" fo:language="en" fo:country="US"/>
    </style:style>
    <style:style style:name="P84" style:parent-style-name="Standard" style:family="paragraph">
      <style:text-properties style:font-name-complex="Times New Roman"/>
    </style:style>
    <style:style style:name="P85" style:parent-style-name="Standard" style:family="paragraph">
      <style:text-properties style:font-name-complex="Times New Roman"/>
    </style:style>
    <style:style style:name="P86" style:parent-style-name="Standard" style:family="paragraph">
      <style:text-properties style:font-name-complex="Times New Roman"/>
    </style:style>
    <style:style style:name="P87" style:parent-style-name="Standard" style:family="paragraph">
      <style:text-properties style:font-name-complex="Times New Roman"/>
    </style:style>
    <style:style style:name="P88" style:parent-style-name="Standard" style:family="paragraph">
      <style:text-properties style:font-name-complex="Times New Roman" fo:font-weight="bold" style:font-weight-asian="bold" style:font-weight-complex="bold"/>
    </style:style>
    <style:style style:name="P89" style:parent-style-name="Standard" style:family="paragraph">
      <style:text-properties style:font-name-complex="Times New Roman" fo:font-weight="bold" style:font-weight-asian="bold" style:font-weight-complex="bold"/>
    </style:style>
    <style:style style:name="P90" style:parent-style-name="Standard" style:family="paragraph">
      <style:text-properties style:font-name-complex="Times New Roman" fo:language="en" fo:country="US"/>
    </style:style>
    <style:style style:name="P91" style:parent-style-name="Standard" style:family="paragraph">
      <style:text-properties style:font-name-complex="Times New Roman" fo:language="en" fo:country="US"/>
    </style:style>
    <style:style style:name="P92" style:parent-style-name="Standard" style:family="paragraph">
      <style:text-properties style:font-name-complex="Times New Roman" fo:language="en" fo:country="US"/>
    </style:style>
    <style:style style:name="P93" style:parent-style-name="Standard" style:family="paragraph">
      <style:text-properties style:font-name-complex="Times New Roman" fo:language="en" fo:country="US"/>
    </style:style>
    <style:style style:name="P94" style:parent-style-name="Standard" style:family="paragraph">
      <style:text-properties style:font-name-complex="Times New Roman" fo:language="en" fo:country="US"/>
    </style:style>
    <style:style style:name="P95" style:parent-style-name="Standard" style:family="paragraph">
      <style:text-properties style:font-name-complex="Times New Roman" fo:language="en" fo:country="US"/>
    </style:style>
    <style:style style:name="P96" style:parent-style-name="Standard" style:family="paragraph">
      <style:text-properties style:font-name-complex="Times New Roman" fo:language="en" fo:country="US"/>
    </style:style>
    <style:style style:name="P97" style:parent-style-name="Standard" style:family="paragraph">
      <style:text-properties style:font-name-complex="Times New Roman" fo:font-weight="bold" style:font-weight-asian="bold" style:font-weight-complex="bold" fo:language="en" fo:country="US"/>
    </style:style>
    <style:style style:name="P98" style:parent-style-name="Standard" style:family="paragraph">
      <style:text-properties style:font-name-complex="Times New Roman" fo:language="en" fo:country="US"/>
    </style:style>
    <style:style style:name="P99" style:parent-style-name="Standard" style:family="paragraph">
      <style:text-properties style:font-name-complex="Times New Roman" fo:language="en" fo:country="US"/>
    </style:style>
    <style:style style:name="P100" style:parent-style-name="Standard" style:family="paragraph">
      <style:text-properties style:font-name-complex="Times New Roman" fo:language="en" fo:country="US"/>
    </style:style>
    <style:style style:name="P101" style:parent-style-name="Standard" style:family="paragraph">
      <style:text-properties style:font-name-complex="Times New Roman" fo:language="en" fo:country="US"/>
    </style:style>
    <style:style style:name="P102" style:parent-style-name="Standard" style:family="paragraph">
      <style:text-properties style:font-name-complex="Times New Roman" fo:language="en" fo:country="US"/>
    </style:style>
    <style:style style:name="P103" style:parent-style-name="Standard" style:family="paragraph">
      <style:text-properties style:font-name-complex="Times New Roman" fo:language="en" fo:country="US"/>
    </style:style>
    <style:style style:name="P104" style:parent-style-name="Standard" style:family="paragraph">
      <style:text-properties style:font-name-complex="Times New Roman" fo:language="en" fo:country="US"/>
    </style:style>
    <style:style style:name="P105" style:parent-style-name="Standard" style:family="paragraph">
      <style:text-properties style:font-name-complex="Times New Roman" fo:language="en" fo:country="US"/>
    </style:style>
    <style:style style:name="P106" style:parent-style-name="Standard" style:family="paragraph">
      <style:text-properties style:font-name-complex="Times New Roman" fo:language="en" fo:country="US"/>
    </style:style>
    <style:style style:name="P107" style:parent-style-name="Standard" style:family="paragraph">
      <style:text-properties style:font-name-complex="Times New Roman" fo:language="en" fo:country="US"/>
    </style:style>
    <style:style style:name="P108" style:parent-style-name="Standard" style:family="paragraph">
      <style:text-properties style:font-name-complex="Times New Roman" fo:font-weight="bold" style:font-weight-asian="bold" style:font-weight-complex="bold" fo:language="en" fo:country="US"/>
    </style:style>
    <style:style style:name="P109" style:parent-style-name="Standard" style:family="paragraph">
      <style:text-properties style:font-name-complex="Times New Roman"/>
    </style:style>
    <style:style style:name="T110" style:parent-style-name="Domyślnaczcionkaakapitu" style:family="text">
      <style:text-properties style:font-name-complex="Times New Roman" fo:language="en" fo:country="US"/>
    </style:style>
    <style:style style:name="P111" style:parent-style-name="Standard" style:family="paragraph">
      <style:text-properties style:font-name-complex="Times New Roman"/>
    </style:style>
    <style:style style:name="P112" style:parent-style-name="Standard" style:family="paragraph">
      <style:text-properties style:font-name-complex="Times New Roman"/>
    </style:style>
    <style:style style:name="P113" style:parent-style-name="Standard" style:family="paragraph">
      <style:text-properties style:font-name-complex="Times New Roman"/>
    </style:style>
    <style:style style:name="T114" style:parent-style-name="Domyślnaczcionkaakapitu" style:family="text">
      <style:text-properties style:font-name-complex="Times New Roman"/>
    </style:style>
    <style:style style:name="P115" style:parent-style-name="Standard" style:family="paragraph">
      <style:text-properties style:font-name-complex="Times New Roman"/>
    </style:style>
    <style:style style:name="P116" style:parent-style-name="Standard" style:family="paragraph">
      <style:text-properties style:font-name-complex="Times New Roman"/>
    </style:style>
    <style:style style:name="P117" style:parent-style-name="Standard" style:family="paragraph">
      <style:text-properties style:font-name-complex="Times New Roman"/>
    </style:style>
    <style:style style:name="P118" style:parent-style-name="Standard" style:family="paragraph">
      <style:text-properties style:font-name-complex="Times New Roman"/>
    </style:style>
    <style:style style:name="P119" style:parent-style-name="Standard" style:family="paragraph">
      <style:text-properties style:font-name-complex="Times New Roman" fo:font-weight="bold" style:font-weight-asian="bold" style:font-weight-complex="bold"/>
    </style:style>
    <style:style style:name="P120" style:parent-style-name="Standard" style:family="paragraph">
      <style:text-properties style:font-name-complex="Times New Roman"/>
    </style:style>
    <style:style style:name="P121" style:parent-style-name="Standard" style:family="paragraph">
      <style:text-properties style:font-name-complex="Times New Roman"/>
    </style:style>
    <style:style style:name="T122" style:parent-style-name="Domyślnaczcionkaakapitu" style:family="text">
      <style:text-properties style:font-name-complex="Times New Roman" fo:font-weight="bold" style:font-weight-asian="bold" style:font-weight-complex="bold"/>
    </style:style>
    <style:style style:name="T123" style:parent-style-name="Domyślnaczcionkaakapitu" style:family="text">
      <style:text-properties style:font-name-complex="Times New Roman"/>
    </style:style>
    <style:style style:name="T124" style:parent-style-name="Domyślnaczcionkaakapitu" style:family="text">
      <style:text-properties style:font-name-complex="Times New Roman"/>
    </style:style>
    <style:style style:name="T125" style:parent-style-name="Domyślnaczcionkaakapitu" style:family="text">
      <style:text-properties style:font-name-complex="Times New Roman"/>
    </style:style>
    <style:style style:name="T126" style:parent-style-name="Domyślnaczcionkaakapitu" style:family="text">
      <style:text-properties style:font-name-complex="Times New Roman"/>
    </style:style>
    <style:style style:name="T127" style:parent-style-name="Domyślnaczcionkaakapitu" style:family="text">
      <style:text-properties style:font-name-complex="Times New Roman" fo:font-weight="bold" style:font-weight-asian="bold" style:font-weight-complex="bold"/>
    </style:style>
    <style:style style:name="T128" style:parent-style-name="Domyślnaczcionkaakapitu" style:family="text">
      <style:text-properties style:font-name-complex="Times New Roman"/>
    </style:style>
    <style:style style:name="T129" style:parent-style-name="Domyślnaczcionkaakapitu" style:family="text">
      <style:text-properties style:font-name-complex="Times New Roman"/>
    </style:style>
    <style:style style:name="P130" style:parent-style-name="Standard" style:family="paragraph">
      <style:text-properties style:font-name-complex="Times New Roman"/>
    </style:style>
    <style:style style:name="P131" style:parent-style-name="Standard" style:family="paragraph">
      <style:text-properties style:font-name-complex="Times New Roman"/>
    </style:style>
    <style:style style:name="T132" style:parent-style-name="Domyślnaczcionkaakapitu" style:family="text">
      <style:text-properties style:font-name-complex="Times New Roman"/>
    </style:style>
    <style:style style:name="P133" style:parent-style-name="Standard" style:family="paragraph">
      <style:text-properties style:font-name-complex="Times New Roman"/>
    </style:style>
    <style:style style:name="P134" style:parent-style-name="Standard" style:family="paragraph">
      <style:text-properties style:font-name-complex="Times New Roman"/>
    </style:style>
    <style:style style:name="P135" style:parent-style-name="Standard" style:family="paragraph">
      <style:text-properties style:font-name-complex="Times New Roman"/>
    </style:style>
    <style:style style:name="P136" style:parent-style-name="Standard" style:family="paragraph">
      <style:text-properties style:font-name-complex="Times New Roman"/>
    </style:style>
    <style:style style:name="P137" style:parent-style-name="Standard" style:family="paragraph">
      <style:text-properties style:font-name-complex="Times New Roman"/>
    </style:style>
    <style:style style:name="P138" style:parent-style-name="Standard" style:family="paragraph">
      <style:text-properties style:font-name-complex="Times New Roman"/>
    </style:style>
    <style:style style:name="P139" style:parent-style-name="Standard" style:family="paragraph">
      <style:text-properties style:font-name-complex="Times New Roman"/>
    </style:style>
    <style:style style:name="P140" style:parent-style-name="Standard" style:family="paragraph">
      <style:text-properties style:font-name-complex="Times New Roman"/>
    </style:style>
    <style:style style:name="P141" style:parent-style-name="Standard" style:family="paragraph">
      <style:text-properties style:font-name-complex="Times New Roman"/>
    </style:style>
    <style:style style:name="P142" style:parent-style-name="Standard" style:family="paragraph">
      <style:text-properties style:font-name-complex="Times New Roman"/>
    </style:style>
    <style:style style:name="P143" style:parent-style-name="Standard" style:family="paragraph">
      <style:text-properties style:font-name-complex="Times New Roman"/>
    </style:style>
    <style:style style:name="P144" style:parent-style-name="Standard" style:family="paragraph">
      <style:text-properties style:font-name-complex="Times New Roman"/>
    </style:style>
    <style:style style:name="P145" style:parent-style-name="Standard" style:family="paragraph">
      <style:text-properties style:font-name-complex="Times New Roman"/>
    </style:style>
    <style:style style:name="P146" style:parent-style-name="Standard" style:family="paragraph">
      <style:text-properties style:font-name-complex="Times New Roman"/>
    </style:style>
    <style:style style:name="P147" style:parent-style-name="Standard" style:family="paragraph">
      <style:paragraph-properties fo:margin-left="0.75in">
        <style:tab-stops/>
      </style:paragraph-properties>
    </style:style>
    <style:style style:name="T148" style:parent-style-name="Domyślnaczcionkaakapitu" style:family="text">
      <style:text-properties style:font-name-complex="Times New Roman"/>
    </style:style>
    <style:style style:name="P149" style:parent-style-name="Standard" style:family="paragraph">
      <style:paragraph-properties fo:margin-left="0.75in">
        <style:tab-stops/>
      </style:paragraph-properties>
      <style:text-properties style:font-name-complex="Times New Roman"/>
    </style:style>
    <style:style style:name="P150" style:parent-style-name="Standard" style:family="paragraph">
      <style:paragraph-properties fo:margin-left="0.75in">
        <style:tab-stops/>
      </style:paragraph-properties>
      <style:text-properties style:font-name-complex="Times New Roman"/>
    </style:style>
    <style:style style:name="P151" style:parent-style-name="Standard" style:family="paragraph">
      <style:paragraph-properties fo:margin-left="0.75in">
        <style:tab-stops/>
      </style:paragraph-properties>
      <style:text-properties style:font-name-complex="Times New Roman"/>
    </style:style>
    <style:style style:name="P152" style:parent-style-name="Standard" style:family="paragraph">
      <style:paragraph-properties fo:margin-left="0.75in">
        <style:tab-stops/>
      </style:paragraph-properties>
      <style:text-properties style:font-name-complex="Times New Roman"/>
    </style:style>
    <style:style style:name="P153" style:parent-style-name="Standard" style:family="paragraph">
      <style:paragraph-properties fo:margin-left="0.75in">
        <style:tab-stops/>
      </style:paragraph-properties>
    </style:style>
    <style:style style:name="T154" style:parent-style-name="Domyślnaczcionkaakapitu" style:family="text">
      <style:text-properties style:font-name-complex="Times New Roman"/>
    </style:style>
    <style:style style:name="P155" style:parent-style-name="Standard" style:family="paragraph">
      <style:paragraph-properties fo:text-align="justify" fo:margin-left="0.75in">
        <style:tab-stops/>
      </style:paragraph-properties>
      <style:text-properties style:font-name-complex="Times New Roman"/>
    </style:style>
    <style:style style:name="P156" style:parent-style-name="Standard" style:family="paragraph">
      <style:paragraph-properties fo:text-align="justify" fo:margin-left="0.75in">
        <style:tab-stops/>
      </style:paragraph-properties>
    </style:style>
    <style:style style:name="T157" style:parent-style-name="Domyślnaczcionkaakapitu" style:family="text">
      <style:text-properties style:font-name-complex="Times New Roman"/>
    </style:style>
    <style:style style:name="P158" style:parent-style-name="Standard" style:family="paragraph">
      <style:paragraph-properties fo:margin-left="0.75in">
        <style:tab-stops/>
      </style:paragraph-properties>
      <style:text-properties style:font-name-complex="Times New Roman"/>
    </style:style>
    <style:style style:name="P159" style:parent-style-name="Standard" style:family="paragraph">
      <style:paragraph-properties fo:margin-left="0.75in">
        <style:tab-stops/>
      </style:paragraph-properties>
      <style:text-properties style:font-name-complex="Times New Roman"/>
    </style:style>
    <style:style style:name="P160" style:parent-style-name="Standard" style:family="paragraph">
      <style:paragraph-properties fo:margin-left="0.75in">
        <style:tab-stops/>
      </style:paragraph-properties>
      <style:text-properties style:font-name-complex="Times New Roman"/>
    </style:style>
    <style:style style:name="P161" style:parent-style-name="Standard" style:family="paragraph">
      <style:paragraph-properties fo:margin-left="0.75in">
        <style:tab-stops/>
      </style:paragraph-properties>
      <style:text-properties style:font-name-complex="Times New Roman"/>
    </style:style>
    <style:style style:name="P162" style:parent-style-name="Standard" style:family="paragraph">
      <style:paragraph-properties fo:margin-left="0.75in">
        <style:tab-stops/>
      </style:paragraph-properties>
      <style:text-properties style:font-name-complex="Times New Roman"/>
    </style:style>
    <style:style style:name="P163" style:parent-style-name="Standard" style:family="paragraph">
      <style:paragraph-properties fo:margin-left="0.75in">
        <style:tab-stops/>
      </style:paragraph-properties>
      <style:text-properties style:font-name-complex="Times New Roman"/>
    </style:style>
    <style:style style:name="P164" style:parent-style-name="Standard" style:family="paragraph">
      <style:paragraph-properties fo:margin-left="0.75in">
        <style:tab-stops/>
      </style:paragraph-properties>
      <style:text-properties style:font-name-complex="Times New Roman"/>
    </style:style>
    <style:style style:name="P165" style:parent-style-name="Standard" style:family="paragraph">
      <style:paragraph-properties fo:margin-left="0.75in">
        <style:tab-stops/>
      </style:paragraph-properties>
      <style:text-properties style:font-name-complex="Times New Roman"/>
    </style:style>
    <style:style style:name="P166" style:parent-style-name="Standard" style:family="paragraph">
      <style:paragraph-properties fo:margin-left="0.75in">
        <style:tab-stops/>
      </style:paragraph-properties>
      <style:text-properties style:font-name-complex="Times New Roman"/>
    </style:style>
    <style:style style:name="P167" style:parent-style-name="Standard" style:family="paragraph">
      <style:paragraph-properties fo:margin-left="0.75in">
        <style:tab-stops/>
      </style:paragraph-properties>
      <style:text-properties style:font-name-complex="Times New Roman"/>
    </style:style>
    <style:style style:name="P168" style:parent-style-name="Standard" style:family="paragraph">
      <style:paragraph-properties fo:margin-left="0.75in">
        <style:tab-stops/>
      </style:paragraph-properties>
      <style:text-properties style:font-name-complex="Times New Roman"/>
    </style:style>
    <style:style style:name="P169" style:parent-style-name="Standard" style:family="paragraph">
      <style:paragraph-properties fo:margin-left="0.75in">
        <style:tab-stops/>
      </style:paragraph-properties>
      <style:text-properties style:font-name-complex="Times New Roman"/>
    </style:style>
    <style:style style:name="P170" style:parent-style-name="Standard" style:family="paragraph">
      <style:paragraph-properties fo:margin-left="0.75in">
        <style:tab-stops/>
      </style:paragraph-properties>
      <style:text-properties style:font-name-complex="Times New Roman"/>
    </style:style>
    <style:style style:name="P171" style:parent-style-name="Standard" style:family="paragraph">
      <style:paragraph-properties fo:margin-left="0.75in">
        <style:tab-stops/>
      </style:paragraph-properties>
      <style:text-properties style:font-name-complex="Times New Roman"/>
    </style:style>
    <style:style style:name="P172" style:parent-style-name="Standard" style:family="paragraph">
      <style:paragraph-properties fo:margin-left="0.75in">
        <style:tab-stops/>
      </style:paragraph-properties>
    </style:style>
    <style:style style:name="T173" style:parent-style-name="Domyślnaczcionkaakapitu" style:family="text">
      <style:text-properties style:font-name-complex="Times New Roman"/>
    </style:style>
    <style:style style:name="T174" style:parent-style-name="Domyślnaczcionkaakapitu" style:family="text">
      <style:text-properties style:font-name-complex="Times New Roman"/>
    </style:style>
    <style:style style:name="P175" style:parent-style-name="Standard" style:family="paragraph">
      <style:paragraph-properties fo:margin-left="0.75in">
        <style:tab-stops/>
      </style:paragraph-properties>
      <style:text-properties style:font-name-complex="Times New Roman"/>
    </style:style>
    <style:style style:name="P176" style:parent-style-name="Standard" style:family="paragraph">
      <style:text-properties style:font-name-complex="Times New Roman"/>
    </style:style>
    <style:style style:name="P177" style:parent-style-name="Standard" style:family="paragraph">
      <style:text-properties style:font-name-complex="Times New Roman"/>
    </style:style>
    <style:style style:name="P178" style:parent-style-name="Standard" style:family="paragraph">
      <style:text-properties style:font-name-complex="Times New Roman"/>
    </style:style>
    <style:style style:name="T179" style:parent-style-name="Domyślnaczcionkaakapitu" style:family="text">
      <style:text-properties style:font-name-complex="Times New Roman"/>
    </style:style>
    <style:style style:name="P180" style:parent-style-name="Standard" style:family="paragraph">
      <style:text-properties style:font-name-complex="Times New Roman"/>
    </style:style>
    <style:style style:name="P181" style:parent-style-name="Standard" style:family="paragraph">
      <style:paragraph-properties fo:margin-left="0.75in">
        <style:tab-stops/>
      </style:paragraph-properties>
      <style:text-properties style:font-name-complex="Times New Roman"/>
    </style:style>
    <style:style style:name="P182" style:parent-style-name="Standard" style:family="paragraph">
      <style:paragraph-properties fo:margin-left="0.75in">
        <style:tab-stops/>
      </style:paragraph-properties>
      <style:text-properties style:font-name-complex="Times New Roman"/>
    </style:style>
    <style:style style:name="P183" style:parent-style-name="Standard" style:family="paragraph">
      <style:paragraph-properties fo:margin-left="0.75in">
        <style:tab-stops/>
      </style:paragraph-properties>
      <style:text-properties style:font-name-complex="Times New Roman"/>
    </style:style>
    <style:style style:name="T184" style:parent-style-name="Domyślnaczcionkaakapitu" style:family="text">
      <style:text-properties style:font-name-complex="Times New Roman"/>
    </style:style>
    <style:style style:name="P185" style:parent-style-name="Standard" style:family="paragraph">
      <style:paragraph-properties fo:margin-left="0.4923in">
        <style:tab-stops/>
      </style:paragraph-properties>
      <style:text-properties style:font-name-complex="Times New Roman"/>
    </style:style>
    <style:style style:name="T186" style:parent-style-name="Domyślnaczcionkaakapitu" style:family="text">
      <style:text-properties style:font-name-complex="Times New Roman"/>
    </style:style>
    <style:style style:name="P187" style:parent-style-name="Standard" style:family="paragraph">
      <style:text-properties style:font-name-complex="Times New Roman"/>
    </style:style>
    <style:style style:name="P188" style:parent-style-name="Standard" style:family="paragraph">
      <style:text-properties style:font-name-complex="Times New Roman"/>
    </style:style>
    <style:style style:name="T189" style:parent-style-name="Domyślnaczcionkaakapitu" style:family="text">
      <style:text-properties style:font-name-complex="Times New Roman"/>
    </style:style>
    <style:style style:name="P190" style:parent-style-name="Standard" style:family="paragraph">
      <style:text-properties style:font-name-complex="Times New Roman"/>
    </style:style>
    <style:style style:name="P191" style:parent-style-name="Standard" style:family="paragraph">
      <style:text-properties style:font-name-complex="Times New Roman"/>
    </style:style>
    <style:style style:name="T192" style:parent-style-name="Domyślnaczcionkaakapitu" style:family="text">
      <style:text-properties style:font-name-complex="Times New Roman"/>
    </style:style>
    <style:style style:name="P193" style:parent-style-name="Standard" style:family="paragraph">
      <style:text-properties style:font-name-complex="Times New Roman"/>
    </style:style>
    <style:style style:name="P194" style:parent-style-name="Standard" style:family="paragraph">
      <style:text-properties style:font-name-complex="Times New Roman"/>
    </style:style>
    <style:style style:name="P195" style:parent-style-name="Standard" style:family="paragraph">
      <style:text-properties style:font-name-complex="Times New Roman"/>
    </style:style>
    <style:style style:name="P196" style:parent-style-name="Standard" style:family="paragraph">
      <style:text-properties style:font-name-complex="Times New Roman"/>
    </style:style>
    <style:style style:name="T197" style:parent-style-name="Domyślnaczcionkaakapitu" style:family="text">
      <style:text-properties style:font-name-complex="Times New Roman"/>
    </style:style>
    <style:style style:name="T198" style:parent-style-name="Domyślnaczcionkaakapitu" style:family="text">
      <style:text-properties style:font-name-complex="Times New Roman"/>
    </style:style>
    <style:style style:name="T199" style:parent-style-name="Domyślnaczcionkaakapitu" style:family="text">
      <style:text-properties style:font-name-complex="Times New Roman"/>
    </style:style>
    <style:style style:name="P200" style:parent-style-name="Standard" style:family="paragraph">
      <style:text-properties style:font-name-complex="Times New Roman"/>
    </style:style>
    <style:style style:name="P201" style:parent-style-name="Standard" style:family="paragraph">
      <style:text-properties style:font-name-complex="Times New Roman"/>
    </style:style>
    <style:style style:name="P202" style:parent-style-name="Standard" style:family="paragraph">
      <style:text-properties style:font-name-complex="Times New Roman"/>
    </style:style>
    <style:style style:name="P203" style:parent-style-name="Standard" style:family="paragraph">
      <style:text-properties style:font-name-complex="Times New Roman"/>
    </style:style>
    <style:style style:name="P204" style:parent-style-name="Standard" style:family="paragraph">
      <style:text-properties style:font-name-complex="Times New Roman"/>
    </style:style>
    <style:style style:name="P205" style:parent-style-name="Standard" style:family="paragraph">
      <style:text-properties style:font-name-complex="Times New Roman"/>
    </style:style>
    <style:style style:name="P206" style:parent-style-name="Standard" style:family="paragraph">
      <style:text-properties style:font-name-complex="Times New Roman"/>
    </style:style>
    <style:style style:name="T207" style:parent-style-name="Domyślnaczcionkaakapitu" style:family="text">
      <style:text-properties style:font-name-complex="Times New Roman"/>
    </style:style>
    <style:style style:name="T208" style:parent-style-name="Domyślnaczcionkaakapitu" style:family="text">
      <style:text-properties style:font-name-complex="Times New Roman"/>
    </style:style>
    <style:style style:name="P209" style:parent-style-name="Standard" style:family="paragraph">
      <style:text-properties style:font-name-complex="Times New Roman"/>
    </style:style>
    <style:style style:name="P210" style:parent-style-name="Standard" style:family="paragraph">
      <style:text-properties style:font-name-complex="Times New Roman"/>
    </style:style>
    <style:style style:name="T211" style:parent-style-name="Domyślnaczcionkaakapitu" style:family="text">
      <style:text-properties style:font-name-complex="Times New Roman"/>
    </style:style>
    <style:style style:name="T212" style:parent-style-name="Domyślnaczcionkaakapitu" style:family="text">
      <style:text-properties style:font-name-complex="Times New Roman"/>
    </style:style>
    <style:style style:name="P213" style:parent-style-name="Standard" style:family="paragraph">
      <style:text-properties style:font-name-complex="Times New Roman"/>
    </style:style>
    <style:style style:name="P214" style:parent-style-name="Standard" style:family="paragraph">
      <style:text-properties style:font-name-complex="Times New Roman"/>
    </style:style>
    <style:style style:name="P215" style:parent-style-name="Normalny" style:family="paragraph">
      <style:paragraph-properties fo:break-before="page"/>
      <style:text-properties style:font-name-complex="Times New Roman" fo:hyphenate="true"/>
    </style:style>
    <style:style style:name="T216" style:parent-style-name="Domyślnaczcionkaakapitu" style:family="text">
      <style:text-properties style:font-name-complex="Times New Roman" fo:font-weight="bold" style:font-weight-asian="bold" style:font-weight-complex="bold"/>
    </style:style>
    <style:style style:name="P217" style:parent-style-name="Standard" style:family="paragraph">
      <style:text-properties style:font-name-complex="Times New Roman"/>
    </style:style>
    <style:style style:name="T218" style:parent-style-name="Domyślnaczcionkaakapitu" style:family="text">
      <style:text-properties style:font-name-complex="Times New Roman"/>
    </style:style>
    <style:style style:name="P219" style:parent-style-name="Standard" style:family="paragraph">
      <style:text-properties style:font-name-complex="Times New Roman"/>
    </style:style>
    <style:style style:name="P220" style:parent-style-name="Standard" style:family="paragraph">
      <style:text-properties style:font-name-complex="Times New Roman"/>
    </style:style>
    <style:style style:name="T221" style:parent-style-name="Domyślnaczcionkaakapitu" style:family="text">
      <style:text-properties style:font-name-complex="Times New Roman"/>
    </style:style>
    <style:style style:name="P222" style:parent-style-name="Standard" style:family="paragraph">
      <style:text-properties style:font-name-complex="Times New Roman"/>
    </style:style>
    <style:style style:name="P223" style:parent-style-name="Standard" style:family="paragraph">
      <style:text-properties style:font-name-complex="Times New Roman"/>
    </style:style>
    <style:style style:name="P224" style:parent-style-name="Standard" style:family="paragraph">
      <style:text-properties style:font-name-complex="Times New Roman"/>
    </style:style>
    <style:style style:name="P225" style:parent-style-name="Standard" style:family="paragraph">
      <style:paragraph-properties fo:margin-left="1.477in">
        <style:tab-stops/>
      </style:paragraph-properties>
      <style:text-properties style:font-name-complex="Times New Roman"/>
    </style:style>
    <style:style style:name="P226" style:parent-style-name="Standard" style:family="paragraph">
      <style:text-properties style:font-name-complex="Times New Roman"/>
    </style:style>
    <style:style style:name="P227" style:parent-style-name="Standard" style:family="paragraph">
      <style:text-properties style:font-name-complex="Times New Roman"/>
    </style:style>
    <style:style style:name="P228" style:parent-style-name="Standard" style:family="paragraph">
      <style:text-properties style:font-name-complex="Times New Roman"/>
    </style:style>
    <style:style style:name="P229" style:parent-style-name="Standard" style:family="paragraph">
      <style:text-properties style:font-name-complex="Times New Roman"/>
    </style:style>
    <style:style style:name="P230" style:parent-style-name="Standard" style:family="paragraph">
      <style:text-properties style:font-name-complex="Times New Roman"/>
    </style:style>
    <style:style style:name="P231" style:parent-style-name="Normalny" style:family="paragraph">
      <style:paragraph-properties fo:break-before="page"/>
      <style:text-properties style:font-name-complex="Times New Roman" fo:hyphenate="true"/>
    </style:style>
    <style:style style:name="P232" style:parent-style-name="Standard" style:family="paragraph">
      <style:text-properties style:font-name-complex="Times New Roman"/>
    </style:style>
    <style:style style:name="P233" style:parent-style-name="Standard" style:family="paragraph">
      <style:text-properties style:font-name-complex="Times New Roman"/>
    </style:style>
    <style:style style:name="P234" style:parent-style-name="Standard" style:family="paragraph">
      <style:paragraph-properties fo:margin-left="1in">
        <style:tab-stops/>
      </style:paragraph-properties>
      <style:text-properties style:font-name-complex="Times New Roman"/>
    </style:style>
    <style:style style:name="T235" style:parent-style-name="Domyślnaczcionkaakapitu" style:family="text">
      <style:text-properties style:font-name-complex="Times New Roman"/>
    </style:style>
    <style:style style:name="P236" style:parent-style-name="Standard" style:family="paragraph">
      <style:text-properties style:font-name-complex="Times New Roman"/>
    </style:style>
    <style:style style:name="P237" style:parent-style-name="Standard" style:family="paragraph">
      <style:text-properties style:font-name-complex="Times New Roman" fo:font-weight="bold" style:font-weight-asian="bold" style:font-weight-complex="bold"/>
    </style:style>
    <style:style style:name="P238" style:parent-style-name="Standard" style:family="paragraph">
      <style:text-properties style:font-name-complex="Times New Roman"/>
    </style:style>
    <style:style style:name="P239" style:parent-style-name="Standard" style:family="paragraph">
      <style:text-properties style:font-name-complex="Times New Roman"/>
    </style:style>
    <style:style style:name="P240" style:parent-style-name="Standard" style:family="paragraph">
      <style:text-properties style:font-name-complex="Times New Roman"/>
    </style:style>
    <style:style style:name="P241" style:parent-style-name="Standard" style:family="paragraph">
      <style:text-properties style:font-name-complex="Times New Roman"/>
    </style:style>
    <style:style style:name="T242" style:parent-style-name="Domyślnaczcionkaakapitu" style:family="text">
      <style:text-properties style:font-name-complex="Times New Roman"/>
    </style:style>
    <style:style style:name="T243" style:parent-style-name="Domyślnaczcionkaakapitu" style:family="text">
      <style:text-properties style:font-name-complex="Times New Roman"/>
    </style:style>
    <style:style style:name="P244" style:parent-style-name="Standard" style:family="paragraph">
      <style:text-properties style:font-name-complex="Times New Roman"/>
    </style:style>
    <style:style style:name="P245" style:parent-style-name="Standard" style:family="paragraph">
      <style:text-properties style:font-name-complex="Times New Roman"/>
    </style:style>
    <style:style style:name="T246" style:parent-style-name="Domyślnaczcionkaakapitu" style:family="text">
      <style:text-properties style:font-name-complex="Times New Roman"/>
    </style:style>
    <style:style style:name="T247" style:parent-style-name="Domyślnaczcionkaakapitu" style:family="text">
      <style:text-properties style:font-name-complex="Times New Roman"/>
    </style:style>
    <style:style style:name="T248" style:parent-style-name="Domyślnaczcionkaakapitu" style:family="text">
      <style:text-properties style:font-name-complex="Times New Roman"/>
    </style:style>
    <style:style style:name="T249" style:parent-style-name="Domyślnaczcionkaakapitu" style:family="text">
      <style:text-properties style:font-name-complex="Times New Roman"/>
    </style:style>
    <style:style style:name="T250" style:parent-style-name="Domyślnaczcionkaakapitu" style:family="text">
      <style:text-properties style:font-name-complex="Times New Roman" fo:color="#6F42C1" fo:font-size="9pt" style:font-size-asian="9pt" style:font-size-complex="9pt" fo:background-color="#FFFFFF"/>
    </style:style>
    <style:style style:name="T251" style:parent-style-name="Domyślnaczcionkaakapitu" style:family="text">
      <style:text-properties style:font-name-complex="Times New Roman"/>
    </style:style>
    <style:style style:name="T252" style:parent-style-name="Domyślnaczcionkaakapitu" style:family="text">
      <style:text-properties style:font-name-complex="Times New Roman"/>
    </style:style>
    <style:style style:name="P253" style:parent-style-name="Standard" style:family="paragraph">
      <style:text-properties style:font-name-complex="Times New Roman"/>
    </style:style>
    <style:style style:name="P254" style:parent-style-name="Standard" style:family="paragraph">
      <style:text-properties style:font-name-complex="Times New Roman"/>
    </style:style>
    <style:style style:name="P255" style:parent-style-name="Standard" style:family="paragraph">
      <style:text-properties style:font-name-complex="Times New Roman"/>
    </style:style>
    <style:style style:name="P256" style:parent-style-name="Standard" style:family="paragraph">
      <style:text-properties style:font-name-complex="Times New Roman"/>
    </style:style>
    <style:style style:name="T257" style:parent-style-name="Domyślnaczcionkaakapitu" style:family="text">
      <style:text-properties style:font-name-complex="Times New Roman"/>
    </style:style>
    <style:style style:name="P258" style:parent-style-name="Standard" style:family="paragraph">
      <style:text-properties style:font-name-complex="Times New Roman"/>
    </style:style>
    <style:style style:name="P259" style:parent-style-name="Standard" style:family="paragraph">
      <style:text-properties style:font-name-complex="Times New Roman"/>
    </style:style>
    <style:style style:name="T260" style:parent-style-name="Domyślnaczcionkaakapitu" style:family="text">
      <style:text-properties style:font-name-complex="Times New Roman"/>
    </style:style>
    <style:style style:name="T261" style:parent-style-name="Domyślnaczcionkaakapitu" style:family="text">
      <style:text-properties style:font-name-complex="Times New Roman"/>
    </style:style>
    <style:style style:name="T262" style:parent-style-name="Domyślnaczcionkaakapitu" style:family="text">
      <style:text-properties style:font-name-complex="Times New Roman"/>
    </style:style>
    <style:style style:name="P263" style:parent-style-name="Standard" style:family="paragraph">
      <style:text-properties style:font-name-complex="Times New Roman"/>
    </style:style>
    <style:style style:name="P264" style:parent-style-name="Standard" style:family="paragraph">
      <style:text-properties style:font-name-complex="Times New Roman"/>
    </style:style>
    <style:style style:name="P265" style:parent-style-name="Standard" style:family="paragraph">
      <style:text-properties style:font-name-complex="Times New Roman"/>
    </style:style>
    <style:style style:name="P266" style:parent-style-name="Standard" style:family="paragraph">
      <style:text-properties style:font-name-complex="Times New Roman"/>
    </style:style>
    <style:style style:name="P267" style:parent-style-name="Standard" style:family="paragraph">
      <style:text-properties style:font-name-complex="Times New Roman"/>
    </style:style>
    <style:style style:name="P268" style:parent-style-name="Standard" style:family="paragraph">
      <style:text-properties style:font-name-complex="Times New Roman"/>
    </style:style>
    <style:style style:name="P269" style:parent-style-name="Standard" style:family="paragraph">
      <style:text-properties style:font-name-complex="Times New Roman"/>
    </style:style>
    <style:style style:name="P270" style:parent-style-name="Standard" style:family="paragraph">
      <style:text-properties style:font-name-complex="Times New Roman"/>
    </style:style>
    <style:style style:name="T271" style:parent-style-name="Domyślnaczcionkaakapitu" style:family="text">
      <style:text-properties style:font-name-complex="Times New Roman"/>
    </style:style>
    <style:style style:name="T272" style:parent-style-name="Domyślnaczcionkaakapitu" style:family="text">
      <style:text-properties style:font-name="Segoe UI Emoji" style:font-name-asian="Segoe UI Emoji" style:font-name-complex="Segoe UI Emoji"/>
    </style:style>
    <style:style style:name="P273" style:parent-style-name="Standard" style:family="paragraph">
      <style:text-properties style:font-name-complex="Times New Roman"/>
    </style:style>
    <style:style style:name="T274" style:parent-style-name="Domyślnaczcionkaakapitu" style:family="text">
      <style:text-properties style:font-name-complex="Times New Roman"/>
    </style:style>
    <style:style style:name="P275" style:parent-style-name="Standard" style:family="paragraph">
      <style:text-properties style:font-name-complex="Times New Roman"/>
    </style:style>
    <style:style style:name="T276" style:parent-style-name="Domyślnaczcionkaakapitu" style:family="text">
      <style:text-properties style:font-name-complex="Times New Roman"/>
    </style:style>
    <style:style style:name="T277" style:parent-style-name="Domyślnaczcionkaakapitu" style:family="text">
      <style:text-properties style:font-name-complex="Times New Roman"/>
    </style:style>
    <style:style style:name="T278" style:parent-style-name="Domyślnaczcionkaakapitu" style:family="text">
      <style:text-properties style:font-name-complex="Times New Roman"/>
    </style:style>
    <style:style style:name="P279" style:parent-style-name="Standard" style:family="paragraph">
      <style:text-properties style:font-name-complex="Times New Roman"/>
    </style:style>
    <style:style style:name="P280" style:parent-style-name="Standard" style:family="paragraph">
      <style:text-properties style:font-name-complex="Times New Roman" fo:font-weight="bold" style:font-weight-asian="bold" style:font-weight-complex="bold"/>
    </style:style>
    <style:style style:name="P281" style:parent-style-name="Standard" style:family="paragraph">
      <style:text-properties style:font-name-complex="Times New Roman"/>
    </style:style>
    <style:style style:name="P282" style:parent-style-name="Standard" style:family="paragraph">
      <style:text-properties style:font-name-complex="Times New Roman"/>
    </style:style>
    <style:style style:name="P283" style:parent-style-name="Standard" style:family="paragraph">
      <style:text-properties style:font-name-complex="Times New Roman"/>
    </style:style>
    <style:style style:name="P284" style:parent-style-name="Standard" style:family="paragraph">
      <style:text-properties style:font-name-complex="Times New Roman"/>
    </style:style>
    <style:style style:name="T285" style:parent-style-name="Domyślnaczcionkaakapitu" style:family="text">
      <style:text-properties style:font-name-complex="Times New Roman"/>
    </style:style>
    <style:style style:name="T286" style:parent-style-name="Domyślnaczcionkaakapitu" style:family="text">
      <style:text-properties style:font-name-complex="Times New Roman"/>
    </style:style>
    <style:style style:name="P287" style:parent-style-name="Standard" style:family="paragraph">
      <style:text-properties style:font-name-complex="Times New Roman"/>
    </style:style>
    <style:style style:name="P288" style:parent-style-name="Standard" style:family="paragraph">
      <style:text-properties style:font-name-complex="Times New Roman"/>
    </style:style>
    <style:style style:name="P289" style:parent-style-name="Standard" style:family="paragraph">
      <style:text-properties style:font-name-complex="Times New Roman"/>
    </style:style>
    <style:style style:name="P290" style:parent-style-name="Standard" style:family="paragraph">
      <style:text-properties style:font-name-complex="Times New Roman"/>
    </style:style>
    <style:style style:name="T291" style:parent-style-name="Domyślnaczcionkaakapitu" style:family="text">
      <style:text-properties style:font-name-complex="Times New Roman"/>
    </style:style>
    <style:style style:name="P292" style:parent-style-name="Standard" style:family="paragraph">
      <style:text-properties style:font-name-complex="Times New Roman"/>
    </style:style>
    <style:style style:name="P293" style:parent-style-name="Standard" style:family="paragraph">
      <style:text-properties style:font-name-complex="Times New Roman"/>
    </style:style>
    <style:style style:name="P294" style:parent-style-name="Standard" style:family="paragraph">
      <style:text-properties style:font-name-complex="Times New Roman"/>
    </style:style>
    <style:style style:name="P295" style:parent-style-name="Standard" style:family="paragraph">
      <style:text-properties style:font-name-complex="Times New Roman"/>
    </style:style>
    <style:style style:name="P296" style:parent-style-name="Standard" style:family="paragraph">
      <style:text-properties style:font-name-complex="Times New Roman"/>
    </style:style>
    <style:style style:name="P297" style:parent-style-name="Standard" style:family="paragraph">
      <style:text-properties style:font-name-complex="Times New Roman"/>
    </style:style>
    <style:style style:name="P298" style:parent-style-name="Standard" style:family="paragraph">
      <style:text-properties style:font-name-complex="Times New Roman"/>
    </style:style>
    <style:style style:name="P299" style:parent-style-name="Normalny" style:family="paragraph">
      <style:paragraph-properties fo:break-before="page"/>
      <style:text-properties style:font-name-complex="Times New Roman" fo:font-weight="bold" style:font-weight-asian="bold" style:font-weight-complex="bold" fo:hyphenate="true"/>
    </style:style>
    <style:style style:name="P300" style:parent-style-name="Standard" style:family="paragraph">
      <style:text-properties style:font-name-complex="Times New Roman" fo:font-weight="bold" style:font-weight-asian="bold" style:font-weight-complex="bold"/>
    </style:style>
    <style:style style:name="P301" style:parent-style-name="Standard" style:family="paragraph">
      <style:text-properties style:font-name-complex="Times New Roman"/>
    </style:style>
    <style:style style:name="P302" style:parent-style-name="Standard" style:family="paragraph">
      <style:text-properties style:font-name-complex="Times New Roman"/>
    </style:style>
    <style:style style:name="P303" style:parent-style-name="Standard" style:family="paragraph">
      <style:text-properties style:font-name-complex="Times New Roman"/>
    </style:style>
    <style:style style:name="P304" style:parent-style-name="Standard" style:family="paragraph">
      <style:text-properties style:font-name-complex="Times New Roman"/>
    </style:style>
    <style:style style:name="T305" style:parent-style-name="Domyślnaczcionkaakapitu" style:family="text">
      <style:text-properties style:font-name-complex="Times New Roman"/>
    </style:style>
    <style:style style:name="P306" style:parent-style-name="Standard" style:family="paragraph">
      <style:text-properties style:font-name-complex="Times New Roman"/>
    </style:style>
    <style:style style:name="T307" style:parent-style-name="Domyślnaczcionkaakapitu" style:family="text">
      <style:text-properties style:font-name-complex="Times New Roman" fo:font-weight="bold" style:font-weight-asian="bold" style:font-weight-complex="bold"/>
    </style:style>
    <style:style style:name="T308" style:parent-style-name="Domyślnaczcionkaakapitu" style:family="text">
      <style:text-properties style:font-name-complex="Times New Roman"/>
    </style:style>
    <style:style style:name="T309" style:parent-style-name="Domyślnaczcionkaakapitu" style:family="text">
      <style:text-properties style:font-name-complex="Times New Roman" style:text-underline-type="single" style:text-underline-style="solid" style:text-underline-width="auto" style:text-underline-mode="continuous"/>
    </style:style>
    <style:style style:name="T310" style:parent-style-name="Domyślnaczcionkaakapitu" style:family="text">
      <style:text-properties style:font-name-complex="Times New Roman"/>
    </style:style>
    <style:style style:name="T311" style:parent-style-name="Domyślnaczcionkaakapitu" style:family="text">
      <style:text-properties style:font-name-complex="Times New Roman"/>
    </style:style>
    <style:style style:name="T312" style:parent-style-name="Domyślnaczcionkaakapitu" style:family="text">
      <style:text-properties style:font-name-complex="Times New Roman" fo:font-weight="bold" style:font-weight-asian="bold" style:font-weight-complex="bold"/>
    </style:style>
    <style:style style:name="T313" style:parent-style-name="Domyślnaczcionkaakapitu" style:family="text">
      <style:text-properties style:font-name-complex="Times New Roman"/>
    </style:style>
    <style:style style:name="T314" style:parent-style-name="Domyślnaczcionkaakapitu" style:family="text">
      <style:text-properties style:font-name-complex="Times New Roman"/>
    </style:style>
    <style:style style:name="T315" style:parent-style-name="Domyślnaczcionkaakapitu" style:family="text">
      <style:text-properties style:font-name-complex="Times New Roman" fo:font-weight="bold" style:font-weight-asian="bold" style:font-weight-complex="bold"/>
    </style:style>
    <style:style style:name="T316" style:parent-style-name="Domyślnaczcionkaakapitu" style:family="text">
      <style:text-properties style:font-name-complex="Times New Roman"/>
    </style:style>
    <style:style style:name="T317" style:parent-style-name="Domyślnaczcionkaakapitu" style:family="text">
      <style:text-properties style:font-name-complex="Times New Roman"/>
    </style:style>
    <style:style style:name="T318" style:parent-style-name="Domyślnaczcionkaakapitu" style:family="text">
      <style:text-properties style:font-name-complex="Times New Roman" fo:font-weight="bold" style:font-weight-asian="bold" style:font-weight-complex="bold"/>
    </style:style>
    <style:style style:name="T319" style:parent-style-name="Domyślnaczcionkaakapitu" style:family="text">
      <style:text-properties style:font-name-complex="Times New Roman"/>
    </style:style>
    <style:style style:name="T320" style:parent-style-name="Domyślnaczcionkaakapitu" style:family="text">
      <style:text-properties style:font-name-complex="Times New Roman"/>
    </style:style>
    <style:style style:name="T321" style:parent-style-name="Domyślnaczcionkaakapitu" style:family="text">
      <style:text-properties style:font-name-complex="Times New Roman"/>
    </style:style>
    <style:style style:name="P322" style:parent-style-name="Standard" style:family="paragraph">
      <style:text-properties style:font-name-complex="Times New Roman"/>
    </style:style>
    <style:style style:name="P323" style:parent-style-name="Standard" style:family="paragraph">
      <style:text-properties style:font-name-complex="Times New Roman"/>
    </style:style>
    <style:style style:name="P324" style:parent-style-name="Standard" style:family="paragraph">
      <style:text-properties style:font-name-complex="Times New Roman"/>
    </style:style>
    <style:style style:name="P325" style:parent-style-name="Standard" style:family="paragraph">
      <style:text-properties style:font-name-complex="Times New Roman"/>
    </style:style>
    <style:style style:name="P326" style:parent-style-name="Standard" style:family="paragraph">
      <style:text-properties style:font-name-complex="Times New Roman"/>
    </style:style>
    <style:style style:name="P327" style:parent-style-name="Standard" style:family="paragraph">
      <style:text-properties style:font-name-complex="Times New Roman"/>
    </style:style>
    <style:style style:name="P328" style:parent-style-name="Standard" style:family="paragraph">
      <style:text-properties style:font-name-complex="Times New Roman"/>
    </style:style>
    <style:style style:name="P329" style:parent-style-name="Standard" style:family="paragraph">
      <style:text-properties style:font-name-complex="Times New Roman"/>
    </style:style>
    <style:style style:name="P330" style:parent-style-name="Standard" style:family="paragraph">
      <style:text-properties style:font-name-complex="Times New Roman"/>
    </style:style>
    <style:style style:name="P331" style:parent-style-name="Standard" style:family="paragraph">
      <style:text-properties style:font-name-complex="Times New Roman"/>
    </style:style>
    <style:style style:name="P332" style:parent-style-name="Standard" style:family="paragraph">
      <style:text-properties style:font-name-complex="Times New Roman"/>
    </style:style>
    <style:style style:name="P333" style:parent-style-name="Standard" style:family="paragraph">
      <style:text-properties style:font-name-complex="Times New Roman"/>
    </style:style>
    <style:style style:name="P334" style:parent-style-name="Standard" style:family="paragraph">
      <style:text-properties style:font-name-complex="Times New Roman"/>
    </style:style>
    <style:style style:name="P335" style:parent-style-name="Standard" style:family="paragraph">
      <style:text-properties style:font-name-complex="Times New Roman"/>
    </style:style>
    <style:style style:name="P336" style:parent-style-name="Standard" style:family="paragraph">
      <style:text-properties style:font-name-complex="Times New Roman"/>
    </style:style>
    <style:style style:name="P337" style:parent-style-name="Standard" style:family="paragraph">
      <style:text-properties style:font-name-complex="Times New Roman"/>
    </style:style>
    <style:style style:name="P338" style:parent-style-name="Standard" style:family="paragraph">
      <style:text-properties style:font-name-complex="Times New Roman"/>
    </style:style>
    <style:style style:name="P339" style:parent-style-name="Standard" style:family="paragraph">
      <style:text-properties style:font-name-complex="Times New Roman"/>
    </style:style>
    <style:style style:name="P340" style:parent-style-name="Standard" style:family="paragraph">
      <style:text-properties style:font-name-complex="Times New Roman"/>
    </style:style>
    <style:style style:name="P341" style:parent-style-name="Standard" style:family="paragraph">
      <style:text-properties style:font-name-complex="Times New Roman"/>
    </style:style>
    <style:style style:name="P342" style:parent-style-name="Standard" style:family="paragraph">
      <style:text-properties style:font-name-complex="Times New Roman"/>
    </style:style>
    <style:style style:name="P343"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T344" style:parent-style-name="Domyślnaczcionkaakapitu" style:family="text">
      <style:text-properties style:font-name-complex="Times New Roman"/>
    </style:style>
    <style:style style:name="T345" style:parent-style-name="Domyślnaczcionkaakapitu" style:family="text">
      <style:text-properties style:font-name-complex="Times New Roman"/>
    </style:style>
    <style:style style:name="P346" style:parent-style-name="Standard" style:family="paragraph">
      <style:text-properties style:font-name-complex="Times New Roman"/>
    </style:style>
    <style:style style:name="P347" style:parent-style-name="Standard" style:family="paragraph">
      <style:text-properties style:font-name-complex="Times New Roman"/>
    </style:style>
    <style:style style:name="P348" style:parent-style-name="Standard" style:family="paragraph">
      <style:text-properties style:font-name-complex="Times New Roman"/>
    </style:style>
    <style:style style:name="P349" style:parent-style-name="Standard" style:family="paragraph">
      <style:text-properties style:font-name-complex="Times New Roman"/>
    </style:style>
    <style:style style:name="P350"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P351" style:parent-style-name="Standard" style:family="paragraph">
      <style:text-properties style:font-name-complex="Times New Roman"/>
    </style:style>
    <style:style style:name="P352" style:parent-style-name="Standard" style:family="paragraph">
      <style:text-properties style:font-name-complex="Times New Roman"/>
    </style:style>
    <style:style style:name="P353" style:parent-style-name="Standard" style:family="paragraph">
      <style:text-properties style:font-name-complex="Times New Roman"/>
    </style:style>
    <style:style style:name="P354" style:parent-style-name="Standard" style:family="paragraph">
      <style:text-properties style:font-name-complex="Times New Roman"/>
    </style:style>
    <style:style style:name="P355" style:parent-style-name="Standard" style:family="paragraph">
      <style:text-properties style:font-name-complex="Times New Roman"/>
    </style:style>
    <style:style style:name="P356" style:parent-style-name="Standard" style:family="paragraph">
      <style:text-properties style:font-name-complex="Times New Roman"/>
    </style:style>
    <style:style style:name="P357" style:parent-style-name="Standard" style:family="paragraph">
      <style:text-properties style:font-name-complex="Times New Roman"/>
    </style:style>
    <style:style style:name="P358" style:parent-style-name="Standard" style:family="paragraph">
      <style:text-properties style:font-name-complex="Times New Roman"/>
    </style:style>
    <style:style style:name="P359" style:parent-style-name="Standard" style:family="paragraph">
      <style:text-properties style:font-name-complex="Times New Roman"/>
    </style:style>
    <style:style style:name="P360" style:parent-style-name="Standard" style:family="paragraph">
      <style:text-properties style:font-name-complex="Times New Roman"/>
    </style:style>
    <style:style style:name="P361" style:parent-style-name="Standard" style:family="paragraph">
      <style:text-properties style:font-name-complex="Times New Roman"/>
    </style:style>
    <style:style style:name="P362" style:parent-style-name="Standard" style:family="paragraph">
      <style:text-properties style:font-name-complex="Times New Roman"/>
    </style:style>
    <style:style style:name="P363" style:parent-style-name="Standard" style:family="paragraph">
      <style:text-properties style:font-name-complex="Times New Roman"/>
    </style:style>
    <style:style style:name="P364" style:parent-style-name="Standard" style:family="paragraph">
      <style:text-properties style:font-name-complex="Times New Roman"/>
    </style:style>
    <style:style style:name="P365" style:parent-style-name="Standard" style:family="paragraph">
      <style:text-properties style:font-name-complex="Times New Roman"/>
    </style:style>
    <style:style style:name="P366" style:parent-style-name="Standard" style:family="paragraph">
      <style:text-properties style:font-name-complex="Times New Roman"/>
    </style:style>
    <style:style style:name="P367" style:parent-style-name="Standard" style:family="paragraph">
      <style:paragraph-properties fo:margin-left="1in">
        <style:tab-stops/>
      </style:paragraph-properties>
      <style:text-properties style:font-name-complex="Times New Roman"/>
    </style:style>
    <style:style style:name="P368" style:parent-style-name="Standard" style:family="paragraph">
      <style:text-properties style:font-name-complex="Times New Roman"/>
    </style:style>
    <style:style style:name="T369" style:parent-style-name="Domyślnaczcionkaakapitu" style:family="text">
      <style:text-properties style:font-name-complex="Times New Roman"/>
    </style:style>
    <style:style style:name="P370" style:parent-style-name="Standard" style:family="paragraph">
      <style:text-properties style:font-name-complex="Times New Roman"/>
    </style:style>
    <style:style style:name="T371" style:parent-style-name="Domyślnaczcionkaakapitu" style:family="text">
      <style:text-properties style:font-name-complex="Times New Roman"/>
    </style:style>
    <style:style style:name="P372" style:parent-style-name="Standard" style:family="paragraph">
      <style:text-properties style:font-name-complex="Times New Roman"/>
    </style:style>
    <style:style style:name="P373" style:parent-style-name="Standard" style:family="paragraph">
      <style:text-properties style:font-name-complex="Times New Roman"/>
    </style:style>
    <style:style style:name="P374" style:parent-style-name="Standard" style:family="paragraph">
      <style:text-properties style:font-name-complex="Times New Roman"/>
    </style:style>
    <style:style style:name="T375" style:parent-style-name="Domyślnaczcionkaakapitu" style:family="text">
      <style:text-properties style:font-name-complex="Times New Roman"/>
    </style:style>
    <style:style style:name="P376" style:parent-style-name="Standard" style:family="paragraph">
      <style:text-properties style:font-name-complex="Times New Roman"/>
    </style:style>
    <style:style style:name="P377" style:parent-style-name="Standard" style:family="paragraph">
      <style:text-properties style:font-name-complex="Times New Roman"/>
    </style:style>
    <style:style style:name="P378" style:parent-style-name="Standard" style:family="paragraph">
      <style:text-properties style:font-name-complex="Times New Roman"/>
    </style:style>
    <style:style style:name="P379" style:parent-style-name="Standard" style:family="paragraph">
      <style:text-properties style:font-name-complex="Times New Roman"/>
    </style:style>
    <style:style style:name="P380" style:parent-style-name="Standard" style:family="paragraph">
      <style:text-properties style:font-name-complex="Times New Roman"/>
    </style:style>
    <style:style style:name="P381" style:parent-style-name="Standard" style:family="paragraph">
      <style:text-properties style:font-name-complex="Times New Roman"/>
    </style:style>
    <style:style style:name="P382" style:parent-style-name="Standard" style:family="paragraph">
      <style:text-properties style:font-name-complex="Times New Roman"/>
    </style:style>
    <style:style style:name="P383" style:parent-style-name="Standard" style:family="paragraph">
      <style:text-properties style:font-name-complex="Times New Roman"/>
    </style:style>
    <style:style style:name="P384" style:parent-style-name="Standard" style:family="paragraph">
      <style:text-properties style:font-name-complex="Times New Roman"/>
    </style:style>
    <style:style style:name="P385" style:parent-style-name="Standard" style:family="paragraph">
      <style:text-properties style:font-name-complex="Times New Roman"/>
    </style:style>
    <style:style style:name="P386" style:parent-style-name="Standard" style:family="paragraph">
      <style:text-properties style:font-name-complex="Times New Roman"/>
    </style:style>
    <style:style style:name="P387" style:parent-style-name="Standard" style:family="paragraph">
      <style:text-properties style:font-name-complex="Times New Roman" style:text-underline-type="single" style:text-underline-style="solid" style:text-underline-width="auto" style:text-underline-mode="continuous"/>
    </style:style>
    <style:style style:name="P388" style:parent-style-name="Standard" style:family="paragraph">
      <style:text-properties style:font-name-complex="Times New Roman" style:text-underline-type="single" style:text-underline-style="solid" style:text-underline-width="auto" style:text-underline-mode="continuous"/>
    </style:style>
    <style:style style:name="P389" style:parent-style-name="Standard" style:family="paragraph">
      <style:text-properties style:font-name-complex="Times New Roman" style:text-underline-type="single" style:text-underline-style="solid" style:text-underline-width="auto" style:text-underline-mode="continuous"/>
    </style:style>
    <style:style style:name="P390" style:parent-style-name="Standard" style:family="paragraph">
      <style:text-properties style:font-name-complex="Times New Roman" style:text-underline-type="single" style:text-underline-style="solid" style:text-underline-width="auto" style:text-underline-mode="continuous"/>
    </style:style>
    <style:style style:name="T391" style:parent-style-name="Domyślnaczcionkaakapitu" style:family="text">
      <style:text-properties style:font-name-complex="Times New Roman" style:text-underline-type="single" style:text-underline-style="solid" style:text-underline-width="auto" style:text-underline-mode="continuous"/>
    </style:style>
    <style:style style:name="T392" style:parent-style-name="Domyślnaczcionkaakapitu" style:family="text">
      <style:text-properties style:font-name-complex="Times New Roman" style:text-underline-type="single" style:text-underline-style="solid" style:text-underline-width="auto" style:text-underline-mode="continuous"/>
    </style:style>
    <style:style style:name="T393" style:parent-style-name="Domyślnaczcionkaakapitu" style:family="text">
      <style:text-properties style:font-name-complex="Times New Roman" style:text-underline-type="single" style:text-underline-style="solid" style:text-underline-width="auto" style:text-underline-mode="continuous"/>
    </style:style>
    <style:style style:name="P394" style:parent-style-name="Standard" style:family="paragraph">
      <style:text-properties style:font-name-complex="Times New Roman"/>
    </style:style>
    <style:style style:name="P395" style:parent-style-name="Standard" style:family="paragraph">
      <style:text-properties style:font-name-complex="Times New Roman" fo:font-weight="bold" style:font-weight-asian="bold" style:font-weight-complex="bold"/>
    </style:style>
    <style:style style:name="P396" style:parent-style-name="Standard" style:family="paragraph">
      <style:text-properties style:font-name-complex="Times New Roman" fo:color="#FF0000" style:text-underline-type="single" style:text-underline-style="solid" style:text-underline-width="auto" style:text-underline-mode="continuous"/>
    </style:style>
    <style:style style:name="P397" style:parent-style-name="Standard" style:family="paragraph">
      <style:text-properties style:font-name-complex="Times New Roman"/>
    </style:style>
    <style:style style:name="TableColumn399" style:family="table-column">
      <style:table-column-properties style:column-width="6.6854in"/>
    </style:style>
    <style:style style:name="Table398" style:family="table">
      <style:table-properties style:width="6.6854in" fo:margin-left="0in" table:align="left"/>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text-properties style:font-name-complex="Times New Roman" fo:language="en" fo:country="US"/>
    </style:style>
    <style:style style:name="P403" style:parent-style-name="Standard" style:family="paragraph">
      <style:text-properties style:font-name-complex="Times New Roman" fo:language="en" fo:country="US"/>
    </style:style>
    <style:style style:name="P404" style:parent-style-name="Standard" style:family="paragraph">
      <style:text-properties style:font-name-complex="Times New Roman" fo:language="en" fo:country="US"/>
    </style:style>
    <style:style style:name="P405" style:parent-style-name="Standard" style:family="paragraph">
      <style:text-properties style:font-name-complex="Times New Roman" fo:language="en" fo:country="US"/>
    </style:style>
    <style:style style:name="P406" style:parent-style-name="Standard" style:family="paragraph">
      <style:text-properties style:font-name-complex="Times New Roman"/>
    </style:style>
    <style:style style:name="P407" style:parent-style-name="Standard" style:family="paragraph">
      <style:text-properties style:font-name-complex="Times New Roman"/>
    </style:style>
    <style:style style:name="P408" style:parent-style-name="Standard" style:family="paragraph">
      <style:text-properties style:font-name-complex="Times New Roman"/>
    </style:style>
    <style:style style:name="T409" style:parent-style-name="Domyślnaczcionkaakapitu" style:family="text">
      <style:text-properties style:font-name-complex="Times New Roman"/>
    </style:style>
    <style:style style:name="P410" style:parent-style-name="Standard" style:family="paragraph">
      <style:text-properties style:font-name-complex="Times New Roman"/>
    </style:style>
    <style:style style:name="T411" style:parent-style-name="Domyślnaczcionkaakapitu" style:family="text">
      <style:text-properties style:font-name-complex="Times New Roman"/>
    </style:style>
    <style:style style:name="P412" style:parent-style-name="Standard" style:family="paragraph">
      <style:text-properties style:font-name-complex="Times New Roman"/>
    </style:style>
    <style:style style:name="P413" style:parent-style-name="Normalny" style:family="paragraph">
      <style:paragraph-properties fo:break-before="page"/>
      <style:text-properties style:font-name-complex="Times New Roman" fo:hyphenate="true"/>
    </style:style>
    <style:style style:name="P414" style:parent-style-name="Standard" style:family="paragraph">
      <style:text-properties style:font-name-complex="Times New Roman"/>
    </style:style>
    <style:style style:name="P415" style:parent-style-name="Standard" style:family="paragraph">
      <style:text-properties style:font-name-complex="Times New Roman"/>
    </style:style>
    <style:style style:name="T416" style:parent-style-name="Domyślnaczcionkaakapitu" style:family="text">
      <style:text-properties style:font-name-complex="Times New Roman"/>
    </style:style>
    <style:style style:name="P417" style:parent-style-name="Standard" style:family="paragraph">
      <style:text-properties style:font-name-complex="Times New Roman"/>
    </style:style>
    <style:style style:name="P418" style:parent-style-name="Standard" style:family="paragraph">
      <style:text-properties style:font-name-complex="Times New Roman"/>
    </style:style>
    <style:style style:name="P419" style:parent-style-name="Standard" style:family="paragraph">
      <style:text-properties style:font-name-complex="Times New Roman"/>
    </style:style>
    <style:style style:name="T420" style:parent-style-name="Domyślnaczcionkaakapitu" style:family="text">
      <style:text-properties style:font-name-complex="Times New Roman"/>
    </style:style>
    <style:style style:name="P421" style:parent-style-name="Standard" style:family="paragraph">
      <style:text-properties style:font-name-complex="Times New Roman" fo:language="en" fo:country="US"/>
    </style:style>
    <style:style style:name="P422" style:parent-style-name="Standard" style:family="paragraph">
      <style:text-properties style:font-name-complex="Times New Roman"/>
    </style:style>
    <style:style style:name="P423" style:parent-style-name="Standard" style:family="paragraph">
      <style:text-properties style:font-name-complex="Times New Roman"/>
    </style:style>
    <style:style style:name="P424" style:parent-style-name="Standard" style:family="paragraph">
      <style:text-properties style:font-name-complex="Times New Roman"/>
    </style:style>
    <style:style style:name="P425" style:parent-style-name="Standard" style:family="paragraph">
      <style:text-properties style:font-name-complex="Times New Roman"/>
    </style:style>
    <style:style style:name="P426" style:parent-style-name="Standard" style:family="paragraph">
      <style:text-properties style:font-name-complex="Times New Roman"/>
    </style:style>
    <style:style style:name="P427" style:parent-style-name="Standard" style:family="paragraph">
      <style:paragraph-properties fo:margin-left="0.1972in" fo:text-indent="-0.1972in">
        <style:tab-stops/>
      </style:paragraph-properties>
      <style:text-properties style:font-name-complex="Times New Roman" fo:color="#FF0000" style:text-underline-type="single" style:text-underline-style="solid" style:text-underline-width="auto" style:text-underline-mode="continuous"/>
    </style:style>
    <style:style style:name="P428" style:parent-style-name="Standard" style:family="paragraph">
      <style:text-properties style:font-name-complex="Times New Roman"/>
    </style:style>
    <style:style style:name="P429" style:parent-style-name="Standard" style:family="paragraph">
      <style:text-properties style:font-name-complex="Times New Roman"/>
    </style:style>
    <style:style style:name="P430" style:parent-style-name="Standard" style:family="paragraph">
      <style:text-properties style:font-name-complex="Times New Roman"/>
    </style:style>
    <style:style style:name="P431" style:parent-style-name="Standard" style:family="paragraph">
      <style:text-properties style:font-name-complex="Times New Roman"/>
    </style:style>
    <style:style style:name="P432" style:parent-style-name="Standard" style:family="paragraph">
      <style:text-properties style:font-name-complex="Times New Roman"/>
    </style:style>
    <style:style style:name="T433" style:parent-style-name="Domyślnaczcionkaakapitu" style:family="text">
      <style:text-properties style:font-name-complex="Times New Roman"/>
    </style:style>
    <style:style style:name="P434" style:parent-style-name="Standard" style:family="paragraph">
      <style:text-properties style:font-name-complex="Times New Roman"/>
    </style:style>
    <style:style style:name="T435" style:parent-style-name="Domyślnaczcionkaakapitu" style:family="text">
      <style:text-properties style:font-name-complex="Times New Roman"/>
    </style:style>
    <style:style style:name="P436" style:parent-style-name="Standard" style:family="paragraph">
      <style:text-properties style:font-name-complex="Times New Roman"/>
    </style:style>
    <style:style style:name="P437" style:parent-style-name="Standard" style:family="paragraph">
      <style:text-properties style:font-name-complex="Times New Roman"/>
    </style:style>
    <style:style style:name="T438" style:parent-style-name="Domyślnaczcionkaakapitu" style:family="text">
      <style:text-properties style:font-name-complex="Times New Roman"/>
    </style:style>
    <style:style style:name="P439" style:parent-style-name="Standard" style:family="paragraph">
      <style:text-properties style:font-name-complex="Times New Roman"/>
    </style:style>
    <style:style style:name="P440" style:parent-style-name="Standard" style:family="paragraph">
      <style:text-properties style:font-name-complex="Times New Roman"/>
    </style:style>
    <style:style style:name="P441" style:parent-style-name="Standard" style:family="paragraph">
      <style:text-properties style:font-name-complex="Times New Roman"/>
    </style:style>
    <style:style style:name="P442" style:parent-style-name="Standard" style:family="paragraph">
      <style:text-properties style:font-name-complex="Times New Roman"/>
    </style:style>
    <style:style style:name="T443" style:parent-style-name="Domyślnaczcionkaakapitu" style:family="text">
      <style:text-properties style:font-name-complex="Times New Roman"/>
    </style:style>
    <style:style style:name="P444" style:parent-style-name="Standard" style:family="paragraph">
      <style:text-properties style:font-name-complex="Times New Roman"/>
    </style:style>
    <style:style style:name="P445" style:parent-style-name="Standard" style:family="paragraph">
      <style:text-properties style:font-name-complex="Times New Roman"/>
    </style:style>
    <style:style style:name="P446" style:parent-style-name="Standard" style:family="paragraph">
      <style:text-properties style:font-name-complex="Times New Roman"/>
    </style:style>
    <style:style style:name="P447" style:parent-style-name="Standard" style:family="paragraph">
      <style:paragraph-properties fo:margin-left="0.2958in" fo:text-indent="-0.2958in">
        <style:tab-stops/>
      </style:paragraph-properties>
      <style:text-properties style:font-name-complex="Times New Roman" fo:color="#FF0000" style:text-underline-type="single" style:text-underline-style="solid" style:text-underline-width="auto" style:text-underline-mode="continuous"/>
    </style:style>
    <style:style style:name="T448" style:parent-style-name="Domyślnaczcionkaakapitu" style:family="text">
      <style:text-properties style:font-name-complex="Times New Roman"/>
    </style:style>
    <style:style style:name="T449" style:parent-style-name="Domyślnaczcionkaakapitu" style:family="text">
      <style:text-properties style:font-name-complex="Times New Roman"/>
    </style:style>
    <style:style style:name="T450" style:parent-style-name="Hiperłącze" style:family="text">
      <style:text-properties style:font-name-complex="Times New Roman"/>
    </style:style>
    <style:style style:name="P451" style:parent-style-name="Standard" style:family="paragraph">
      <style:text-properties style:font-name-complex="Times New Roman"/>
    </style:style>
    <style:style style:name="P452" style:parent-style-name="Standard" style:family="paragraph">
      <style:text-properties style:font-name-complex="Times New Roman" fo:color="#373737" fo:font-size="11.5pt" style:font-size-asian="11.5pt" style:font-size-complex="11.5pt" fo:background-color="#FFFFFF"/>
    </style:style>
    <style:style style:name="T453"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4" style:parent-style-name="Domyślnaczcionkaakapitu" style:family="text">
      <style:text-properties style:font-name-complex="Times New Roman" fo:color="#373737" fo:font-size="11.5pt" style:font-size-asian="11.5pt" style:font-size-complex="11.5pt" fo:background-color="#FFFFFF"/>
    </style:style>
    <style:style style:name="T455" style:parent-style-name="Domyślnaczcionkaakapitu" style:family="text">
      <style:text-properties style:font-name-complex="Times New Roman" fo:color="#373737" fo:font-size="11.5pt" style:font-size-asian="11.5pt" style:font-size-complex="11.5pt" fo:background-color="#FFFFFF"/>
    </style:style>
    <style:style style:name="T456"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7" style:parent-style-name="Domyślnaczcionkaakapitu" style:family="text">
      <style:text-properties style:font-name-complex="Times New Roman"/>
    </style:style>
    <style:style style:name="P458" style:parent-style-name="Standard" style:family="paragraph">
      <style:text-properties style:font-name-complex="Times New Roman"/>
    </style:style>
    <style:style style:name="T459" style:parent-style-name="Domyślnaczcionkaakapitu" style:family="text">
      <style:text-properties style:font-name-complex="Times New Roman"/>
    </style:style>
    <style:style style:name="T460" style:parent-style-name="Domyślnaczcionkaakapitu" style:family="text">
      <style:text-properties style:font-name-complex="Times New Roman" fo:font-weight="bold" style:font-weight-asian="bold" style:font-weight-complex="bold"/>
    </style:style>
    <style:style style:name="T461" style:parent-style-name="Domyślnaczcionkaakapitu" style:family="text">
      <style:text-properties style:font-name-complex="Times New Roman"/>
    </style:style>
    <style:style style:name="T462" style:parent-style-name="Domyślnaczcionkaakapitu" style:family="text">
      <style:text-properties style:font-name-complex="Times New Roman"/>
    </style:style>
    <style:style style:name="P463" style:parent-style-name="Standard" style:family="paragraph">
      <style:text-properties style:font-name-complex="Times New Roman"/>
    </style:style>
    <style:style style:name="P464" style:parent-style-name="Standard" style:family="paragraph">
      <style:text-properties style:font-name-complex="Times New Roman"/>
    </style:style>
    <style:style style:name="P465" style:parent-style-name="Standard" style:family="paragraph">
      <style:text-properties style:font-name-complex="Times New Roman"/>
    </style:style>
    <style:style style:name="TableColumn467" style:family="table-column">
      <style:table-column-properties style:column-width="6.6854in"/>
    </style:style>
    <style:style style:name="Table466" style:family="table">
      <style:table-properties style:width="6.6854in" fo:margin-left="0in" table:align="left"/>
    </style:style>
    <style:style style:name="TableRow468" style:family="table-row">
      <style:table-row-properties/>
    </style:style>
    <style:style style:name="TableCell469" style:family="table-cell">
      <style:table-cell-properties fo:border="0.0069in solid #000000" style:writing-mode="lr-tb" fo:padding-top="0in" fo:padding-left="0.075in" fo:padding-bottom="0in" fo:padding-right="0.075in"/>
    </style:style>
    <style:style style:name="P470"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1"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2"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3"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4"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5"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6"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P477" style:parent-style-name="Standard" style:family="paragraph">
      <style:text-properties style:font-name-complex="Times New Roman"/>
    </style:style>
    <style:style style:name="P478" style:parent-style-name="Standard" style:family="paragraph">
      <style:text-properties style:font-name-complex="Times New Roman"/>
    </style:style>
    <style:style style:name="P479" style:parent-style-name="Standard" style:family="paragraph">
      <style:text-properties style:font-name-complex="Times New Roman"/>
    </style:style>
    <style:style style:name="P480" style:parent-style-name="Standard" style:family="paragraph">
      <style:text-properties style:font-name-complex="Times New Roman"/>
    </style:style>
    <style:style style:name="P481" style:parent-style-name="Standard" style:family="paragraph">
      <style:paragraph-properties fo:margin-left="0.7875in" fo:text-indent="-0.7875in">
        <style:tab-stops/>
      </style:paragraph-properties>
    </style:style>
    <style:style style:name="T482" style:parent-style-name="Domyślnaczcionkaakapitu" style:family="text">
      <style:text-properties style:font-name-complex="Times New Roman" fo:font-weight="bold" style:font-weight-asian="bold" style:font-weight-complex="bold"/>
    </style:style>
    <style:style style:name="T483" style:parent-style-name="Domyślnaczcionkaakapitu" style:family="text">
      <style:text-properties style:font-name-complex="Times New Roman"/>
    </style:style>
    <style:style style:name="T484" style:parent-style-name="Domyślnaczcionkaakapitu" style:family="text">
      <style:text-properties style:font-name-complex="Times New Roman"/>
    </style:style>
    <style:style style:name="P485" style:parent-style-name="Standard" style:family="paragraph">
      <style:paragraph-properties fo:margin-left="0.7875in" fo:text-indent="-0.7875in">
        <style:tab-stops/>
      </style:paragraph-properties>
    </style:style>
    <style:style style:name="T486" style:parent-style-name="Domyślnaczcionkaakapitu" style:family="text">
      <style:text-properties style:font-name-complex="Times New Roman" fo:font-weight="bold" style:font-weight-asian="bold" style:font-weight-complex="bold"/>
    </style:style>
    <style:style style:name="T487" style:parent-style-name="Domyślnaczcionkaakapitu" style:family="text">
      <style:text-properties style:font-name-complex="Times New Roman"/>
    </style:style>
    <style:style style:name="P488" style:parent-style-name="Standard" style:family="paragraph">
      <style:paragraph-properties fo:margin-left="0.7875in" fo:text-indent="-0.7875in">
        <style:tab-stops/>
      </style:paragraph-properties>
    </style:style>
    <style:style style:name="T489" style:parent-style-name="Domyślnaczcionkaakapitu" style:family="text">
      <style:text-properties style:font-name-complex="Times New Roman" fo:font-weight="bold" style:font-weight-asian="bold" style:font-weight-complex="bold"/>
    </style:style>
    <style:style style:name="T490" style:parent-style-name="Domyślnaczcionkaakapitu" style:family="text">
      <style:text-properties style:font-name-complex="Times New Roman"/>
    </style:style>
    <style:style style:name="T491" style:parent-style-name="Domyślnaczcionkaakapitu" style:family="text">
      <style:text-properties style:font-name-complex="Times New Roman"/>
    </style:style>
    <style:style style:name="T492" style:parent-style-name="Domyślnaczcionkaakapitu" style:family="text">
      <style:text-properties style:font-name-complex="Times New Roman" style:text-underline-type="single" style:text-underline-style="solid" style:text-underline-width="auto" style:text-underline-mode="continuous"/>
    </style:style>
    <style:style style:name="T493" style:parent-style-name="Domyślnaczcionkaakapitu" style:family="text">
      <style:text-properties style:font-name-complex="Times New Roman"/>
    </style:style>
    <style:style style:name="P494" style:parent-style-name="Standard" style:family="paragraph">
      <style:paragraph-properties fo:text-indent="0.4923in"/>
      <style:text-properties style:font-name-complex="Times New Roman"/>
    </style:style>
    <style:style style:name="P495" style:parent-style-name="Standard" style:family="paragraph">
      <style:paragraph-properties fo:text-indent="0.4923in"/>
    </style:style>
    <style:style style:name="T496" style:parent-style-name="Domyślnaczcionkaakapitu" style:family="text">
      <style:text-properties style:font-name-complex="Times New Roman"/>
    </style:style>
    <style:style style:name="T497" style:parent-style-name="Domyślnaczcionkaakapitu" style:family="text">
      <style:text-properties style:font-name-complex="Times New Roman" fo:font-weight="bold" style:font-weight-asian="bold" style:font-weight-complex="bold"/>
    </style:style>
    <style:style style:name="T498" style:parent-style-name="Domyślnaczcionkaakapitu" style:family="text">
      <style:text-properties style:font-name-complex="Times New Roman"/>
    </style:style>
    <style:style style:name="P499" style:parent-style-name="Standard" style:family="paragraph">
      <style:text-properties style:font-name-complex="Times New Roman"/>
    </style:style>
    <style:style style:name="P500" style:parent-style-name="Standard" style:family="paragraph">
      <style:text-properties style:font-name-complex="Times New Roman"/>
    </style:style>
    <style:style style:name="TableColumn502" style:family="table-column">
      <style:table-column-properties style:column-width="6.6854in"/>
    </style:style>
    <style:style style:name="Table501" style:family="table">
      <style:table-properties style:width="6.6854in" fo:margin-left="0in" table:align="left"/>
    </style:style>
    <style:style style:name="TableRow503" style:family="table-row">
      <style:table-row-properties/>
    </style:style>
    <style:style style:name="TableCell504" style:family="table-cell">
      <style:table-cell-properties fo:border="0.0069in solid #000000" style:writing-mode="lr-tb" fo:padding-top="0in" fo:padding-left="0.075in" fo:padding-bottom="0in" fo:padding-right="0.075in"/>
    </style:style>
    <style:style style:name="P50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06" style:parent-style-name="Normalny" style:family="paragraph">
      <style:paragraph-properties fo:widows="2" fo:orphans="2" style:text-autospace="none" style:vertical-align="auto"/>
      <style:text-properties fo:hyphenate="true"/>
    </style:style>
    <style:style style:name="T50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08" style:parent-style-name="Domyślnaczcionkaakapitu" style:family="text">
      <style:text-properties style:font-name-complex="Times New Roman" style:letter-kerning="false" fo:font-size="11pt" style:font-size-asian="11pt" style:font-size-complex="11pt" fo:language="en" fo:country="US"/>
    </style:style>
    <style:style style:name="P509" style:parent-style-name="Normalny" style:family="paragraph">
      <style:paragraph-properties fo:widows="2" fo:orphans="2" style:text-autospace="none" style:vertical-align="auto"/>
      <style:text-properties fo:hyphenate="true"/>
    </style:style>
    <style:style style:name="T51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1" style:parent-style-name="Domyślnaczcionkaakapitu" style:family="text">
      <style:text-properties style:font-name-complex="Times New Roman" style:letter-kerning="false" fo:font-size="11pt" style:font-size-asian="11pt" style:font-size-complex="11pt" fo:language="en" fo:country="US"/>
    </style:style>
    <style:style style:name="P512" style:parent-style-name="Normalny" style:family="paragraph">
      <style:paragraph-properties fo:widows="2" fo:orphans="2" style:text-autospace="none" style:vertical-align="auto"/>
      <style:text-properties fo:hyphenate="true"/>
    </style:style>
    <style:style style:name="T51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4" style:parent-style-name="Domyślnaczcionkaakapitu" style:family="text">
      <style:text-properties style:font-name-complex="Times New Roman" style:letter-kerning="false" fo:font-size="11pt" style:font-size-asian="11pt" style:font-size-complex="11pt" fo:language="en" fo:country="US"/>
    </style:style>
    <style:style style:name="P51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16" style:parent-style-name="Normalny" style:family="paragraph">
      <style:paragraph-properties fo:widows="2" fo:orphans="2" style:text-autospace="none" style:vertical-align="auto"/>
      <style:text-properties fo:hyphenate="true"/>
    </style:style>
    <style:style style:name="T51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8" style:parent-style-name="Domyślnaczcionkaakapitu" style:family="text">
      <style:text-properties style:font-name-complex="Times New Roman" style:letter-kerning="false" fo:font-size="11pt" style:font-size-asian="11pt" style:font-size-complex="11pt" fo:language="en" fo:country="US"/>
    </style:style>
    <style:style style:name="P51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0" style:parent-style-name="Normalny" style:family="paragraph">
      <style:paragraph-properties fo:widows="2" fo:orphans="2" style:text-autospace="none" style:vertical-align="auto"/>
      <style:text-properties fo:hyphenate="true"/>
    </style:style>
    <style:style style:name="T52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2" style:parent-style-name="Domyślnaczcionkaakapitu" style:family="text">
      <style:text-properties style:font-name-complex="Times New Roman" style:letter-kerning="false" fo:font-size="11pt" style:font-size-asian="11pt" style:font-size-complex="11pt" fo:language="en" fo:country="US"/>
    </style:style>
    <style:style style:name="P52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4" style:parent-style-name="Normalny" style:family="paragraph">
      <style:paragraph-properties fo:widows="2" fo:orphans="2" style:text-autospace="none" style:vertical-align="auto"/>
      <style:text-properties fo:hyphenate="true"/>
    </style:style>
    <style:style style:name="T52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6" style:parent-style-name="Domyślnaczcionkaakapitu" style:family="text">
      <style:text-properties style:font-name-complex="Times New Roman" style:letter-kerning="false" fo:font-size="11pt" style:font-size-asian="11pt" style:font-size-complex="11pt" fo:language="en" fo:country="US"/>
    </style:style>
    <style:style style:name="P52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8" style:parent-style-name="Normalny" style:family="paragraph">
      <style:paragraph-properties fo:widows="2" fo:orphans="2" style:text-autospace="none" style:vertical-align="auto"/>
      <style:text-properties fo:hyphenate="true"/>
    </style:style>
    <style:style style:name="T529"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0" style:parent-style-name="Domyślnaczcionkaakapitu" style:family="text">
      <style:text-properties style:font-name-complex="Times New Roman" style:letter-kerning="false" fo:font-size="11pt" style:font-size-asian="11pt" style:font-size-complex="11pt" fo:language="en" fo:country="US"/>
    </style:style>
    <style:style style:name="P53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2" style:parent-style-name="Normalny" style:family="paragraph">
      <style:paragraph-properties fo:widows="2" fo:orphans="2" style:text-autospace="none" style:vertical-align="auto"/>
      <style:text-properties fo:hyphenate="true"/>
    </style:style>
    <style:style style:name="T53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4" style:parent-style-name="Domyślnaczcionkaakapitu" style:family="text">
      <style:text-properties style:font-name-complex="Times New Roman" style:letter-kerning="false" fo:font-size="11pt" style:font-size-asian="11pt" style:font-size-complex="11pt" fo:language="en" fo:country="US"/>
    </style:style>
    <style:style style:name="P53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6" style:parent-style-name="Normalny" style:family="paragraph">
      <style:paragraph-properties fo:widows="2" fo:orphans="2" style:text-autospace="none" style:vertical-align="auto"/>
      <style:text-properties fo:hyphenate="true"/>
    </style:style>
    <style:style style:name="T53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8" style:parent-style-name="Domyślnaczcionkaakapitu" style:family="text">
      <style:text-properties style:font-name-complex="Times New Roman" style:letter-kerning="false" fo:font-size="11pt" style:font-size-asian="11pt" style:font-size-complex="11pt" fo:language="en" fo:country="US"/>
    </style:style>
    <style:style style:name="P53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0" style:parent-style-name="Normalny" style:family="paragraph">
      <style:paragraph-properties fo:widows="2" fo:orphans="2" style:text-autospace="none" style:vertical-align="auto"/>
      <style:text-properties fo:hyphenate="true"/>
    </style:style>
    <style:style style:name="T54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2" style:parent-style-name="Domyślnaczcionkaakapitu" style:family="text">
      <style:text-properties style:font-name-complex="Times New Roman" style:letter-kerning="false" fo:font-size="11pt" style:font-size-asian="11pt" style:font-size-complex="11pt" fo:language="en" fo:country="US"/>
    </style:style>
    <style:style style:name="P54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4" style:parent-style-name="Normalny" style:family="paragraph">
      <style:paragraph-properties fo:widows="2" fo:orphans="2" style:text-autospace="none" style:vertical-align="auto"/>
      <style:text-properties fo:hyphenate="true"/>
    </style:style>
    <style:style style:name="T54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6" style:parent-style-name="Domyślnaczcionkaakapitu" style:family="text">
      <style:text-properties style:font-name-complex="Times New Roman" style:letter-kerning="false" fo:font-size="11pt" style:font-size-asian="11pt" style:font-size-complex="11pt" fo:language="en" fo:country="US"/>
    </style:style>
    <style:style style:name="P54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8" style:parent-style-name="Normalny" style:family="paragraph">
      <style:paragraph-properties fo:widows="2" fo:orphans="2" style:text-autospace="none" style:vertical-align="auto"/>
      <style:text-properties fo:hyphenate="true"/>
    </style:style>
    <style:style style:name="T549"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0" style:parent-style-name="Domyślnaczcionkaakapitu" style:family="text">
      <style:text-properties style:font-name-complex="Times New Roman" style:letter-kerning="false" fo:font-size="11pt" style:font-size-asian="11pt" style:font-size-complex="11pt" fo:language="en" fo:country="US"/>
    </style:style>
    <style:style style:name="T55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2" style:parent-style-name="Domyślnaczcionkaakapitu" style:family="text">
      <style:text-properties style:font-name-complex="Times New Roman" style:letter-kerning="false" fo:font-size="11pt" style:font-size-asian="11pt" style:font-size-complex="11pt" fo:language="en" fo:country="US"/>
    </style:style>
    <style:style style:name="P553" style:parent-style-name="Standard" style:family="paragraph">
      <style:text-properties style:font-name-complex="Times New Roman" fo:language="en" fo:country="US"/>
    </style:style>
    <style:style style:name="P554" style:parent-style-name="Standard" style:family="paragraph">
      <style:text-properties style:font-name-complex="Times New Roman"/>
    </style:style>
    <style:style style:name="T555" style:parent-style-name="Domyślnaczcionkaakapitu" style:family="text">
      <style:text-properties style:font-name-complex="Times New Roman"/>
    </style:style>
    <style:style style:name="T556" style:parent-style-name="Domyślnaczcionkaakapitu" style:family="text">
      <style:text-properties style:font-name-complex="Times New Roman" style:text-underline-type="single" style:text-underline-style="solid" style:text-underline-width="auto" style:text-underline-mode="continuous"/>
    </style:style>
    <style:style style:name="T557" style:parent-style-name="Domyślnaczcionkaakapitu" style:family="text">
      <style:text-properties style:font-name-complex="Times New Roman"/>
    </style:style>
    <style:style style:name="P558" style:parent-style-name="Standard" style:family="paragraph">
      <style:text-properties style:font-name-complex="Times New Roman"/>
    </style:style>
    <style:style style:name="P559" style:parent-style-name="Standard" style:family="paragraph">
      <style:text-properties style:font-name-complex="Times New Roman"/>
    </style:style>
    <style:style style:name="T560" style:parent-style-name="Domyślnaczcionkaakapitu" style:family="text">
      <style:text-properties style:font-name-complex="Times New Roman" style:text-underline-type="single" style:text-underline-style="solid" style:text-underline-width="auto" style:text-underline-mode="continuous"/>
    </style:style>
    <style:style style:name="T561" style:parent-style-name="Domyślnaczcionkaakapitu" style:family="text">
      <style:text-properties style:font-name-complex="Times New Roman"/>
    </style:style>
    <style:style style:name="T562" style:parent-style-name="Domyślnaczcionkaakapitu" style:family="text">
      <style:text-properties style:font-name-complex="Times New Roman"/>
    </style:style>
    <style:style style:name="P563" style:parent-style-name="Standard" style:family="paragraph">
      <style:text-properties style:font-name-complex="Times New Roman"/>
    </style:style>
    <style:style style:name="P564" style:parent-style-name="Standard" style:family="paragraph">
      <style:text-properties style:font-name-complex="Times New Roman" fo:font-weight="bold" style:font-weight-asian="bold" style:font-weight-complex="bold"/>
    </style:style>
    <style:style style:name="P565" style:parent-style-name="Standard" style:family="paragraph">
      <style:text-properties style:font-name-complex="Times New Roman"/>
    </style:style>
    <style:style style:name="P566" style:parent-style-name="Standard" style:family="paragraph">
      <style:text-properties style:font-name-complex="Times New Roman"/>
    </style:style>
    <style:style style:name="TableColumn568" style:family="table-column">
      <style:table-column-properties style:column-width="6.6854in"/>
    </style:style>
    <style:style style:name="Table567" style:family="table">
      <style:table-properties style:width="6.6854in" fo:margin-left="0in" table:align="left"/>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72" style:parent-style-name="Normalny" style:family="paragraph">
      <style:paragraph-properties fo:widows="2" fo:orphans="2" style:text-autospace="none" style:vertical-align="auto"/>
      <style:text-properties fo:hyphenate="true"/>
    </style:style>
    <style:style style:name="T57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4" style:parent-style-name="Domyślnaczcionkaakapitu" style:family="text">
      <style:text-properties style:font-name-complex="Times New Roman" style:letter-kerning="false" fo:font-size="11pt" style:font-size-asian="11pt" style:font-size-complex="11pt" fo:language="en" fo:country="US"/>
    </style:style>
    <style:style style:name="T575" style:parent-style-name="Domyślnaczcionkaakapitu" style:family="text">
      <style:text-properties style:font-name-complex="Times New Roman" style:letter-kerning="false" fo:font-size="11pt" style:font-size-asian="11pt" style:font-size-complex="11pt" fo:language="en" fo:country="US"/>
    </style:style>
    <style:style style:name="P57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57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8" style:parent-style-name="Domyślnaczcionkaakapitu" style:family="text">
      <style:text-properties style:font-name-complex="Times New Roman" style:letter-kerning="false" fo:font-size="11pt" style:font-size-asian="11pt" style:font-size-complex="11pt" fo:language="en" fo:country="US"/>
    </style:style>
    <style:style style:name="T579" style:parent-style-name="Domyślnaczcionkaakapitu" style:family="text">
      <style:text-properties style:font-name-complex="Times New Roman" style:letter-kerning="false" fo:font-size="11pt" style:font-size-asian="11pt" style:font-size-complex="11pt" fo:language="en" fo:country="US"/>
    </style:style>
    <style:style style:name="P580" style:parent-style-name="Standard" style:family="paragraph">
      <style:text-properties style:font-name-complex="Times New Roman" fo:language="en" fo:country="US"/>
    </style:style>
    <style:style style:name="P581" style:parent-style-name="Standard" style:family="paragraph">
      <style:text-properties style:font-name-complex="Times New Roman"/>
    </style:style>
    <style:style style:name="P582" style:parent-style-name="Standard" style:family="paragraph">
      <style:text-properties style:font-name-complex="Times New Roman"/>
    </style:style>
    <style:style style:name="P583" style:parent-style-name="Standard" style:family="paragraph">
      <style:text-properties style:font-name-complex="Times New Roman"/>
    </style:style>
    <style:style style:name="P584" style:parent-style-name="Standard" style:family="paragraph">
      <style:text-properties style:font-name-complex="Times New Roman"/>
    </style:style>
    <style:style style:name="P585" style:parent-style-name="Standard" style:family="paragraph">
      <style:text-properties style:font-name-complex="Times New Roman"/>
    </style:style>
    <style:style style:name="P586" style:parent-style-name="Standard" style:family="paragraph">
      <style:text-properties style:font-name-complex="Times New Roman" fo:font-weight="bold" style:font-weight-asian="bold" style:font-weight-complex="bold"/>
    </style:style>
    <style:style style:name="P587" style:parent-style-name="Standard" style:family="paragraph">
      <style:text-properties style:font-name-complex="Times New Roman" fo:font-weight="bold" style:font-weight-asian="bold" style:font-weight-complex="bold"/>
    </style:style>
    <style:style style:name="P588" style:parent-style-name="Standard" style:family="paragraph">
      <style:text-properties style:font-name-complex="Times New Roman"/>
    </style:style>
    <style:style style:name="P589" style:parent-style-name="Standard" style:family="paragraph">
      <style:text-properties style:font-name-complex="Times New Roman"/>
    </style:style>
    <style:style style:name="TableColumn591" style:family="table-column">
      <style:table-column-properties style:column-width="6.6854in"/>
    </style:style>
    <style:style style:name="Table590" style:family="table">
      <style:table-properties style:width="6.6854in" fo:margin-left="0in" table:align="left"/>
    </style:style>
    <style:style style:name="TableRow592" style:family="table-row">
      <style:table-row-properties/>
    </style:style>
    <style:style style:name="TableCell593" style:family="table-cell">
      <style:table-cell-properties fo:border="0.0069in solid #000000" style:writing-mode="lr-tb" fo:padding-top="0in" fo:padding-left="0.075in" fo:padding-bottom="0in" fo:padding-right="0.075in"/>
    </style:style>
    <style:style style:name="P59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95" style:parent-style-name="Normalny" style:family="paragraph">
      <style:paragraph-properties fo:widows="2" fo:orphans="2" style:text-autospace="none" style:vertical-align="auto"/>
      <style:text-properties fo:hyphenate="true"/>
    </style:style>
    <style:style style:name="T59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97" style:parent-style-name="Domyślnaczcionkaakapitu" style:family="text">
      <style:text-properties style:font-name-complex="Times New Roman" style:letter-kerning="false" fo:font-size="11pt" style:font-size-asian="11pt" style:font-size-complex="11pt" fo:language="en" fo:country="US"/>
    </style:style>
    <style:style style:name="P59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9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0" style:parent-style-name="Normalny" style:family="paragraph">
      <style:paragraph-properties fo:widows="2" fo:orphans="2" style:text-autospace="none" style:vertical-align="auto"/>
      <style:text-properties fo:hyphenate="true"/>
    </style:style>
    <style:style style:name="T60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02" style:parent-style-name="Domyślnaczcionkaakapitu" style:family="text">
      <style:text-properties style:font-name-complex="Times New Roman" style:letter-kerning="false" fo:font-size="11pt" style:font-size-asian="11pt" style:font-size-complex="11pt" fo:language="en" fo:country="US"/>
    </style:style>
    <style:style style:name="P60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hyphenate="true"/>
    </style:style>
    <style:style style:name="T615"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T616" style:parent-style-name="Domyślnaczcionkaakapitu" style:family="text">
      <style:text-properties style:font-name-complex="Times New Roman" style:letter-kerning="false" fo:font-size="11pt" style:font-size-asian="11pt" style:font-size-complex="11pt"/>
    </style:style>
    <style:style style:name="P617" style:parent-style-name="Standard" style:family="paragraph">
      <style:text-properties style:font-name-complex="Times New Roman"/>
    </style:style>
    <style:style style:name="P618" style:parent-style-name="Standard" style:family="paragraph">
      <style:text-properties style:font-name-complex="Times New Roman"/>
    </style:style>
    <style:style style:name="P619" style:parent-style-name="Standard" style:family="paragraph">
      <style:text-properties style:font-name-complex="Times New Roman"/>
    </style:style>
    <style:style style:name="TableColumn621" style:family="table-column">
      <style:table-column-properties style:column-width="6.6854in"/>
    </style:style>
    <style:style style:name="Table620" style:family="table">
      <style:table-properties style:width="6.6854in" fo:margin-left="0in" table:align="left"/>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25" style:parent-style-name="Normalny" style:family="paragraph">
      <style:paragraph-properties fo:widows="2" fo:orphans="2" style:text-autospace="none" style:vertical-align="auto"/>
      <style:text-properties fo:hyphenate="true"/>
    </style:style>
    <style:style style:name="T62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27" style:parent-style-name="Domyślnaczcionkaakapitu" style:family="text">
      <style:text-properties style:font-name-complex="Times New Roman" style:letter-kerning="false" fo:font-size="11pt" style:font-size-asian="11pt" style:font-size-complex="11pt" fo:language="en" fo:country="US"/>
    </style:style>
    <style:style style:name="P62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2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1" style:parent-style-name="Normalny" style:family="paragraph">
      <style:paragraph-properties fo:widows="2" fo:orphans="2" style:text-autospace="none" style:vertical-align="auto"/>
      <style:text-properties fo:hyphenate="true"/>
    </style:style>
    <style:style style:name="T63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33" style:parent-style-name="Domyślnaczcionkaakapitu" style:family="text">
      <style:text-properties style:font-name-complex="Times New Roman" style:letter-kerning="false" fo:font-size="11pt" style:font-size-asian="11pt" style:font-size-complex="11pt" fo:language="en" fo:country="US"/>
    </style:style>
    <style:style style:name="P63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37" style:parent-style-name="Domyślnaczcionkaakapitu" style:family="text">
      <style:text-properties style:font-name-complex="Times New Roman" style:letter-kerning="false" fo:font-size="11pt" style:font-size-asian="11pt" style:font-size-complex="11pt" fo:language="en" fo:country="US"/>
    </style:style>
    <style:style style:name="T638" style:parent-style-name="Domyślnaczcionkaakapitu" style:family="text">
      <style:text-properties style:font-name-complex="Times New Roman" style:letter-kerning="false" fo:font-size="11pt" style:font-size-asian="11pt" style:font-size-complex="11pt" fo:language="en" fo:country="US"/>
    </style:style>
    <style:style style:name="P639" style:parent-style-name="Standard" style:family="paragraph">
      <style:text-properties style:font-name-complex="Times New Roman" fo:language="en" fo:country="US"/>
    </style:style>
    <style:style style:name="P640" style:parent-style-name="Standard" style:family="paragraph">
      <style:text-properties style:font-name-complex="Times New Roman" fo:font-weight="bold" style:font-weight-asian="bold" style:font-weight-complex="bold"/>
    </style:style>
    <style:style style:name="P641" style:parent-style-name="Standard" style:family="paragraph">
      <style:text-properties style:font-name-complex="Times New Roman"/>
    </style:style>
    <style:style style:name="P642" style:parent-style-name="Standard" style:family="paragraph">
      <style:text-properties style:font-name-complex="Times New Roman"/>
    </style:style>
    <style:style style:name="P643" style:parent-style-name="Standard" style:family="paragraph">
      <style:text-properties style:font-name-complex="Times New Roman"/>
    </style:style>
    <style:style style:name="P644" style:parent-style-name="Standard" style:family="paragraph">
      <style:text-properties style:font-name-complex="Times New Roman"/>
    </style:style>
    <style:style style:name="P645" style:parent-style-name="Standard" style:family="paragraph">
      <style:text-properties style:font-name-complex="Times New Roman"/>
    </style:style>
    <style:style style:name="T646" style:parent-style-name="Domyślnaczcionkaakapitu" style:family="text">
      <style:text-properties style:font-name-complex="Times New Roman" style:text-underline-type="single" style:text-underline-style="solid" style:text-underline-width="auto" style:text-underline-mode="continuous"/>
    </style:style>
    <style:style style:name="T647" style:parent-style-name="Domyślnaczcionkaakapitu" style:family="text">
      <style:text-properties style:font-name-complex="Times New Roman" style:text-underline-type="single" style:text-underline-style="solid" style:text-underline-width="auto" style:text-underline-mode="continuous"/>
    </style:style>
    <style:style style:name="T648" style:parent-style-name="Domyślnaczcionkaakapitu" style:family="text">
      <style:text-properties style:font-name-complex="Times New Roman"/>
    </style:style>
    <style:style style:name="P649" style:parent-style-name="Standard" style:family="paragraph">
      <style:text-properties style:font-name-complex="Times New Roman"/>
    </style:style>
    <style:style style:name="P650" style:parent-style-name="Standard" style:family="paragraph">
      <style:text-properties style:font-name-complex="Times New Roman"/>
    </style:style>
    <style:style style:name="P651" style:parent-style-name="Standard" style:family="paragraph">
      <style:text-properties style:font-name-complex="Times New Roman"/>
    </style:style>
    <style:style style:name="P652" style:parent-style-name="Standard" style:family="paragraph">
      <style:text-properties style:font-name-complex="Times New Roman"/>
    </style:style>
    <style:style style:name="P653" style:parent-style-name="Standard" style:family="paragraph">
      <style:text-properties style:font-name-complex="Times New Roman"/>
    </style:style>
    <style:style style:name="P654" style:parent-style-name="Standard" style:family="paragraph">
      <style:text-properties style:font-name-complex="Times New Roman" fo:language="en" fo:country="US"/>
    </style:style>
    <style:style style:name="P655" style:parent-style-name="Standard" style:family="paragraph">
      <style:text-properties style:font-name-complex="Times New Roman" fo:language="en" fo:country="US"/>
    </style:style>
    <style:style style:name="P656" style:parent-style-name="Standard" style:family="paragraph">
      <style:text-properties style:font-name-complex="Times New Roman" fo:language="en" fo:country="US"/>
    </style:style>
    <style:style style:name="P657" style:parent-style-name="Standard" style:family="paragraph">
      <style:text-properties style:font-name-complex="Times New Roman" fo:language="en" fo:country="US"/>
    </style:style>
    <style:style style:name="P658" style:parent-style-name="Standard" style:family="paragraph">
      <style:text-properties style:font-name-complex="Times New Roman" fo:language="en" fo:country="US"/>
    </style:style>
    <style:style style:name="P659" style:parent-style-name="Standard" style:family="paragraph">
      <style:text-properties style:font-name-complex="Times New Roman" fo:language="en" fo:country="US"/>
    </style:style>
    <style:style style:name="P660" style:parent-style-name="Standard" style:family="paragraph">
      <style:text-properties style:font-name-complex="Times New Roman" fo:language="en" fo:country="US"/>
    </style:style>
    <style:style style:name="P661" style:parent-style-name="Standard" style:family="paragraph">
      <style:text-properties style:font-name-complex="Times New Roman" fo:language="en" fo:country="US"/>
    </style:style>
    <style:style style:name="P662" style:parent-style-name="Standard" style:family="paragraph">
      <style:text-properties style:font-name-complex="Times New Roman" fo:language="en" fo:country="US"/>
    </style:style>
    <style:style style:name="P663" style:parent-style-name="Standard" style:family="paragraph">
      <style:text-properties style:font-name-complex="Times New Roman"/>
    </style:style>
    <style:style style:name="P664" style:parent-style-name="Standard" style:family="paragraph">
      <style:text-properties style:font-name-complex="Times New Roman"/>
    </style:style>
    <style:style style:name="P665" style:parent-style-name="Standard" style:family="paragraph">
      <style:text-properties style:font-name-complex="Times New Roman" fo:language="en" fo:country="US"/>
    </style:style>
    <style:style style:name="P666" style:parent-style-name="Standard" style:family="paragraph">
      <style:text-properties style:font-name-complex="Times New Roman"/>
    </style:style>
    <style:style style:name="P667" style:parent-style-name="Standard" style:family="paragraph">
      <style:text-properties style:font-name-complex="Times New Roman"/>
    </style:style>
    <style:style style:name="P668" style:parent-style-name="Standard" style:family="paragraph">
      <style:text-properties style:font-name-complex="Times New Roman"/>
    </style:style>
    <style:style style:name="P669" style:parent-style-name="Standard" style:family="paragraph">
      <style:text-properties style:font-name-complex="Times New Roman"/>
    </style:style>
    <style:style style:name="TableColumn671" style:family="table-column">
      <style:table-column-properties style:column-width="6.6854in"/>
    </style:style>
    <style:style style:name="Table670" style:family="table">
      <style:table-properties style:width="6.6854in" fo:margin-left="0in" table:align="left"/>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8" style:parent-style-name="Normalny" style:family="paragraph">
      <style:paragraph-properties fo:widows="2" fo:orphans="2" style:text-autospace="none" style:vertical-align="auto"/>
      <style:text-properties fo:hyphenate="true"/>
    </style:style>
    <style:style style:name="T679"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0" style:parent-style-name="Domyślnaczcionkaakapitu" style:family="text">
      <style:text-properties style:font-name-complex="Times New Roman" style:letter-kerning="false" fo:font-size="11pt" style:font-size-asian="11pt" style:font-size-complex="11pt" fo:language="en" fo:country="US"/>
    </style:style>
    <style:style style:name="P68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2" style:parent-style-name="Normalny" style:family="paragraph">
      <style:paragraph-properties fo:widows="2" fo:orphans="2" style:text-autospace="none" style:vertical-align="auto"/>
      <style:text-properties fo:hyphenate="true"/>
    </style:style>
    <style:style style:name="T68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4" style:parent-style-name="Domyślnaczcionkaakapitu" style:family="text">
      <style:text-properties style:font-name-complex="Times New Roman" style:letter-kerning="false" fo:font-size="11pt" style:font-size-asian="11pt" style:font-size-complex="11pt" fo:language="en" fo:country="US"/>
    </style:style>
    <style:style style:name="P68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8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9" style:parent-style-name="Domyślnaczcionkaakapitu" style:family="text">
      <style:text-properties style:font-name-complex="Times New Roman" style:letter-kerning="false" fo:font-size="11pt" style:font-size-asian="11pt" style:font-size-complex="11pt" fo:language="en" fo:country="US"/>
    </style:style>
    <style:style style:name="P690" style:parent-style-name="Standard" style:family="paragraph">
      <style:text-properties style:font-name-complex="Times New Roman" fo:language="en" fo:country="US"/>
    </style:style>
    <style:style style:name="P691" style:parent-style-name="Standard" style:family="paragraph">
      <style:text-properties style:font-name-complex="Times New Roman" fo:language="en" fo:country="US"/>
    </style:style>
    <style:style style:name="P692" style:parent-style-name="Standard" style:family="paragraph">
      <style:text-properties style:font-name-complex="Times New Roman" fo:font-weight="bold" style:font-weight-asian="bold" style:font-weight-complex="bold"/>
    </style:style>
    <style:style style:name="P693" style:parent-style-name="Standard" style:family="paragraph">
      <style:text-properties style:font-name-complex="Times New Roman" fo:font-weight="bold" style:font-weight-asian="bold" style:font-weight-complex="bold"/>
    </style:style>
    <style:style style:name="P694" style:parent-style-name="Standard" style:family="paragraph">
      <style:text-properties style:font-name-complex="Times New Roman" fo:font-weight="bold" style:font-weight-asian="bold" style:font-weight-complex="bold"/>
    </style:style>
    <style:style style:name="T695" style:parent-style-name="Domyślnaczcionkaakapitu" style:family="text">
      <style:text-properties style:font-name-complex="Times New Roman" fo:font-weight="bold" style:font-weight-asian="bold" style:font-weight-complex="bold"/>
    </style:style>
    <style:style style:name="T696" style:parent-style-name="Domyślnaczcionkaakapitu" style:family="text">
      <style:text-properties style:font-name-complex="Times New Roman"/>
    </style:style>
    <style:style style:name="T697" style:parent-style-name="Domyślnaczcionkaakapitu" style:family="text">
      <style:text-properties style:font-name-complex="Times New Roman"/>
    </style:style>
    <style:style style:name="P698" style:parent-style-name="Standard" style:family="paragraph">
      <style:text-properties style:font-name-complex="Times New Roman"/>
    </style:style>
    <style:style style:name="P699" style:parent-style-name="NormalnyWeb" style:family="paragraph">
      <style:paragraph-properties fo:margin-top="0.0833in" fo:margin-bottom="0.0833in" fo:background-color="#FFFFFF"/>
      <style:text-properties fo:color="#202122"/>
    </style:style>
    <style:style style:name="P700"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1"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2"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fo:hyphenate="true"/>
    </style:style>
    <style:style style:name="T703" style:parent-style-name="Domyślnaczcionkaakapitu" style:family="text">
      <style:text-properties style:font-name-complex="Times New Roman" fo:color="#202122"/>
    </style:style>
    <style:style style:name="T704" style:parent-style-name="Hiperłącze" style:family="text">
      <style:text-properties style:font-name-complex="Times New Roman" fo:color="#0645AD" style:text-position="super 66.6%"/>
    </style:style>
    <style:style style:name="P705"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6"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7" style:parent-style-name="Standard" style:family="paragraph">
      <style:text-properties style:font-name-complex="Times New Roman"/>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5" style:parent-style-name="Graphics">
      <style:graphic-properties fo:border="0.01042in 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1. NVIC – wylaczenie jakiegos kanalu np. CC1, powinno wylaczyc mozliwosc wykonania się przerwania z warunkiem (((TIM1-&gt;SR) &amp; TIM_SR_CC1IF) == 0x2), mimo to wykonuje się gdy nadejdzie przerwanie od CC2 dlaczego???????</text:p>
      <text:p text:style-name="P2"/>
      <text:p text:style-name="P3"/>
      <text:p text:style-name="P4">1.<text:tab/>CMSIS –<text:s/>dlaczego te zera?? makra pos</text:p>
      <text:p text:style-name="P5"/>
      <text:p text:style-name="Standard"><text:span text:style-name="T6"><draw:frame draw:z-index="251665408" draw:style-name="a0" draw:name="grafika2" text:anchor-type="paragraph" svg:x="0in" svg:y="0in" svg:width="6.17717in" svg:height="2.55197in" style:rel-width="scale" style:rel-height="scale"><draw:image xlink:href="media/image1.png" xlink:type="simple" xlink:show="embed" xlink:actuate="onLoad"/><svg:title/><svg:desc/></draw:frame></text:span></text:p>
      <text:p text:style-name="P7"/>
      <text:p text:style-name="Standard"><text:span text:style-name="T8"><draw:frame draw:z-index="251649024" draw:style-name="a1" draw:name="grafika3" text:anchor-type="paragraph" svg:x="0in" svg:y="0in" svg:width="6.69252in" svg:height="4.07559in" style:rel-width="scale" style:rel-height="scale"><draw:image xlink:href="media/image2.png" xlink:type="simple" xlink:show="embed" xlink:actuate="onLoad"/><svg:title/><svg:desc/></draw:frame></text:span></text:p>
      <text:p text:style-name="Standard"><text:span text:style-name="T9">TEORETYCZNIE</text:span><text:span text:style-name="T10"><text:s/>– gdybym chciał zmienić mnożnik np. z 13 na 2. Nie mogę tego zrobić bezpośrednio RCC-&gt;CFGR |= RCC_CFGR_PLLMUL2 – to nie zadziała. Najpierw trzeba wyłączyć 13 czyli RCC-&gt;CFGR &amp;= RCC_CFGR_PLLMUL13. Czyli muszę<text:s/></text:span><text:span text:style-name="T11">zrobić „dodatkowy” krok o którym wcześniej nie pomyślałem.</text:span></text:p>
      <text:p text:style-name="P12"/>
      <text:p text:style-name="P13">Ewentualnie wyzerować bity wykorzystując przesunięcia bitowe – również zdefiniowane w bibliotece:</text:p>
      <text:soft-page-break/>
      <text:p text:style-name="Standard"><text:span text:style-name="T14"><draw:frame draw:z-index="251650048" draw:style-name="a2" draw:name="grafika1" text:anchor-type="paragraph" svg:x="0in" svg:y="0in" svg:width="6.69252in" svg:height="1.05984in" style:rel-width="scale" style:rel-height="scale"><draw:image xlink:href="media/image3.png" xlink:type="simple" xlink:show="embed" xlink:actuate="onLoad"/><svg:title/><svg:desc/></draw:frame></text:span></text:p>
      <text:p text:style-name="P15"/>
      <text:list text:style-name="LFO1" text:continue-numbering="true">
        <text:list-item>
          <text:p text:style-name="P16">pulapka TIM1 kanal1</text:p>
        </text:list-item>
      </text:list>
      <text:p text:style-name="P17"/>
      <text:p text:style-name="Standard"><text:span text:style-name="T18"><draw:frame draw:z-index="251651072" draw:style-name="a3" draw:name="grafika4" text:anchor-type="paragraph" svg:x="0in" svg:y="0in" svg:width="5.6563in" svg:height="1.08346in" style:rel-width="scale" style:rel-height="scale"><draw:image xlink:href="media/image4.png" xlink:type="simple" xlink:show="embed" xlink:actuate="onLoad"/><svg:title/><svg:desc/></draw:frame></text:span></text:p>
      <text:p text:style-name="Standard"><text:span text:style-name="T19"><draw:frame draw:z-index="251652096" draw:style-name="a4" draw:name="grafika5" text:anchor-type="paragraph" svg:x="0in" svg:y="0in" svg:width="2.4063in" svg:height="1.20827in" style:rel-width="scale" style:rel-height="scale"><draw:image xlink:href="media/image5.png" xlink:type="simple" xlink:show="embed" xlink:actuate="onLoad"/><svg:title/><svg:desc/></draw:frame></text:span></text:p>
      <text:p text:style-name="Standard"><text:span text:style-name="T20"><draw:frame draw:z-index="251653120" draw:style-name="a5" draw:name="grafika6" text:anchor-type="paragraph" svg:x="0in" svg:y="0in" svg:width="4in" svg:height="3.75in" style:rel-width="scale" style:rel-height="scale"><draw:image xlink:href="media/image6.png" xlink:type="simple" xlink:show="embed" xlink:actuate="onLoad"/><svg:title/><svg:desc/></draw:frame></text:span></text:p>
      <text:p text:style-name="P21">bit 0 – UIF – Update interrupt flag</text:p>
      <text:p text:style-name="P22">bit 1-4 – CcxIF –<text:s/>capture/compare X interrupt flag – czyli flaga przerwania poszczegolnego kanalu</text:p>
      <text:p text:style-name="P23">bit 16,17 – CcxIF – capture/compare X interrupt flag – flaga przerwania od kanalow 6 i 7 – ich nie uzywam w swoim programie ???</text:p>
      <text:p text:style-name="P24"/>
      <text:p text:style-name="P25">Obserwacje :</text:p>
      <text:list text:style-name="LFO2" text:continue-numbering="true">
        <text:list-item>
          <text:p text:style-name="P26">mimo ze jestem pod debugiem to licznik nadal działa.</text:p>
        </text:list-item>
        <text:list-item>
          <text:p text:style-name="P27">Podczas pierwszego zatrzymania się programu – wysterowany był tylko kanal 3 (0x8)</text:p>
        </text:list-item>
        <text:list-item>
          <text:p text:style-name="P28">z kazdym kolejnym zatrzymaniem się programu pojawial się stan wysoki na nieużywanych kanalach</text:p>
        </text:list-item>
        <text:list-item>
          <text:p text:style-name="P29">doświadczalnie to sprawdzilem – dla kanalow których nie uzywam po wywolaniu przerwania glownego licznika ustawiane są flagi przerwania</text:p>
        </text:list-item>
      </text:list>
      <text:p text:style-name="P30"/>
      <text:p text:style-name="P31"/>
      <text:p text:style-name="P32"/>
      <text:list text:style-name="LFO3" text:continue-numbering="true">
        <text:list-item>
          <text:p text:style-name="P33">obwód przycisku – obwód RC jest pewnego rodzaju filtrem, który eliminuje drgania przycisków</text:p>
        </text:list-item>
      </text:list>
      <text:p text:style-name="Standard"><text:span text:style-name="T34"><draw:frame draw:z-index="251654144" draw:style-name="a6" draw:name="grafika7" text:anchor-type="paragraph" svg:x="0in" svg:y="0in" svg:width="5.64567in" svg:height="3.92717in" style:rel-width="scale" style:rel-height="scale"><draw:image xlink:href="media/image7.png" xlink:type="simple" xlink:show="embed" xlink:actuate="onLoad"/><svg:title/><svg:desc/></draw:frame></text:span></text:p>
      <text:p text:style-name="P35"/>
      <text:list text:style-name="LFO4" text:continue-numbering="true">
        <text:list-item>
          <text:p text:style-name="P36">HSE – DONE działa</text:p>
        </text:list-item>
      </text:list>
      <text:p text:style-name="P37">Musiałem dodać dwie pętle while, które oczekiwaly na gotowosc/stabilnosc HSE i PLL</text:p>
      <text:p text:style-name="Standard"><text:span text:style-name="T38"><draw:frame draw:z-index="251655168" draw:style-name="a7" draw:name="grafika8" text:anchor-type="paragraph" svg:x="0in" svg:y="0in" svg:width="4.30197in" svg:height="0.5311in" style:rel-width="scale" style:rel-height="scale"><draw:image xlink:href="media/image8.png" xlink:type="simple" xlink:show="embed" xlink:actuate="onLoad"/><svg:title/><svg:desc/></draw:frame></text:span><text:span text:style-name="T39"><text:tab/></text:span><text:span text:style-name="T40"><text:tab/></text:span><text:span text:style-name="T41"><text:tab/>HSE bylo gotowe po 30 obrotach petli – kilkukrotnie ten sam wynik</text:span></text:p>
      <text:p text:style-name="Standard"><text:span text:style-name="T42"><draw:frame draw:z-index="251656192" draw:style-name="a8" draw:name="grafika9" text:anchor-type="paragraph" svg:x="0in" svg:y="0in" svg:width="4.5311in" svg:height="0.47913in" style:rel-width="scale" style:rel-height="scale"><draw:image xlink:href="media/image9.png" xlink:type="simple" xlink:show="embed" xlink:actuate="onLoad"/><svg:title/><svg:desc/></draw:frame></text:span><text:span text:style-name="T43"><text:tab/></text:span><text:span text:style-name="T44"><text:tab/></text:span><text:span text:style-name="T45"><text:tab/>PLL po 71-73 obrotach petli</text:span></text:p>
      <text:p text:style-name="P46"><text:line-break/></text:p>
      <text:p text:style-name="P47"/>
      <text:list text:style-name="LFO4" text:continue-numbering="true">
        <text:list-item>
          <text:p text:style-name="P48">Wylaczenie optymalizacji przez kompilator</text:p>
        </text:list-item>
      </text:list>
      <text:p text:style-name="Standard"><text:span text:style-name="T49"><draw:frame draw:z-index="251657216" draw:style-name="a9" draw:name="grafika10" text:anchor-type="paragraph" svg:x="0in" svg:y="0in" svg:width="6.44252in" svg:height="2.09646in" style:rel-width="scale" style:rel-height="scale"><draw:image xlink:href="media/image10.png" xlink:type="simple" xlink:show="embed" xlink:actuate="onLoad"/><svg:title/><svg:desc/></draw:frame></text:span></text:p>
      <text:p text:style-name="P50"/>
      <text:list text:style-name="LFO5" text:continue-numbering="true">
        <text:list-item>
          <text:p text:style-name="P51">PWM</text:p>
        </text:list-item>
      </text:list>
      <text:p text:style-name="P52">str 535</text:p>
      <text:p text:style-name="P53"/>
      <text:p text:style-name="P54">Pulse width modulation mode allows generating a signal with a<text:s/>frequency determined by the value of the TIMx_ARR register and a duty cycle determined by the value of the TIMx_CCRx register. The PWM mode can be selected independently on each channel (one PWM per OCx output) by writing 110 (PWM mode 1) or ‘111 (PWM mode<text:s/>2) in the OCxM bits in the TIMx_CCMRx register. The user must enable the corresponding preload register by setting the OCxPE bit in the TIMx_CCMRx register, and eventually the auto-reload preload register by setting the ARPE bit in the TIMx_CR1 register.</text:p>
      <text:p text:style-name="P55">OCx polarity is software programmable using the CCxP bit in the TIMx_CCER register. It can be programmed as active high or active low. For applications where you need to generate complementary PWM signals, this option will be suitable for you.</text:p>
      <text:p text:style-name="P56">In PWM<text:s/>mode (1 or 2), TIMx_CNT and TIMx_CCRx are always compared to determine whether TIMx_CCRx≤TIMx_CNT or TIMx_CNT≤TIMx_CCRx (depending on the direction of the counter).</text:p>
      <text:p text:style-name="P57">The timer is able to generate PWM in edge-aligned mode or center-aligned mode depending on<text:s/>the CMS bits in the TIMx_CR1 register.</text:p>
      <text:p text:style-name="P58"/>
      <text:p text:style-name="P59">TIMx_ARR – okreslamy okres</text:p>
      <text:p text:style-name="P60">TIMx_CCRx – okreslamy szerokosc impulsu</text:p>
      <text:p text:style-name="P61"/>
      <text:p text:style-name="P62">każdy kanał timera jest podłączony pod inną nóżkę. Na początku trzeba skonfigurować odpowiednio GPIO pod działanie PWM. To znaczy MODER – funkcja alternatywna, a w rejestrze AFR ustawic odpowiednią funkcje.</text:p>
      <text:p text:style-name="P63"/>
      <text:p text:style-name="P64"/>
      <text:p text:style-name="Standard"><text:span text:style-name="T65"><draw:frame draw:z-index="251660288" draw:style-name="a10" draw:name="grafika14" text:anchor-type="paragraph" svg:x="1.84094in" svg:y="0.04528in" svg:width="3.01024in" svg:height="0.66654in" style:rel-width="scale" style:rel-height="scale"><draw:image xlink:href="media/image11.png" xlink:type="simple" xlink:show="embed" xlink:actuate="onLoad"/><svg:title/><svg:desc/></draw:frame></text:span></text:p>
      <text:p text:style-name="P66"/>
      <text:p text:style-name="P67"/>
      <text:p text:style-name="Standard"><text:span text:style-name="T68"><draw:frame draw:z-index="251661312" draw:style-name="a11" draw:name="grafika15" text:anchor-type="paragraph" svg:x="0in" svg:y="0in" svg:width="2.85433in" svg:height="0.67717in" style:rel-width="scale" style:rel-height="scale"><draw:image xlink:href="media/image12.png" xlink:type="simple" xlink:show="embed" xlink:actuate="onLoad"/><svg:title/><svg:desc/></draw:frame></text:span></text:p>
      <text:soft-page-break/>
      <text:p text:style-name="Standard"><text:span text:style-name="T69"><draw:frame draw:z-index="251663360" draw:style-name="a12" draw:name="grafika17" text:anchor-type="paragraph" svg:x="0in" svg:y="0in" svg:width="4.47913in" svg:height="0.76024in" style:rel-width="scale" style:rel-height="scale"><draw:image xlink:href="media/image13.png" xlink:type="simple" xlink:show="embed" xlink:actuate="onLoad"/><svg:title/><svg:desc/></draw:frame></text:span><text:span text:style-name="T70"><draw:frame draw:z-index="251662336" draw:style-name="a13" draw:name="grafika16" text:anchor-type="paragraph" svg:x="0in" svg:y="0in" svg:width="3.14567in" svg:height="0.7811in" style:rel-width="scale" style:rel-height="scale"><draw:image xlink:href="media/image14.png" xlink:type="simple" xlink:show="embed" xlink:actuate="onLoad"/><svg:title/><svg:desc/></draw:frame></text:span><text:a xlink:href="https://deepbluembedded.com/stm32-pwm-example-timer-pwm-mode-tutorial/" office:target-frame-name="_top" xlink:show="replace"><text:span text:style-name="T71">https://deepbluembedded.com/stm32-pwm-example-timer-pwm-mode-tutorial/</text:span></text:a></text:p>
      <text:p text:style-name="P72"/>
      <text:p text:style-name="Standard"><text:span text:style-name="T73">CCMR -<text:s/></text:span><text:span text:style-name="T74">capture/compare enab</text:span><text:span text:style-name="T75">le register</text:span></text:p>
      <text:p text:style-name="Standard"><text:span text:style-name="T76"><draw:frame draw:z-index="251659264" draw:style-name="a14" draw:name="grafika13" text:anchor-type="paragraph" svg:x="0in" svg:y="0in" svg:width="6.69252in" svg:height="2.75276in" style:rel-width="scale" style:rel-height="scale"><draw:image xlink:href="media/image15.png" xlink:type="simple" xlink:show="embed" xlink:actuate="onLoad"/><svg:title/><svg:desc/></draw:frame></text:span><text:span text:style-name="T77">TIMx_BDTR – Break and dead time register – zgodnie z powyzszym muszę ustawic aby aktywowac wyjscie muszę ustawic pozostale rejestry tzn CC1E i MOE</text:span></text:p>
      <text:p text:style-name="Standard"><text:span text:style-name="T78"><draw:frame draw:z-index="251658240" draw:style-name="a15" draw:name="grafika12" text:anchor-type="paragraph" svg:x="0in" svg:y="0in" svg:width="6.69252in" svg:height="2.48976in" style:rel-width="scale" style:rel-height="scale"><draw:image xlink:href="media/image16.png" xlink:type="simple" xlink:show="embed" xlink:actuate="onLoad"/><svg:title/><svg:desc/></draw:frame></text:span></text:p>
      <text:p text:style-name="P79"/>
      <text:p text:style-name="P80">no i na końcu trzeba włączyć Timer :)</text:p>
      <text:p text:style-name="Standard"><text:span text:style-name="T81"><text:s text:c="2"/></text:span><text:span text:style-name="T82">TIM1-&gt;CR1 |= TIM_CR1_CEN; <text:s/></text:span></text:p>
      <text:p text:style-name="P83"/>
      <text:p text:style-name="P84">Jak już timer działa to<text:s/>w dowolnym czasie możemy modyfikować rejestr TIMx_CCRx i zmieniac szerokosc impulsu – wartosc napiecia skutecznego → w tym przypadku zmieniac jasnosc diody.</text:p>
      <text:p text:style-name="P85"/>
      <text:p text:style-name="P86">Wyjscie komplemetarne????</text:p>
      <text:p text:style-name="P87"/>
      <text:list text:style-name="LFO6" text:continue-numbering="true">
        <text:list-item>
          <text:p text:style-name="P88">ADC – analog-digital converter</text:p>
        </text:list-item>
      </text:list>
      <text:p text:style-name="P89"/>
      <text:p text:style-name="P90">- Select the conversion mode<text:s/>(single or continuous) by setting or resetting the CONT bit in the ADC_CFGR register.</text:p>
      <text:p text:style-name="P91">- Configure the sequence length and the order of the channels to be converted, by configuring the ADC_SQRx registers.</text:p>
      <text:soft-page-break/>
      <text:p text:style-name="P92">- Configure the sampling time for each channel to be<text:s/>configured, by writing to the ADC_SMPRX registers.</text:p>
      <text:p text:style-name="P93">-If the ADC uses the external trigger to start the conversion, configure the trigger by programming the EXTEN and EXTSEL bits in the ADC_CFGR register.</text:p>
      <text:p text:style-name="P94">- If needed, configure the autodelay or the overrun<text:s/>mode features, or both, by setting the AUTDLY and/or the OVRMOD in the ADC_CFGR register.</text:p>
      <text:p text:style-name="P95">- Configure the ADC resolution through the RES bit in the ADC_CFGR register.</text:p>
      <text:p text:style-name="P96"/>
      <text:p text:style-name="P97">ADC start conversion</text:p>
      <text:p text:style-name="P98">• Software-based regular ADC conversion starts<text:s/>immediately after the ADSTART bit is set. • Hardware-based regular conversion starts after the ADSTART bit is set, and at the next active edge of the selected regular hardware trigger.</text:p>
      <text:p text:style-name="P99"/>
      <text:p text:style-name="P100">ADC read conversion data</text:p>
      <text:p text:style-name="P101">There are two possible configurations for reading converted data:</text:p>
      <text:p text:style-name="P102"><text:s/>• using EOC/EOS flags and interrupts</text:p>
      <text:p text:style-name="P103">• using DMA</text:p>
      <text:p text:style-name="P104"/>
      <text:p text:style-name="P105">For the first configuration, the software must use the EOC flag and its associated interrupt to handle each data result. Each time a conversion is complete, EOC is set and the ADC_DR register can be read. OVRMOD should be configured to 0 to manage overrun events as an error.</text:p>
      <text:p text:style-name="P106">In using DMA, when the DMA mode is enabled (DMAEN bit set to 1 in the ADC_CFGR register in single ADC mode), a DMA request is generated after each channel conversion. This allows converted data to be transferred from the ADC_DR register to the destination selected by the software.</text:p>
      <text:p text:style-name="P107"/>
      <text:p text:style-name="P108"/>
      <text:p text:style-name="P109">ADC-ki mają swoje kanaly, każdy jest podpięty pod inną nóżkę procesora</text:p>
      <text:p text:style-name="Standard"><text:span text:style-name="T110"><draw:frame draw:style-name="a16" draw:name="Obraz 20" text:anchor-type="as-char" svg:x="0in" svg:y="0in" svg:width="6.69236in" svg:height="1.26181in" style:rel-width="scale" style:rel-height="scale"><draw:image xlink:href="media/image17.png" xlink:type="simple" xlink:show="embed" xlink:actuate="onLoad"/><svg:title/><svg:desc/></draw:frame></text:span></text:p>
      <text:p text:style-name="P111">Dodatkowo w GPIO nozka ta <text:s/>musi być skonfigurowanoa w MODER jako analog</text:p>
      <text:p text:style-name="P112"/>
      <text:p text:style-name="P113">Jeśli nie wykorzystujemy DMA to konfiguracja przerwania:</text:p>
      <text:p text:style-name="Standard"><text:span text:style-name="T114"><draw:frame draw:style-name="a17" draw:name="Obraz 21" text:anchor-type="as-char" svg:x="0in" svg:y="0in" svg:width="3.14627in" svg:height="1.01056in" style:rel-width="scale" style:rel-height="scale"><draw:image xlink:href="media/image18.png" xlink:type="simple" xlink:show="embed" xlink:actuate="onLoad"/><svg:title/><svg:desc/></draw:frame></text:span></text:p>
      <text:p text:style-name="P115"/>
      <text:p text:style-name="P116">Konwersja z wielu kanalow naraz?</text:p>
      <text:p text:style-name="P117">Mamy tylko jeden rejestr do odczytu?</text:p>
      <text:p text:style-name="P118"/>
      <text:p text:style-name="P119">05.03.2021</text:p>
      <text:p text:style-name="P120"><text:tab/>1. <text:s text:c="2"/>wyczyscic kod → do plikow</text:p>
      <text:list text:style-name="LFO7" text:continue-numbering="true">
        <text:list-item>
          <text:p text:style-name="P121">Exponenta, funkcja wykladnicza</text:p>
        </text:list-item>
      </text:list>
      <text:p text:style-name="Standard"><text:span text:style-name="T122">Prawo Webera-Fechnera<text:s/></text:span><text:span text:style-name="T123">– prawo<text:s/></text:span><text:span text:style-name="T124">wyrażające relację pomiędzy fizyczną miarą bodźca a reakcją zmysłów, np. wzroku, słuchu, węchu czy poczucia temperatury (siła wrażenia). Jest to prawo<text:s/></text:span><text:soft-page-break/><text:span text:style-name="T125">fenomenologiczne, będące wynikiem wielu obserwacji praktycznych i znajdujące wiele zastosowań technicznyc</text:span><text:span text:style-name="T126">h.</text:span></text:p>
      <text:p text:style-name="Standard"><text:span text:style-name="T127">Potęgowe prawo Stevensa</text:span><text:span text:style-name="T128"><text:s/>- prawo psychofizyczne, według którego siła (intensywność) odczuwanego wrażenia zmysłowego jest wprost proporcjonalna do wielkości bodźca, podniesionej do potęgi „a” (stała empiryczna)</text:span></text:p>
      <text:p text:style-name="Standard"><text:span text:style-name="T129"><draw:frame draw:z-index="251664384" draw:style-name="a18" draw:name="grafika18" text:anchor-type="paragraph" svg:x="0in" svg:y="0in" svg:width="6.19252in" svg:height="1.60551in" style:rel-width="scale" style:rel-height="scale"><draw:image xlink:href="media/image19.png" xlink:type="simple" xlink:show="embed" xlink:actuate="onLoad"/><svg:title/><svg:desc/></draw:frame></text:span></text:p>
      <text:p text:style-name="P130"/>
      <text:p text:style-name="P131"/>
      <text:p text:style-name="Standard"><text:span text:style-name="T132"><draw:frame draw:z-index="251666432" draw:style-name="a19" draw:name="grafika11" text:anchor-type="paragraph" svg:x="0.79528in" svg:y="0.03898in" svg:width="5.08346in" svg:height="2.60433in" style:rel-width="scale" style:rel-height="scale"><draw:image xlink:href="media/image20.png" xlink:type="simple" xlink:show="embed" xlink:actuate="onLoad"/><svg:title/><svg:desc/></draw:frame></text:span></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list text:style-name="LFO7" text:continue-numbering="true">
        <text:list-item>
          <text:p text:style-name="P146">DMA</text:p>
        </text:list-item>
      </text:list>
      <text:p text:style-name="P147"><text:span text:style-name="T148"><draw:frame draw:style-name="a20" draw:name="Obraz 19" text:anchor-type="as-char" svg:x="0in" svg:y="0in" svg:width="6.3069in" svg:height="3.51078in" style:rel-width="scale" style:rel-height="scale"><draw:image xlink:href="media/image21.png" xlink:type="simple" xlink:show="embed" xlink:actuate="onLoad"/><svg:title/><svg:desc/></draw:frame></text:span></text:p>
      <text:p text:style-name="P149"/>
      <text:p text:style-name="P150"/>
      <text:p text:style-name="P151"/>
      <text:soft-page-break/>
      <text:p text:style-name="P152">Kod:</text:p>
      <text:p text:style-name="P153"><text:span text:style-name="T154"><draw:frame draw:style-name="a21" draw:name="Obraz 22" text:anchor-type="as-char" svg:x="0in" svg:y="0in" svg:width="6.34766in" svg:height="4.36241in" style:rel-width="scale" style:rel-height="scale"><draw:image xlink:href="media/image22.png" xlink:type="simple" xlink:show="embed" xlink:actuate="onLoad"/><svg:title/><svg:desc/></draw:frame></text:span></text:p>
      <text:p text:style-name="P155">Każdy ADC jest podpięty pod inny kanał DMA. W przypadku ADC2_1 to DM2 kanał 1</text:p>
      <text:p text:style-name="P156"><text:span text:style-name="T157"><draw:frame draw:style-name="a22" draw:name="Obraz 23" text:anchor-type="as-char" svg:x="0in" svg:y="0in" svg:width="5.61089in" svg:height="3.29248in" style:rel-width="scale" style:rel-height="scale"><draw:image xlink:href="media/image23.png" xlink:type="simple" xlink:show="embed" xlink:actuate="onLoad"/><svg:title/><svg:desc/></draw:frame></text:span></text:p>
      <text:p text:style-name="P158"/>
      <text:p text:style-name="P159">Na podstawie tej informacji konfigurujemy DMA2_channel1 (można zremapowac do kanalu 3 <text:s/>- w rejestrach SYSCFG)</text:p>
      <text:p text:style-name="P160"/>
      <text:p text:style-name="P161">Musimy podać adresy pamięci skąd dokąd ma kopiować dane – do rejestru CPAR oraz CMAR.</text:p>
      <text:p text:style-name="P162">Musimy ustawić jakiej wielkości dane maja być kopiowane – MSIZE, PSIZE</text:p>
      <text:p text:style-name="P163"/>
      <text:p text:style-name="P164">Ustawiamy inkrementacje adresu periph i memory. Dla memory włączamy wtedy kiedy chcemy zbierać wiele próbek, żeby je później np. usredniac. Na periph wtedy kiedy<text:s/><text:soft-page-break/>ADC mierzy na wielu kanalach po kolei.</text:p>
      <text:p text:style-name="P165"/>
      <text:p text:style-name="P166">Rejestr CNDTR – okresla ile razy ma inkrementowac adres pamięci mem/periph</text:p>
      <text:p text:style-name="P167"/>
      <text:p text:style-name="P168">Jeśli chcemy kopiować cały czas dane za pomocą DMA to musimy wlaczyc bit CIRC w rejestrze CCR</text:p>
      <text:p text:style-name="P169"/>
      <text:p text:style-name="P170">No i żeby wszystko zaczelo dzialac<text:s/>trzeba wlaczyc trigera DMA w urządzeniu peryferyjnym, żeby za każdym razem kiedy w jego rejestrze zmieni się wartosc wysylal informacje do DMA, wtedy DMA skopiuje dane według ustawien</text:p>
      <text:p text:style-name="P171"/>
      <text:p text:style-name="P172"><text:span text:style-name="T173"><draw:frame draw:style-name="a23" draw:name="Obraz 24" text:anchor-type="as-char" svg:x="0in" svg:y="0in" svg:width="6.69236in" svg:height="0.32431in" style:rel-width="scale" style:rel-height="scale"><draw:image xlink:href="media/image24.png" xlink:type="simple" xlink:show="embed" xlink:actuate="onLoad"/><svg:title/><svg:desc/></draw:frame></text:span><text:span text:style-name="T174"><text:s/></text:span></text:p>
      <text:p text:style-name="P175"/>
      <text:list text:style-name="LFO7" text:continue-numbering="true">
        <text:list-item>
          <text:p text:style-name="P176">SPI żyroskop who am I – ID urządzenia</text:p>
        </text:list-item>
      </text:list>
      <text:p text:style-name="P177"/>
      <text:p text:style-name="P178"/>
      <text:p text:style-name="Standard"><text:span text:style-name="T179"><draw:frame draw:style-name="a24" draw:name="Obraz 25" text:anchor-type="as-char" svg:x="0in" svg:y="0in" svg:width="6.854in" svg:height="3.58462in" style:rel-width="scale" style:rel-height="scale"><draw:image xlink:href="media/image25.png" xlink:type="simple" xlink:show="embed" xlink:actuate="onLoad"/><svg:title/><svg:desc/></draw:frame></text:span></text:p>
      <text:p text:style-name="P180"/>
      <text:p text:style-name="P181">-<text:s/>Konfiguracja GPIO – nozki SCK, MOSI, MSIO (Moder funkcja alternatywna) i CS</text:p>
      <text:p text:style-name="P182">- SPI układu L3GD20 moze wspolpracowac z zegarem do 10MHz, my mamy standardowo podpięte 72MHz – a wiec musimy skonfigurować dzielnik w rejestrze CR1 bit BR</text:p>
      <text:p text:style-name="P183"/>
      <text:soft-page-break/>
      <text:p text:style-name="Standard"><text:span text:style-name="T184"><draw:frame draw:style-name="a25" draw:name="Obraz 26" text:anchor-type="as-char" svg:x="0in" svg:y="0in" svg:width="4.51497in" svg:height="2.18197in" style:rel-width="scale" style:rel-height="scale"><draw:image xlink:href="media/image26.png" xlink:type="simple" xlink:show="embed" xlink:actuate="onLoad"/><svg:title/><svg:desc/></draw:frame></text:span></text:p>
      <text:p text:style-name="P185">- następnie trzeba skonfigurować samego SPI. CPOL (clock polarity) – w stanie idle panuje stan wysoki, CPHA (clock phase) – pierwszy bit jest przesyłany z opóźnieniem</text:p>
      <text:p text:style-name="Standard"><text:span text:style-name="T186"><draw:frame draw:style-name="a26" draw:name="Obraz 27" text:anchor-type="as-char" svg:x="0in" svg:y="0in" svg:width="6.02167in" svg:height="2.7608in" style:rel-width="scale" style:rel-height="scale"><draw:image xlink:href="media/image27.png" xlink:type="simple" xlink:show="embed" xlink:actuate="onLoad"/><svg:title/><svg:desc/></draw:frame></text:span></text:p>
      <text:p text:style-name="P187"><text:tab/>- konfiguracja ramki – jaki bit będzie pierwszy, według wykresu powyżej MSB (most significant bit. I to wlasnie trzeba ustawić bit LSBFIRST w rejestrze CR1</text:p>
      <text:p text:style-name="P188"><text:tab/>- kolejno data length bity DA w rejestrze CR2 (8 bitow na podstawie doc)</text:p>
      <text:p text:style-name="Standard"><text:span text:style-name="T189"><draw:frame draw:style-name="a27" draw:name="Obraz 28" text:anchor-type="as-char" svg:x="0in" svg:y="0in" svg:width="6.69236in" svg:height="1.18056in" style:rel-width="scale" style:rel-height="scale"><draw:image xlink:href="media/image28.png" xlink:type="simple" xlink:show="embed" xlink:actuate="onLoad"/><svg:title/><svg:desc/></draw:frame></text:span></text:p>
      <text:p text:style-name="P190"/>
      <text:p text:style-name="P191">Odczyt danych:</text:p>
      <text:p text:style-name="Standard"><text:span text:style-name="T192"><draw:frame draw:style-name="a28" draw:name="Obraz 29" text:anchor-type="as-char" svg:x="0in" svg:y="0in" svg:width="7.7366in" svg:height="1.37359in" style:rel-width="scale" style:rel-height="scale"><draw:image xlink:href="media/image29.png" xlink:type="simple" xlink:show="embed" xlink:actuate="onLoad"/><svg:title/><svg:desc/></draw:frame></text:span></text:p>
      <text:p text:style-name="P193"/>
      <text:p text:style-name="P194">Odczyt zgodnie z poleceniem w dokumentacji.</text:p>
      <text:p text:style-name="P195">Do adresu z którego przy odczycie należało włączyć 8 bit – informacja o odczycie.</text:p>
      <text:p text:style-name="P196">Dodatkowo podczas testów zauważyłem, że po pierwszym odczycie np. WHO_AM_I próba odczytu np. rejestru konfiguracyjnego powodowała, że zawsze odczytywałem tą samą wartość. Po wielu próbach doszedłem do wniosku, że jakby w pamięci trzymana jest<text:s/>informacja o pierwszym<text:s/><text:soft-page-break/>adresie i zawsze zwraca mi informację z tego samego adresu. Aby to zmienić należało dodatkowo ustawić 7 bit (MS).</text:p>
      <text:p text:style-name="Standard"><text:span text:style-name="T197"><draw:frame draw:style-name="a29" draw:name="Obraz 30" text:anchor-type="as-char" svg:x="0in" svg:y="0in" svg:width="5.12708in" svg:height="1.90995in" style:rel-width="scale" style:rel-height="scale"><draw:image xlink:href="media/image30.png" xlink:type="simple" xlink:show="embed" xlink:actuate="onLoad"/><svg:title/><svg:desc/></draw:frame></text:span><text:span text:style-name="T198"><text:s/></text:span></text:p>
      <text:p text:style-name="Standard"><text:span text:style-name="T199"><draw:frame draw:style-name="a30" draw:name="Obraz 31" text:anchor-type="as-char" svg:x="0in" svg:y="0in" svg:width="6.69236in" svg:height="0.56042in" style:rel-width="scale" style:rel-height="scale"><draw:image xlink:href="media/image31.png" xlink:type="simple" xlink:show="embed" xlink:actuate="onLoad"/><svg:title/><svg:desc/></draw:frame></text:span></text:p>
      <text:p text:style-name="P200"/>
      <text:p text:style-name="P201">Co ciekawe, zauwazylem, ze pierwszy odczyt zawsze zwraca w takim wypadku 0xFF, kolejny natomiast zwraca oczekiwana wartość. Ominąłem ten problem przez podwójny odczyt.</text:p>
      <text:p text:style-name="P202"/>
      <text:p text:style-name="P203"/>
      <text:p text:style-name="P204">DWIE DOKUMENTACJE TEGO SAMEGO MODUŁU – inny numer WHO AM I</text:p>
      <text:p text:style-name="P205"/>
      <text:p text:style-name="P206">Data publikacji 08.2011</text:p>
      <text:p text:style-name="Standard"><text:span text:style-name="T207"><draw:frame draw:style-name="a31" draw:name="Obraz 33" text:anchor-type="as-char" svg:x="0in" svg:y="0in" svg:width="6.61319in" svg:height="0.37431in" style:rel-width="scale" style:rel-height="scale"><draw:image xlink:href="media/image32.png" xlink:type="simple" xlink:show="embed" xlink:actuate="onLoad"/><svg:title/><svg:desc/></draw:frame></text:span></text:p>
      <text:p text:style-name="Standard"><text:span text:style-name="T208"><draw:frame draw:style-name="a32" draw:name="Obraz 36" text:anchor-type="as-char" svg:x="0in" svg:y="0in" svg:width="6.69236in" svg:height="1.33472in" style:rel-width="scale" style:rel-height="scale"><draw:image xlink:href="media/image33.png" xlink:type="simple" xlink:show="embed" xlink:actuate="onLoad"/><svg:title/><svg:desc/></draw:frame></text:span></text:p>
      <text:p text:style-name="P209"/>
      <text:p text:style-name="P210">Data publikacji 06.2014</text:p>
      <text:p text:style-name="Standard"><text:span text:style-name="T211"><draw:frame draw:style-name="a33" draw:name="Obraz 34" text:anchor-type="as-char" svg:x="0in" svg:y="0in" svg:width="6.69236in" svg:height="0.49861in" style:rel-width="scale" style:rel-height="scale"><draw:image xlink:href="media/image34.png" xlink:type="simple" xlink:show="embed" xlink:actuate="onLoad"/><svg:title/><svg:desc/></draw:frame></text:span></text:p>
      <text:p text:style-name="Standard"><text:span text:style-name="T212"><draw:frame draw:style-name="a34" draw:name="Obraz 35" text:anchor-type="as-char" svg:x="0in" svg:y="0in" svg:width="6.69236in" svg:height="1.33194in" style:rel-width="scale" style:rel-height="scale"><draw:image xlink:href="media/image35.png" xlink:type="simple" xlink:show="embed" xlink:actuate="onLoad"/><svg:title/><svg:desc/></draw:frame></text:span></text:p>
      <text:p text:style-name="P213"/>
      <text:p text:style-name="P214">Obie dokumentacje pochodzą od ST. Są to dwie wersje „init”.<text:s/><text:line-break/></text:p>
      <text:p text:style-name="P215"/>
      <text:p text:style-name="Standard"><text:span text:style-name="T216">12.03.2021</text:span></text:p>
      <text:list text:style-name="LFO7" text:continue-numbering="true">
        <text:list-item>
          <text:list>
            <text:list-item>
              <text:p text:style-name="P217"><text:s/>przerobka dioda led exponenta</text:p>
            </text:list-item>
          </text:list>
        </text:list-item>
      </text:list>
      <text:p text:style-name="Standard"><text:span text:style-name="T218"><draw:frame draw:style-name="a35" draw:name="Obraz 37" text:anchor-type="as-char" svg:x="0in" svg:y="0in" svg:width="6.02105in" svg:height="4.57592in" style:rel-width="scale" style:rel-height="scale"><draw:image xlink:href="media/image36.png" xlink:type="simple" xlink:show="embed" xlink:actuate="onLoad"/><svg:title/><svg:desc/></draw:frame></text:span></text:p>
      <text:p text:style-name="P219"/>
      <text:list text:style-name="LFO7" text:continue-numbering="true">
        <text:list-item>
          <text:list>
            <text:list-item>
              <text:p text:style-name="P220">SPI odczytywac dobrze ta wartosc – analiza z wykorzystaniem analizatora sygnalow logicznych</text:p>
            </text:list-item>
          </text:list>
        </text:list-item>
      </text:list>
      <text:p text:style-name="Standard"><text:span text:style-name="T221"><draw:frame draw:style-name="a36" draw:name="Obraz 39" text:anchor-type="as-char" svg:x="0in" svg:y="0in" svg:width="7.14734in" svg:height="2.29394in" style:rel-width="scale" style:rel-height="scale"><draw:image xlink:href="media/image37.png" xlink:type="simple" xlink:show="embed" xlink:actuate="onLoad"/><svg:title/><svg:desc/></draw:frame></text:span></text:p>
      <text:p text:style-name="P222"><text:tab/><text:tab/>Odczyt:</text:p>
      <text:p text:style-name="P223"><text:tab/><text:tab/><text:tab/>- Ustawienie logicznej 1 - BIT8 R/W</text:p>
      <text:p text:style-name="P224"><text:tab/><text:tab/><text:tab/>- Ustawienie logicznej 1 – BIT7 wielokrotny odczyt/zapis<text:tab/></text:p>
      <text:p text:style-name="P225">- sprawdzenie statusu flagi TX – czy nie ma oczekujących danych do wyslania (przed wyslaniem kolejnej informacji)</text:p>
      <text:p text:style-name="P226"><text:tab/><text:tab/><text:tab/>- sprawdzenie statusu flagi BSY – czy SPI nie jest czyms zajęty</text:p>
      <text:p text:style-name="P227"><text:tab/><text:tab/><text:tab/>- sprawdzenie flagi RXNE – czy bufor odbiorczy jest pusty</text:p>
      <text:p text:style-name="P228"/>
      <text:p text:style-name="P229"><text:tab/><text:tab/>Zapis:</text:p>
      <text:p text:style-name="P230"><text:tab/><text:tab/><text:tab/>- sprawdzenie falgi TX</text:p>
      <text:soft-page-break/>
      <text:p text:style-name="P231">….</text:p>
      <text:p text:style-name="P232"/>
      <text:list text:style-name="LFO7" text:continue-numbering="true">
        <text:list-item>
          <text:list>
            <text:list-item>
              <text:p text:style-name="P233">Odczytywanie wartosci z gyroskopu - wizualizacja STM STUDIO<text:s/></text:p>
            </text:list-item>
          </text:list>
        </text:list-item>
      </text:list>
      <text:p text:style-name="P234"/>
      <text:p text:style-name="Standard"><text:span text:style-name="T235"><draw:frame draw:style-name="a37" draw:name="Obraz 38" text:anchor-type="as-char" svg:x="0in" svg:y="0in" svg:width="6.69236in" svg:height="3.50764in" style:rel-width="scale" style:rel-height="scale"><draw:image xlink:href="media/image38.png" xlink:type="simple" xlink:show="embed" xlink:actuate="onLoad"/><svg:title/><svg:desc/></draw:frame></text:span></text:p>
      <text:p text:style-name="P236"/>
      <text:p text:style-name="P237">18.03.2021</text:p>
      <text:p text:style-name="P238">1.<text:tab/>Status register</text:p>
      <text:p text:style-name="P239">2.<text:s/><text:tab/>Odczyt rejestrów z wykorzystaniem DMA</text:p>
      <text:p text:style-name="P240"><text:tab/>Problem który pozostał do rozwiązania/wyjaśnienia to:</text:p>
      <text:p text:style-name="P241"/>
      <text:p text:style-name="Standard"><text:span text:style-name="T242"><draw:frame draw:style-name="a38" draw:name="Obraz 40" text:anchor-type="as-char" svg:x="0in" svg:y="0in" svg:width="6.69236in" svg:height="0.22847in" style:rel-width="scale" style:rel-height="scale"><draw:image xlink:href="media/image39.png" xlink:type="simple" xlink:show="embed" xlink:actuate="onLoad"/><svg:title/><svg:desc/></draw:frame></text:span></text:p>
      <text:p text:style-name="Standard"><text:span text:style-name="T243"><draw:frame draw:style-name="a39" draw:name="Obraz 39" text:anchor-type="as-char" svg:x="0in" svg:y="0in" svg:width="5.98in" svg:height="2.85456in" style:rel-width="scale" style:rel-height="scale"><draw:image xlink:href="media/image40.png" xlink:type="simple" xlink:show="embed" xlink:actuate="onLoad"/><svg:title/><svg:desc/></draw:frame></text:span></text:p>
      <text:p text:style-name="P244"><text:s/>Pomimo, że wpisuje po kolei XL XH YL<text:s/>XH ZL ZH to pomija mi przy odczycie pierwszego XL i XH. ??? Jakby go gubił. Po modyfikacji – 0 element w tablicy wynikowej to YL… a dwa ostatnie to XL i XH. Bawiłem się różnymi opcjami ale nic nie przynosiło pożądanego efektu. W każdym razie działa.</text:p>
      <text:p text:style-name="P245"/>
      <text:p text:style-name="Standard"><text:span text:style-name="T246">Ustaw</text:span><text:span text:style-name="T247">ienie niewłaściwego typu danych dla odczytanych wartosci (8 bitowego inta zamiast 16), powodowało, że przy odczycie 16 bitowych danych tak czy inaczej zapisywało cała informację, natomiast w miejscu które nie było do tego przeznaczone. Objawialo mi się to<text:s/></text:span><text:span text:style-name="T248">tym, ze dioda która<text:s/></text:span><text:soft-page-break/><text:span text:style-name="T249">mruga przy pomocy funkcji<text:s/></text:span><text:span text:style-name="T250">Zmiana_PWM_TIM1_stopniowo();<text:s/></text:span><text:span text:style-name="T251">zaczęła dziwnie się zachowywać, przestała mrugać jednostajnie. Wartosci odczytywane przez DMA wprwadzały zmiany w innych zmiennych zdefiniowanych – w tym przypadku zmienna p, która<text:s/></text:span><text:span text:style-name="T252">odpowiadała za wyznaczenie wypelnienia impulsu.</text:span></text:p>
      <text:p text:style-name="P253"/>
      <text:list text:style-name="LFO1" text:continue-numbering="true">
        <text:list-item>
          <text:p text:style-name="P254">Accelerometer po I2C WHO AM I, pobawic sie akcelerometrem, magnet (plot STM Studio)</text:p>
        </text:list-item>
      </text:list>
      <text:p text:style-name="P255"/>
      <text:p text:style-name="P256">Odczyt/zapis accelerometer</text:p>
      <text:p text:style-name="Standard"><text:span text:style-name="T257"><draw:frame draw:style-name="a40" draw:name="Obraz 41" text:anchor-type="as-char" svg:x="0in" svg:y="0in" svg:width="6.69236in" svg:height="1.99861in" style:rel-width="scale" style:rel-height="scale"><draw:image xlink:href="media/image41.png" xlink:type="simple" xlink:show="embed" xlink:actuate="onLoad"/><svg:title/><svg:desc/></draw:frame></text:span></text:p>
      <text:p text:style-name="P258"/>
      <text:p text:style-name="P259">Odczyt osi X Y Z accelerometru przy gwałtownym ruchu</text:p>
      <text:p text:style-name="Standard"><text:span text:style-name="T260"><draw:frame draw:style-name="a41" draw:name="Obraz 43" text:anchor-type="as-char" svg:x="0in" svg:y="0in" svg:width="3.06601in" svg:height="3.55278in" style:rel-width="scale" style:rel-height="scale"><draw:image xlink:href="media/image42.png" xlink:type="simple" xlink:show="embed" xlink:actuate="onLoad"/><svg:title/><svg:desc/></draw:frame></text:span><text:span text:style-name="T261"><draw:frame draw:style-name="a42" draw:name="Obraz 44" text:anchor-type="as-char" svg:x="0in" svg:y="0in" svg:width="3.16973in" svg:height="3.58054in" style:rel-width="scale" style:rel-height="scale"><draw:image xlink:href="media/image43.png" xlink:type="simple" xlink:show="embed" xlink:actuate="onLoad"/><svg:title/><svg:desc/></draw:frame></text:span></text:p>
      <text:soft-page-break/>
      <text:p text:style-name="Standard"><text:span text:style-name="T262"><draw:frame draw:style-name="a43" draw:name="Obraz 45" text:anchor-type="as-char" svg:x="0in" svg:y="0in" svg:width="3.33694in" svg:height="3.75592in" style:rel-width="scale" style:rel-height="scale"><draw:image xlink:href="media/image44.png" xlink:type="simple" xlink:show="embed" xlink:actuate="onLoad"/><svg:title/><svg:desc/></draw:frame></text:span></text:p>
      <text:p text:style-name="P263">Dlaczego przy Z wartosc poczatkowa<text:s/>bazowa tak wysoka???</text:p>
      <text:p text:style-name="P264"/>
      <text:p text:style-name="P265"/>
      <text:p text:style-name="P266">Magnetometr</text:p>
      <text:p text:style-name="P267">Odczyt na zmiane acclereo -&gt; magneto-&gt;acclereo -&gt; magneto itd. Zawsze 00.<text:s/></text:p>
      <text:p text:style-name="P268">Próba odczytu w ten sam sposób inne rejestry NOK</text:p>
      <text:p text:style-name="P269">Odczytywanie tylko magneto NOK</text:p>
      <text:p text:style-name="P270">Zmiana adresu magneto powoduje dostanie NAK. Czyli adres jest<text:s/>OK</text:p>
      <text:p text:style-name="Standard"><text:span text:style-name="T271">Urządzenie po podaniu adresu rejestru z którego chcemy odczytywać daje ACK – wszystko wygląda generalnie tak samo jak accelero tylko ze zawsze 0x0<text:s/></text:span><text:span text:style-name="T272">☹</text:span></text:p>
      <text:p text:style-name="P273">Generalnie ramka wygląda tak samo jak w przypadku acclero – jedyna roznica to zapis o autoincrementacji<text:s/>adresow,</text:p>
      <text:p text:style-name="Standard"><text:span text:style-name="T274"><draw:frame draw:style-name="a44" draw:name="Obraz 46" text:anchor-type="as-char" svg:x="0in" svg:y="0in" svg:width="5.09675in" svg:height="3.16954in" style:rel-width="scale" style:rel-height="scale"><draw:image xlink:href="media/image45.png" xlink:type="simple" xlink:show="embed" xlink:actuate="onLoad"/><svg:title/><svg:desc/></draw:frame></text:span></text:p>
      <text:p text:style-name="P275">Nigdzie niestety nie mogę znalexc pomocy – nota aplikayjna tez nic nie pomaga. Po prostu zawsze mam 0x0.</text:p>
      <text:soft-page-break/>
      <text:p text:style-name="Standard"><text:span text:style-name="T276"><draw:frame draw:style-name="a45" draw:name="Obraz 47" text:anchor-type="as-char" svg:x="0in" svg:y="0in" svg:width="6.69236in" svg:height="1.03889in" style:rel-width="scale" style:rel-height="scale"><draw:image xlink:href="media/image46.png" xlink:type="simple" xlink:show="embed" xlink:actuate="onLoad"/><svg:title/><svg:desc/></draw:frame></text:span><text:span text:style-name="T277"><text:s/></text:span></text:p>
      <text:p text:style-name="Standard"><text:span text:style-name="T278"><draw:frame draw:style-name="a46" draw:name="Obraz 49" text:anchor-type="as-char" svg:x="0in" svg:y="0in" svg:width="6.69236in" svg:height="1.93056in" style:rel-width="scale" style:rel-height="scale"><draw:image xlink:href="media/image47.png" xlink:type="simple" xlink:show="embed" xlink:actuate="onLoad"/><svg:title/><svg:desc/></draw:frame></text:span></text:p>
      <text:p text:style-name="P279"/>
      <text:p text:style-name="P280">25.03.2021</text:p>
      <text:p text:style-name="P281"/>
      <text:list text:style-name="LFO1" text:continue-numbering="true">
        <text:list-item>
          <text:list>
            <text:list-item>
              <text:p text:style-name="P282">UART \</text:p>
            </text:list-item>
          </text:list>
        </text:list-item>
      </text:list>
      <text:p text:style-name="P283"/>
      <text:p text:style-name="P284">Wysylanie ciągu znaków do kompa. Na COM4, przez przejściówke UART – USB.</text:p>
      <text:p text:style-name="Standard"><text:span text:style-name="T285"><draw:frame draw:style-name="a47" draw:name="Obraz 49" text:anchor-type="as-char" svg:x="0in" svg:y="0in" svg:width="4.32352in" svg:height="4.96944in" style:rel-width="scale" style:rel-height="scale"><draw:image xlink:href="media/image48.png" xlink:type="simple" xlink:show="embed" xlink:actuate="onLoad"/><svg:title/><svg:desc/></draw:frame></text:span></text:p>
      <text:soft-page-break/>
      <text:p text:style-name="Standard"><text:span text:style-name="T286"><draw:frame draw:style-name="a48" draw:name="Obraz 50" text:anchor-type="as-char" svg:x="0in" svg:y="0in" svg:width="6.69236in" svg:height="2.39722in" style:rel-width="scale" style:rel-height="scale"><draw:image xlink:href="media/image49.png" xlink:type="simple" xlink:show="embed" xlink:actuate="onLoad"/><svg:title/><svg:desc/></draw:frame></text:span></text:p>
      <text:p text:style-name="P287"/>
      <text:p text:style-name="P288"/>
      <text:p text:style-name="P289">Wysylanie ciągu znaku przez coma4 i<text:s/>natychmiastowe jego wyslanie na com4. Z wykorzystaniem przerwania od Rx</text:p>
      <text:p text:style-name="P290"/>
      <text:p text:style-name="Standard"><text:span text:style-name="T291"><draw:frame draw:style-name="a49" draw:name="Obraz 51" text:anchor-type="as-char" svg:x="0in" svg:y="0in" svg:width="6.68889in" svg:height="3.74514in" style:rel-width="scale" style:rel-height="scale"><draw:image xlink:href="media/image50.png" xlink:type="simple" xlink:show="embed" xlink:actuate="onLoad"/><svg:title/><svg:desc/></draw:frame></text:span></text:p>
      <text:p text:style-name="P292"/>
      <text:p text:style-name="P293">+ Wysylanie odbieranie z uzyciem DMA.</text:p>
      <text:p text:style-name="P294">+ UART z DMA + TIM7 – aby nie wysylac w ciągu dane tylko co jakiś czas,</text:p>
      <text:p text:style-name="P295"/>
      <text:p text:style-name="P296"/>
      <text:p text:style-name="P297">USB – skomplikowana konfiguracja – na pewno na CMSISie??</text:p>
      <text:p text:style-name="P298"/>
      <text:p text:style-name="P299"/>
      <text:p text:style-name="P300">06.04.2021</text:p>
      <text:p text:style-name="P301">USB – zbior informacji</text:p>
      <text:p text:style-name="P302"/>
      <text:p text:style-name="P303">USB – komunikacja typu half-duplex.</text:p>
      <text:p text:style-name="P304"/>
      <text:p text:style-name="Standard"><text:span text:style-name="T305"><draw:frame draw:style-name="a50" draw:name="Obraz 52" text:anchor-type="as-char" svg:x="0in" svg:y="0in" svg:width="5.29835in" svg:height="1.42451in" style:rel-width="scale" style:rel-height="scale"><draw:image xlink:href="media/image51.png" xlink:type="simple" xlink:show="embed" xlink:actuate="onLoad"/><svg:title/><svg:desc/></draw:frame></text:span></text:p>
      <text:p text:style-name="P306"/>
      <text:p text:style-name="Standard"><text:span text:style-name="T307">Control</text:span><text:span text:style-name="T308"><text:s/>– dane konfiguracyjne urządzenia, nadzor nad jego praca.<text:s/></text:span><text:span text:style-name="T309">Każde urządzenie musi obsługiwać ten rodzaj danych</text:span><text:span text:style-name="T310">. Gwarantuje poprawność wyslanych danych (poprzez sume kontrolna).</text:span><text:span text:style-name="T311"><text:s/>Aby zagwarantować poprawność pracy całego interfejsu zarezerwowana jest pewna cześć pasma dla tego typu transmisji.</text:span></text:p>
      <text:p text:style-name="Standard"><text:span text:style-name="T312">Isochronous</text:span><text:span text:style-name="T313"><text:s/>– dostarczanie pewnej paczki danych w regularnych odstępach czasu. Zastosowanie głównie w audio i video. Ten rodzaj transmisji<text:s/></text:span><text:span text:style-name="T314">gwarantuje nieprzekroczenie maksymalnego czasu miedzy kolejnymi porcjami danych. Nie gwarantuje natomiast poprawności przesylu danych (brak sumy kontrolnej). Dla każdego urządzenia izochronicznego rezerwuje sobie odpowiednia czesc pasma.</text:span></text:p>
      <text:p text:style-name="Standard"><text:span text:style-name="T315">Bulk (masowe)</text:span><text:span text:style-name="T316"><text:s/>– pr</text:span><text:span text:style-name="T317">zesylanie dużej ilości danych – do drukarek, skanerow, pendriveow. Wymaga się zagwarantowania poprawności przesylanych danych (suma kontrolna). Ale nie wymagań co do szybkości, regularności przesylanych danych.</text:span></text:p>
      <text:p text:style-name="Standard"><text:span text:style-name="T318">Interrupt (pilne)</text:span><text:span text:style-name="T319"><text:s/>– umozliwia przesyl niewiel</text:span><text:span text:style-name="T320">kich ilości danych w krótkim odstępie czasu. Ten rodzaj transmisji gwarantuje dostarczanie kolejnych porcji danych w nieprzekraczalnym maksymalnym czasie pomiędzy kolejnymi paczkami danych. Dodatkowo gwarantuje poprawność przesłanych danych (suma kontrolna</text:span><text:span text:style-name="T321">) – wykorzystanie mysz, klawiatura joystick. Zarezerwowane jest pewne miejsce w pasmie. Host odpytuje co określony czas czy są jakieś nowe, gotowe dane do przeslania.</text:span></text:p>
      <text:p text:style-name="P322"/>
      <text:p text:style-name="P323">W oparciu o powyższe powstały klasy urządzeń, które łączą ze sobą podobne cechy:</text:p>
      <text:p text:style-name="P324">- ADC (audio device class) np zewnetrzny glosnik czy mikrofon – przesyl isochroniczny</text:p>
      <text:p text:style-name="P325">- CDC (communication device class) – modem, port szeregowy, przesylanie masowe</text:p>
      <text:p text:style-name="P326">- HID (human interface device) – klawaitura, myszka, przesylanie pilne</text:p>
      <text:p text:style-name="P327">- MSC (mass storage class)<text:s/>– dysk zewnetrzny, pamięć flash, przesylanie masowe</text:p>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Warstwa fizyczna</text:p>
      <text:p text:style-name="Standard"><text:span text:style-name="T344"><draw:frame draw:style-name="a51" draw:name="Obraz 51" text:anchor-type="as-char" svg:x="0in" svg:y="0in" svg:width="6.17207in" svg:height="2.47856in" style:rel-width="scale" style:rel-height="scale"><draw:image xlink:href="media/image52.png" xlink:type="simple" xlink:show="embed" xlink:actuate="onLoad"/><svg:title/><svg:desc/></draw:frame></text:span></text:p>
      <text:p text:style-name="Standard"><text:span text:style-name="T345"><draw:frame draw:style-name="a52" draw:name="Obraz 53" text:anchor-type="as-char" svg:x="0in" svg:y="0in" svg:width="6.69236in" svg:height="3.23681in" style:rel-width="scale" style:rel-height="scale"><draw:image xlink:href="media/image53.png" xlink:type="simple" xlink:show="embed" xlink:actuate="onLoad"/><svg:title/><svg:desc/></draw:frame></text:span></text:p>
      <text:p text:style-name="P346"/>
      <text:p text:style-name="P347">Zawsze na którejś z linii D+ lub D- musi panować niski poziom napięcia.</text:p>
      <text:p text:style-name="P348">Niedopuszczalnym jest pojawienie się jednocześnie wysokiego napięcia na D+ i D-.</text:p>
      <text:p text:style-name="P349"/>
      <text:p text:style-name="P350">Warstwa łącza</text:p>
      <text:p text:style-name="P351">Warstwa danych określa formaty pakietów i algorytmy określania sumy kontrolnej.</text:p>
      <text:p text:style-name="P352"/>
      <text:p text:style-name="P353">Dane przesyłane są tutaj od najmniej znaczącego do najbardziej znaczącego bitu.<text:s/></text:p>
      <text:p text:style-name="P354">Transmisja danych odbywa się z wykorzystaniem tzw. Symboli K, J oraz SE0.</text:p>
      <text:p text:style-name="P355"/>
      <text:p text:style-name="P356">Jako<text:s/>kodowanie liniowe wykorzystuje się NRZI (Non-Return zero inverted) wraz z nadziewaniem bitoów (bit stuffing – bit nienoszący za sobą żadnej informacji, sluzy jedynie do synchronizacji).</text:p>
      <text:p text:style-name="P357"/>
      <text:p text:style-name="P358">Zero przesyłane jest jako symbol przeciwny do poprzedniego wysłanego<text:s/>(jeśli poprzednim symbolem było J to następnym będzie K). Aby zapewnić synchronizacje odbiornika należy zagwarantować dostatecznie częste zmiany stanu na linii danych. Wysłanie długiego ciągu jedynek spowodowało by rozsynchronizowanie się odbiornika. Dlatego po kązdych sześciu kolejnych jedynkach wstawia się dodatkowe zero, które służy jedynie do synchronizacji i nie niesie za sobą żadnych informacji. Jest ono usuwane z ciągu danych przez odbiornik.</text:p>
      <text:p text:style-name="P359"/>
      <text:soft-page-break/>
      <text:p text:style-name="P360">W USB dane, które mają być przesyłane dzielimy na pakiety. Wysłanie pakietu w trybach LS i FS odbywa się według schematu:</text:p>
      <text:list text:style-name="LFO1" text:continue-numbering="true">
        <text:list-item>
          <text:list>
            <text:list-item>
              <text:list>
                <text:list-item>
                  <text:p text:style-name="P361">Przed rozpoczęciem transjmisji wyjścia nadajnika sa w stanie wysokiej impedancji, a na liniach danych jest stan spoczynkowy J.</text:p>
                </text:list-item>
                <text:list-item>
                  <text:p text:style-name="P362">Wyjście nadajnika zostaje przelaczone do stanu aktywnego, wysylana jest sekwencja synchronizacyjna SYNC rozpoczynająca się trzykrotnie powtórzoną parą symboli KJ, po której następuje znacznik początku pakietu SOP składający się z dwóch symboli KK.</text:p>
                </text:list-item>
                <text:list-item>
                  <text:p text:style-name="P363">Wysłana jest zawartość paketu z uwzględnieniem ostatniego symbolu sekwencji synchronizacyjnej, tzn. jeśli pierwszy wyslany bit ma wartosc 0, to jako pierwszy zostanie wyslany symbol J, a jeśli ma wartosc 1, to symbol K.</text:p>
                </text:list-item>
                <text:list-item>
                  <text:p text:style-name="P364">Wysyłany jest znacznik końca pakietu EOP składający się z dwóch symboli SE0 i symbolu J.</text:p>
                </text:list-item>
                <text:list-item>
                  <text:p text:style-name="P365">Znacznik EOP nie jest wysylany dla pakietu PRE (preambule packet) który sluzy do kapsułkowania pakietów urządzenia LS w ruchu FS i za którym natychmiast rozpoczyna się sekwencja SYNC właściwego paketu.</text:p>
                </text:list-item>
                <text:list-item>
                  <text:p text:style-name="P366">Wyjścia nadajnika wracają do stanu wysokiej impedancji, rezystor<text:s/>podciagajacy podtrzymuje stan spoczynkowy J.</text:p>
                </text:list-item>
              </text:list>
            </text:list-item>
          </text:list>
        </text:list-item>
      </text:list>
      <text:p text:style-name="P367"/>
      <text:p text:style-name="P368">Przykład:</text:p>
      <text:p text:style-name="Standard"><text:span text:style-name="T369"><draw:frame draw:style-name="a53" draw:name="Obraz 54" text:anchor-type="as-char" svg:x="0in" svg:y="0in" svg:width="5.22514in" svg:height="3.30794in" style:rel-width="scale" style:rel-height="scale"><draw:image xlink:href="media/image54.png" xlink:type="simple" xlink:show="embed" xlink:actuate="onLoad"/><svg:title/><svg:desc/></draw:frame></text:span></text:p>
      <text:p text:style-name="P370">Pakiety:</text:p>
      <text:p text:style-name="Standard"><text:span text:style-name="T371"><draw:frame draw:style-name="a54" draw:name="Obraz 55" text:anchor-type="as-char" svg:x="0in" svg:y="0in" svg:width="5.80657in" svg:height="1.92448in" style:rel-width="scale" style:rel-height="scale"><draw:image xlink:href="media/image55.png" xlink:type="simple" xlink:show="embed" xlink:actuate="onLoad"/><svg:title/><svg:desc/></draw:frame></text:span></text:p>
      <text:p text:style-name="P372"/>
      <text:p text:style-name="P373">Właściwy pakiet:</text:p>
      <text:p text:style-name="P374">Protokół USB definiuje trzy formaty pakietów – żetony, dane i potwierdzenie.<text:s/></text:p>
      <text:soft-page-break/>
      <text:p text:style-name="Standard"><text:span text:style-name="T375"><draw:frame draw:style-name="a55" draw:name="Obraz 56" text:anchor-type="as-char" svg:x="0in" svg:y="0in" svg:width="5.41742in" svg:height="2.44826in" style:rel-width="scale" style:rel-height="scale"><draw:image xlink:href="media/image56.png" xlink:type="simple" xlink:show="embed" xlink:actuate="onLoad"/><svg:title/><svg:desc/></draw:frame></text:span></text:p>
      <text:p text:style-name="P376">PID (packet identifier) – identyfikuje typ pakietu i ma 8 bitów</text:p>
      <text:p text:style-name="P377">CRC5 – ma 5 bitów i<text:s/>zawiera sumę kontrolna pola ADRES</text:p>
      <text:p text:style-name="P378">CRC16 - ma 16 bitów i zawiera sumę kontrolną pola DANE.</text:p>
      <text:p text:style-name="P379">DANE – jest zawsze wielokrotnoscia 8 (może mieć dlugosc 0 bitow).</text:p>
      <text:p text:style-name="P380"/>
      <text:p text:style-name="P381">Wszelkie niepoprawne odebrane pakiety są ignorowane. Pakiet jest uznwanay za niepoprawny gdy:</text:p>
      <text:p text:style-name="P382">- wykryto błąd nadziewania, czyli odebrano więcej niż szesc kolejnych jedynek.</text:p>
      <text:p text:style-name="P383">- nie zgadza się suma kontrolna paketu, czyli CR5 lub CR16</text:p>
      <text:p text:style-name="P384">- pakiet ma niepoprawny format, np. ma złą długość lub nie jest zakończony znacznikiem EOP.</text:p>
      <text:p text:style-name="P385"/>
      <text:p text:style-name="P386"/>
      <text:p text:style-name="P387">Biblioteka dostępna w KEILu jest dostpęna za opłatą.</text:p>
      <text:p text:style-name="P388">W HALu konfiguracja USB CDC zajmuje 2 minuty.<text:s/></text:p>
      <text:p text:style-name="P389">Zewnętrzne biblioteki zawierają błędy.</text:p>
      <text:p text:style-name="P390"/>
      <text:soft-page-break/>
      <text:p text:style-name="Standard"><text:span text:style-name="T391"><draw:frame draw:style-name="a56" draw:name="Obraz 57" text:anchor-type="as-char" svg:x="0in" svg:y="0in" svg:width="6.69236in" svg:height="7.29583in" style:rel-width="scale" style:rel-height="scale"><draw:image xlink:href="media/image57.png" xlink:type="simple" xlink:show="embed" xlink:actuate="onLoad"/><svg:title/><svg:desc/></draw:frame></text:span></text:p>
      <text:p text:style-name="Standard"><text:span text:style-name="T392"><draw:frame draw:style-name="a57" draw:name="Obraz 58" text:anchor-type="as-char" svg:x="0in" svg:y="0in" svg:width="6.69236in" svg:height="2.2125in" style:rel-width="scale" style:rel-height="scale"><draw:image xlink:href="media/image58.png" xlink:type="simple" xlink:show="embed" xlink:actuate="onLoad"/><svg:title/><svg:desc/></draw:frame></text:span></text:p>
      <text:soft-page-break/>
      <text:p text:style-name="Standard"><text:span text:style-name="T393"><draw:frame draw:style-name="a58" draw:name="Obraz 60" text:anchor-type="as-char" svg:x="0in" svg:y="0in" svg:width="4.39645in" svg:height="1.92735in" style:rel-width="scale" style:rel-height="scale"><draw:image xlink:href="media/image59.png" xlink:type="simple" xlink:show="embed" xlink:actuate="onLoad"/><svg:title/><svg:desc/></draw:frame></text:span></text:p>
      <text:p text:style-name="P394"/>
      <text:p text:style-name="P395">14.04.2021</text:p>
      <text:p text:style-name="P396">1. Utworzenie gotowej Biblioteki dla USB CDC – folder USB_LIB</text:p>
      <text:p text:style-name="P397"><text:tab/>W main.c wystarczy zaimportować:</text:p>
      <table:table table:style-name="Table398">
        <table:table-columns>
          <table:table-column table:style-name="TableColumn399"/>
        </table:table-columns>
        <table:table-row table:style-name="TableRow400">
          <table:table-cell table:style-name="TableCell401">
            <text:p text:style-name="P402">/** USB_LIB**/</text:p>
            <text:p text:style-name="P403">#include<text:s/>"USB_LIB/usb_device.h"</text:p>
            <text:p text:style-name="P404">#include "USB_LIB/usbd_cdc_if.h"</text:p>
          </table:table-cell>
        </table:table-row>
      </table:table>
      <text:p text:style-name="P405"/>
      <text:p text:style-name="P406">A następnie zainicjalizować w main’ie MX_USB_DEVICE_Init();</text:p>
      <text:p text:style-name="P407"/>
      <text:p text:style-name="P408">Deklaracja zmiennych</text:p>
      <text:p text:style-name="Standard"><text:span text:style-name="T409"><draw:frame draw:style-name="a59" draw:name="Obraz 65" text:anchor-type="as-char" svg:x="0in" svg:y="0in" svg:width="5.72997in" svg:height="1.36477in" style:rel-width="scale" style:rel-height="scale"><draw:image xlink:href="media/image60.png" xlink:type="simple" xlink:show="embed" xlink:actuate="onLoad"/><svg:title/><svg:desc/></draw:frame></text:span></text:p>
      <text:p text:style-name="P410">Wysylanie i odbieranie:</text:p>
      <text:p text:style-name="Standard"><text:span text:style-name="T411"><draw:frame draw:style-name="a60" draw:name="Obraz 66" text:anchor-type="as-char" svg:x="0in" svg:y="0in" svg:width="6.69236in" svg:height="1.89583in" style:rel-width="scale" style:rel-height="scale"><draw:image xlink:href="media/image61.png" xlink:type="simple" xlink:show="embed" xlink:actuate="onLoad"/><svg:title/><svg:desc/></draw:frame></text:span></text:p>
      <text:p text:style-name="P412"/>
      <text:p text:style-name="P413"/>
      <text:p text:style-name="P414">Funkcja która służy do odbierania danych znajduje sie w pliku usbd_cdc_if.c.</text:p>
      <text:p text:style-name="P415">Wykonuje<text:s/>się ona za każdym razem po otrzymaniu danych</text:p>
      <text:p text:style-name="Standard"><text:span text:style-name="T416"><draw:frame draw:style-name="a61" draw:name="Obraz 67" text:anchor-type="as-char" svg:x="0in" svg:y="0in" svg:width="6.69236in" svg:height="2.20972in" style:rel-width="scale" style:rel-height="scale"><draw:image xlink:href="media/image62.png" xlink:type="simple" xlink:show="embed" xlink:actuate="onLoad"/><svg:title/><svg:desc/></draw:frame></text:span></text:p>
      <text:p text:style-name="P417">Wykonuje się ona za każdym razem po otrzymaniu danych</text:p>
      <text:p text:style-name="P418"/>
      <text:p text:style-name="P419">Wynik działania:</text:p>
      <text:p text:style-name="Standard"><text:span text:style-name="T420"><draw:frame draw:style-name="a62" draw:name="Obraz 68" text:anchor-type="as-char" svg:x="0in" svg:y="0in" svg:width="6.69236in" svg:height="4.22361in" style:rel-width="scale" style:rel-height="scale"><draw:image xlink:href="media/image63.png" xlink:type="simple" xlink:show="embed" xlink:actuate="onLoad"/><svg:title/><svg:desc/></draw:frame></text:span></text:p>
      <text:p text:style-name="P421"/>
      <text:p text:style-name="P422">Aktualnie funkcja Zmiana_PWM_TIM1_stopniowo(); przeszkadza w działaniu USB.<text:s/></text:p>
      <text:p text:style-name="P423">Niestety USB nie działa dobrze na moim kompie. Raz na<text:s/>10 razy uda się podłączyć. Czy wynika to z tego że mam tutaj USB3.0?</text:p>
      <text:p text:style-name="P424">Na komputerze żony działa za każdym razem, gdy podłączam pod USB2.0.</text:p>
      <text:p text:style-name="P425"/>
      <text:p text:style-name="P426"/>
      <text:list text:style-name="LFO1" text:continue-numbering="true">
        <text:list-item>
          <text:list>
            <text:list-item>
              <text:p text:style-name="P427">Weryfikacja na templajcie od ST działanie magneto</text:p>
            </text:list-item>
          </text:list>
        </text:list-item>
      </text:list>
      <text:p text:style-name="P428">Brak dostępnych przykładów od ST – na stronie ST.com, w KEILu, cubeMX</text:p>
      <text:p text:style-name="P429">Znaleziona gdzieś w sieci implementacja nie działa.</text:p>
      <text:p text:style-name="P430"/>
      <text:p text:style-name="P431">Stworzyłem zatem swoją wersję w cubemx.</text:p>
      <text:p text:style-name="P432"/>
      <text:soft-page-break/>
      <text:p text:style-name="Standard"><text:span text:style-name="T433"><draw:frame draw:style-name="a63" draw:name="Obraz 64" text:anchor-type="as-char" svg:x="0in" svg:y="0in" svg:width="6.42798in" svg:height="1.05223in" style:rel-width="scale" style:rel-height="scale"><draw:image xlink:href="media/image64.png" xlink:type="simple" xlink:show="embed" xlink:actuate="onLoad"/><svg:title/><svg:desc/></draw:frame></text:span></text:p>
      <text:p text:style-name="P434"/>
      <text:p text:style-name="Standard"><text:span text:style-name="T435"><draw:frame draw:style-name="a64" draw:name="Obraz 65" text:anchor-type="as-char" svg:x="0in" svg:y="0in" svg:width="6.69236in" svg:height="1.2375in" style:rel-width="scale" style:rel-height="scale"><draw:image xlink:href="media/image65.png" xlink:type="simple" xlink:show="embed" xlink:actuate="onLoad"/><svg:title/><svg:desc/></draw:frame></text:span></text:p>
      <text:p text:style-name="P436"/>
      <text:p text:style-name="P437">Odczytywanie w mainie:</text:p>
      <text:p text:style-name="Standard"><text:span text:style-name="T438"><draw:frame draw:style-name="a65" draw:name="Obraz 67" text:anchor-type="as-char" svg:x="0in" svg:y="0in" svg:width="6.69236in" svg:height="1.97569in" style:rel-width="scale" style:rel-height="scale"><draw:image xlink:href="media/image66.png" xlink:type="simple" xlink:show="embed" xlink:actuate="onLoad"/><svg:title/><svg:desc/></draw:frame></text:span></text:p>
      <text:p text:style-name="P439"/>
      <text:p text:style-name="P440"/>
      <text:p text:style-name="P441">To co udało się odczytać:</text:p>
      <text:p text:style-name="P442"/>
      <text:p text:style-name="Standard"><text:span text:style-name="T443"><draw:frame draw:style-name="a66" draw:name="Obraz 68" text:anchor-type="as-char" svg:x="0in" svg:y="0in" svg:width="5.20906in" svg:height="2.0107in" style:rel-width="scale" style:rel-height="scale"><draw:image xlink:href="media/image67.png" xlink:type="simple" xlink:show="embed" xlink:actuate="onLoad"/><svg:title/><svg:desc/></draw:frame></text:span></text:p>
      <text:p text:style-name="P444"/>
      <text:p text:style-name="P445">Jak widać, na zewnętrzej bibliotece również nie działa.</text:p>
      <text:p text:style-name="P446"/>
      <text:list text:style-name="LFO1" text:continue-numbering="true">
        <text:list-item>
          <text:list>
            <text:list-item>
              <text:p text:style-name="P447">Plik makefile</text:p>
            </text:list-item>
          </text:list>
        </text:list-item>
      </text:list>
      <text:p text:style-name="Standard"><text:span text:style-name="T448">Pelna<text:s/></text:span><text:span text:style-name="T449">dokumentacja :<text:s/></text:span><text:a xlink:href="http://www.gnu.org/software/make/manual/make.html" office:target-frame-name="_top" xlink:show="replace"><text:span text:style-name="T450">http://www.gnu.org/software/make/manual/make.html</text:span></text:a></text:p>
      <text:p text:style-name="P451"/>
      <text:p text:style-name="P452">Moje notatki:</text:p>
      <text:p text:style-name="Standard"><text:span text:style-name="T453">Make</text:span><text:span text:style-name="T454"><text:s/>jest programem, który automatyzuje proces kompilacji programów, na który składa się wiele powiązanych ze</text:span><text:span text:style-name="T455"><text:s/>sobą plików. Natomiast w pliku<text:s/></text:span><text:span text:style-name="T456">makefile</text:span><text:span text:style-name="T457"><text:s/>zawarte są wszystkie reguły, powiązania pomiędzy wspomnianymi plikami.</text:span></text:p>
      <text:p text:style-name="P458"><text:tab/>Ważną cechą programu make, jest to, że analizuje on wszystkie daty aktualizacji poszczególnych plików i wywołuje kompilacje tylko tych<text:s/>które uległy zmianie od ostatniej kompilacji. Jest to szczególnie ważne przy dużych projektach, gdy chcemy wprowadzić jedną mała<text:s/><text:soft-page-break/>zmianę. Takie podejście przyśpiesza proces kompilacji.<text:s/></text:p>
      <text:p text:style-name="Standard"><text:span text:style-name="T459"><text:tab/>Po uruchomieniu<text:s/></text:span><text:span text:style-name="T460">make</text:span><text:span text:style-name="T461"><text:s/>szuka on w tej lokalizacji pliu Makefile, jeśli n</text:span><text:span text:style-name="T462">ie znajdzie wtedy pliku makefile.</text:span></text:p>
      <text:p text:style-name="P463"/>
      <text:p text:style-name="P464">Składnia pliku makefile:</text:p>
      <text:p text:style-name="P465"/>
      <table:table table:style-name="Table466">
        <table:table-columns>
          <table:table-column table:style-name="TableColumn467"/>
        </table:table-columns>
        <table:table-row table:style-name="TableRow468">
          <table:table-cell table:style-name="TableCell469">
            <text:p text:style-name="P470"># komentarz...</text:p>
            <text:p text:style-name="P471"/>
            <text:p text:style-name="P472">cel : zależność1 zależność2 zależność3 ... zależnośćN</text:p>
            <text:p text:style-name="P473"><text:tab/>komendy ...</text:p>
            <text:p text:style-name="P474"><text:tab/>komendy ...</text:p>
            <text:p text:style-name="P475"><text:span text:style-name="T476"><text:tab/>...</text:span></text:p>
            <text:p text:style-name="P477"/>
          </table:table-cell>
        </table:table-row>
      </table:table>
      <text:p text:style-name="P478"/>
      <text:p text:style-name="P479"># - po tym znaku możemy coś skomentować</text:p>
      <text:p text:style-name="P480"/>
      <text:p text:style-name="P481"><text:span text:style-name="T482">cel</text:span><text:span text:style-name="T483"><text:s/>(target) – jest zazwyczaj nawa pliku<text:s/></text:span><text:span text:style-name="T484">która jest generowana przez program. Ale może też być nazwą jakieś akcji jak np. clean (tzw. Phony targets)</text:span></text:p>
      <text:p text:style-name="P485"><text:span text:style-name="T486">zależności1…n</text:span><text:span text:style-name="T487"><text:s/>(prerequisites) – jest to lista plików, niezbędnych do utworzenia celu. Zazwyczaj jest ich kilka.</text:span></text:p>
      <text:p text:style-name="P488"><text:span text:style-name="T489">komendy<text:s/></text:span><text:span text:style-name="T490">(recipe) – jest to lista akc</text:span><text:span text:style-name="T491">ji do wykonania. Komendę musi poprzedzać znak<text:s/></text:span><text:span text:style-name="T492">TABLUATORA.<text:s/></text:span><text:span text:style-name="T493">Komend może być więcej.</text:span></text:p>
      <text:p text:style-name="P494"/>
      <text:p text:style-name="P495"><text:span text:style-name="T496">Wywołanie samego<text:s/></text:span><text:span text:style-name="T497">make</text:span><text:span text:style-name="T498"><text:s/>spowoduje wywołanie pierwszego CELU. Jeśli chcemy wywołać inny musimy to zaznaczyć, np. make clean.</text:span></text:p>
      <text:p text:style-name="P499"/>
      <text:p text:style-name="P500">Przykład prostego makefile:</text:p>
      <table:table table:style-name="Table501">
        <table:table-columns>
          <table:table-column table:style-name="TableColumn502"/>
        </table:table-columns>
        <table:table-row table:style-name="TableRow503">
          <table:table-cell table:style-name="TableCell504">
            <text:p text:style-name="P505">edit : main.o kbd.o command.o display.o \</text:p>
            <text:p text:style-name="P506"><text:span text:style-name="T507"><text:tab/><text:s text:c="2"/></text:span><text:span text:style-name="T508">insert.o search.o files.o utils.o</text:span></text:p>
            <text:p text:style-name="P509"><text:span text:style-name="T510"><text:tab/></text:span><text:span text:style-name="T511">cc -o edit main.o kbd.o command.o display.o \</text:span></text:p>
            <text:p text:style-name="P512"><text:span text:style-name="T513"><text:tab/><text:s text:c="2"/></text:span><text:span text:style-name="T514">insert.o search.o files.o utils.o</text:span></text:p>
            <text:p text:style-name="P515">main.o : main.c defs.h</text:p>
            <text:p text:style-name="P516"><text:span text:style-name="T517"><text:tab/></text:span><text:span text:style-name="T518">cc -c main.c</text:span></text:p>
            <text:p text:style-name="P519">kbd.o : kbd.c defs.h command.h</text:p>
            <text:p text:style-name="P520"><text:span text:style-name="T521"><text:tab/></text:span><text:span text:style-name="T522">cc -c kbd.c</text:span></text:p>
            <text:p text:style-name="P523">command.o : command.c defs.h<text:s/>command.h</text:p>
            <text:p text:style-name="P524"><text:span text:style-name="T525"><text:tab/></text:span><text:span text:style-name="T526">cc -c command.c</text:span></text:p>
            <text:p text:style-name="P527">display.o : display.c defs.h buffer.h</text:p>
            <text:p text:style-name="P528"><text:span text:style-name="T529"><text:tab/></text:span><text:span text:style-name="T530">cc -c display.c</text:span></text:p>
            <text:p text:style-name="P531">insert.o : insert.c defs.h buffer.h</text:p>
            <text:p text:style-name="P532"><text:span text:style-name="T533"><text:tab/></text:span><text:span text:style-name="T534">cc -c insert.c</text:span></text:p>
            <text:p text:style-name="P535">search.o : search.c defs.h buffer.h</text:p>
            <text:p text:style-name="P536"><text:span text:style-name="T537"><text:tab/></text:span><text:span text:style-name="T538">cc -c search.c</text:span></text:p>
            <text:p text:style-name="P539">files.o : files.c defs.h buffer.h command.h</text:p>
            <text:p text:style-name="P540"><text:span text:style-name="T541"><text:tab/></text:span><text:span text:style-name="T542">cc -c files.c</text:span></text:p>
            <text:p text:style-name="P543">utils.o : utils.c defs.h</text:p>
            <text:p text:style-name="P544"><text:span text:style-name="T545"><text:tab/></text:span><text:span text:style-name="T546">cc -c utils.c</text:span></text:p>
            <text:p text:style-name="P547">clean :</text:p>
            <text:p text:style-name="P548"><text:span text:style-name="T549"><text:tab/></text:span><text:span text:style-name="T550">rm edit main.o kbd.o command.o display.o \</text:span></text:p>
            <text:p text:style-name="Standard"><text:span text:style-name="T551"><text:tab/></text:span><text:span text:style-name="T552">insert.o search.o files.o utils.o</text:span></text:p>
          </table:table-cell>
        </table:table-row>
      </table:table>
      <text:p text:style-name="P553"/>
      <text:p text:style-name="P554">“\” – symbolizuje przejście do nowej lini</text:p>
      <text:p text:style-name="Standard"><text:span text:style-name="T555">W tym przypadku target<text:s/></text:span><text:span text:style-name="T556">edit</text:span><text:span text:style-name="T557"><text:s/>to nasz filanly produkt.</text:span></text:p>
      <text:p text:style-name="P558">WAŻNE! Jeśli jakakolwiek z<text:s/>zależności celu zostanie zmieniona to cały cel musi zostać ponownie skompilowany albo relinkowany.</text:p>
      <text:p text:style-name="P559"/>
      <text:p text:style-name="Standard"><text:span text:style-name="T560">clean</text:span><text:span text:style-name="T561"><text:s/>– nie jest targetem, jest akcją. Warto zauważyć, że nie posiada żadnych zależności. Akcja taka nigdy się nie wykona chyba, że sam tego nie zechcesz. C</text:span><text:span text:style-name="T562">ele które nie są zależne od innych plików nazywane są fałszywymi celami (PHONY targets).</text:span></text:p>
      <text:p text:style-name="P563"/>
      <text:p text:style-name="P564">ZMIENNE</text:p>
      <text:p text:style-name="P565">Jeśli jakiś fragment kodu się powtarza w kilku miejscach, należy zastępować go zmiennymi.</text:p>
      <text:p text:style-name="P566"/>
      <table:table table:style-name="Table567">
        <table:table-columns>
          <table:table-column table:style-name="TableColumn568"/>
        </table:table-columns>
        <table:table-row table:style-name="TableRow569">
          <table:table-cell table:style-name="TableCell570">
            <text:p text:style-name="P571">objects = main.o kbd.o command.o display.o \</text:p>
            <text:p text:style-name="P572"><text:span text:style-name="T573"><text:tab/></text:span><text:span text:style-name="T574">insert.o search.o fil</text:span><text:span text:style-name="T575">es.o utils.o</text:span></text:p>
            <text:p text:style-name="P576">edit : $(objects)</text:p>
            <text:p text:style-name="Standard"><text:span text:style-name="T577"><text:tab/></text:span><text:span text:style-name="T578">cc -o edit $(objects)</text:span></text:p>
            <text:p text:style-name="Standard"><text:span text:style-name="T579">….</text:span></text:p>
          </table:table-cell>
        </table:table-row>
      </table:table>
      <text:p text:style-name="P580"/>
      <text:p text:style-name="P581">NAZWA_ZMIENNEJ = dowolny ciąg znaków, plików, flag, ścieżek.</text:p>
      <text:p text:style-name="P582"/>
      <text:p text:style-name="P583">Odwołanie się do zmiennej następuje poprzez $(NAZWA_ZMIENNEJ). Konieczne są nawiasy, ponieważ, w innym przypadku make spróbuje<text:s/>odwołać się do zmiennej N – czyli pierwszej litery.</text:p>
      <text:p text:style-name="P584"/>
      <text:p text:style-name="P585"/>
      <text:p text:style-name="P586">REDUKCJA SKŁADNIKÓW MAKE</text:p>
      <text:p text:style-name="P587"/>
      <text:p text:style-name="P588">Nie ma potrzeby pisania komendy kompilacji dla każdego pliku .c, make potrafi sam się tym zająć. Ma on wbudowaną zasadę, że do każdego pliku *.c tworzy plik *.o o odpowiadającej mu nazwie (potrafi wydedukować taką zależność, poszukać pliku *.c).<text:s/></text:p>
      <text:p text:style-name="P589"/>
      <table:table table:style-name="Table590">
        <table:table-columns>
          <table:table-column table:style-name="TableColumn591"/>
        </table:table-columns>
        <table:table-row table:style-name="TableRow592">
          <table:table-cell table:style-name="TableCell593">
            <text:p text:style-name="P594">objects = main.o kbd.o command.o display.o \</text:p>
            <text:p text:style-name="P595"><text:span text:style-name="T596"><text:tab/></text:span><text:span text:style-name="T597">insert.o search.o files.o utils.o</text:span></text:p>
            <text:p text:style-name="P598"/>
            <text:p text:style-name="P599">edit : $(objects)</text:p>
            <text:p text:style-name="P600"><text:span text:style-name="T601"><text:tab/></text:span><text:span text:style-name="T602">cc -o edit $(objects)</text:span></text:p>
            <text:p text:style-name="P603"/>
            <text:p text:style-name="P604">main.o : defs.h</text:p>
            <text:p text:style-name="P605">kbd.o : defs.h command.h</text:p>
            <text:p text:style-name="P606">command.o : defs.h command.h</text:p>
            <text:p text:style-name="P607">display.o : defs.h buffer.h</text:p>
            <text:p text:style-name="P608">insert.o : defs.h buffer.h</text:p>
            <text:p text:style-name="P609">search.o : defs.h buffer.h</text:p>
            <text:p text:style-name="P610">files.o : defs.h buffer.h command.h</text:p>
            <text:p text:style-name="P611">utils.o : defs.h</text:p>
            <text:p text:style-name="P612"/>
            <text:p text:style-name="P613">.PHONY : clean</text:p>
            <text:p text:style-name="P614">clean :</text:p>
            <text:p text:style-name="Standard"><text:span text:style-name="T615"><text:tab/></text:span><text:span text:style-name="T616">rm edit $(objects)</text:span></text:p>
          </table:table-cell>
        </table:table-row>
      </table:table>
      <text:p text:style-name="P617"/>
      <text:p text:style-name="P618">Można też taki plik makefile stworzyć w innym stylu –<text:s/>grupując pliki *.o po ich zależnościach, zamiast ich celach.</text:p>
      <text:p text:style-name="P619"/>
      <table:table table:style-name="Table620">
        <table:table-columns>
          <table:table-column table:style-name="TableColumn621"/>
        </table:table-columns>
        <table:table-row table:style-name="TableRow622">
          <table:table-cell table:style-name="TableCell623">
            <text:p text:style-name="P624">objects = main.o kbd.o command.o display.o \</text:p>
            <text:p text:style-name="P625"><text:span text:style-name="T626"><text:tab/></text:span><text:span text:style-name="T627">insert.o search.o files.o utils.o</text:span></text:p>
            <text:p text:style-name="P628"/>
            <text:p text:style-name="P629"/>
            <text:p text:style-name="P630">edit : $(objects)</text:p>
            <text:p text:style-name="P631"><text:span text:style-name="T632"><text:tab/></text:span><text:span text:style-name="T633">cc -o edit $(objects)</text:span></text:p>
            <text:p text:style-name="P634"/>
            <text:soft-page-break/>
            <text:p text:style-name="P635">$(objects) : defs.h</text:p>
            <text:p text:style-name="P636">kbd.o command.o files.o : command.h</text:p>
            <text:p text:style-name="Standard"><text:span text:style-name="T637">display.o inse</text:span><text:span text:style-name="T638">rt.o search.o files.o : buffer.h</text:span></text:p>
          </table:table-cell>
        </table:table-row>
      </table:table>
      <text:p text:style-name="P639"/>
      <text:p text:style-name="P640">DYREKTYWY</text:p>
      <text:p text:style-name="P641">Robią coś “specjalnego” podczas czytania pliku makefile.</text:p>
      <text:p text:style-name="P642"/>
      <text:p text:style-name="P643">Załączanie innych plików makefile</text:p>
      <text:p text:style-name="P644">-include filenames….</text:p>
      <text:p text:style-name="P645"/>
      <text:p text:style-name="Standard"><text:span text:style-name="T646">Warunkowanie</text:span><text:span text:style-name="T647"><text:s/></text:span><text:span text:style-name="T648">– kod może dzięki temu być bardziej uniwersalny</text:span></text:p>
      <text:p text:style-name="P649"/>
      <text:p text:style-name="P650">Konstrukcja:</text:p>
      <text:p text:style-name="P651"/>
      <text:p text:style-name="P652">ifeq()<text:tab/><text:tab/><text:tab/># if equal</text:p>
      <text:p text:style-name="P653"/>
      <text:p text:style-name="P654">else</text:p>
      <text:p text:style-name="P655"/>
      <text:p text:style-name="P656">endif</text:p>
      <text:p text:style-name="P657"/>
      <text:p text:style-name="P658">-----------------------</text:p>
      <text:p text:style-name="P659">ifneq()<text:tab/><text:tab/><text:tab/># if not equal</text:p>
      <text:p text:style-name="P660"/>
      <text:p text:style-name="P661">else</text:p>
      <text:p text:style-name="P662"/>
      <text:p text:style-name="P663">endif</text:p>
      <text:p text:style-name="P664"/>
      <text:p text:style-name="P665">-----------------------</text:p>
      <text:p text:style-name="P666">conditional</text:p>
      <text:p text:style-name="P667"/>
      <text:p text:style-name="P668"/>
      <text:p text:style-name="P669">Przykład:</text:p>
      <table:table table:style-name="Table670">
        <table:table-columns>
          <table:table-column table:style-name="TableColumn671"/>
        </table:table-columns>
        <table:table-row table:style-name="TableRow672">
          <table:table-cell table:style-name="TableCell673">
            <text:p text:style-name="P674">libs_for_gcc = -lgnu</text:p>
            <text:p text:style-name="P675">normal_libs =</text:p>
            <text:p text:style-name="P676"/>
            <text:p text:style-name="P677">ifeq ($(CC),gcc)</text:p>
            <text:p text:style-name="P678"><text:span text:style-name="T679"><text:tab/></text:span><text:span text:style-name="T680">libs=$(libs_for_gcc)</text:span></text:p>
            <text:p text:style-name="P681">else</text:p>
            <text:p text:style-name="P682"><text:span text:style-name="T683"><text:tab/></text:span><text:span text:style-name="T684">libs=$(normal_libs)</text:span></text:p>
            <text:p text:style-name="P685">endif</text:p>
            <text:p text:style-name="P686"/>
            <text:p text:style-name="P687">foo: $(objects)</text:p>
            <text:p text:style-name="Standard"><text:span text:style-name="T688"><text:tab/></text:span><text:span text:style-name="T689">$(CC) -o foo $(objects) $(libs)</text:span></text:p>
          </table:table-cell>
        </table:table-row>
      </table:table>
      <text:p text:style-name="P690"/>
      <text:p text:style-name="P691"/>
      <text:p text:style-name="P692"/>
      <text:p text:style-name="P693">RODZAJE PLIKÓW</text:p>
      <text:p text:style-name="P694"/>
      <text:p text:style-name="Standard"><text:span text:style-name="T695">elf -<text:s/></text:span><text:span text:style-name="T696">format plików wykonywalnych, plików obiektowych, bibliotek współdzielonych oraz zrzutów pamięci, popularny na systemach uniksowych</text:span><text:span text:style-name="T697">. Rozszerzenia pliku : .o, .so, .elf, .prx</text:span></text:p>
      <text:p text:style-name="P698"/>
      <text:p text:style-name="P699">Plik ELF składa się z:</text:p>
      <text:soft-page-break/>
      <text:list text:style-name="LFO8" text:continue-numbering="true">
        <text:list-item>
          <text:p text:style-name="P700">Jednego nagłówka programu</text:p>
        </text:list-item>
        <text:list-item>
          <text:p text:style-name="P701">Listy segmentów programu, zawierającej zero lub więcej segmentów</text:p>
        </text:list-item>
        <text:list-item>
          <text:p text:style-name="P702"><text:span text:style-name="T703">Listy nagłówków sekcji, zawierającej zero lub więcej sekcji</text:span><text:a xlink:href="https://pl.wikipedia.org/wiki/Executable_and_Linkable_Format#cite_note-1" office:target-frame-name="_top" xlink:show="replace"><text:span text:style-name="T704">[1]</text:span></text:a></text:p>
        </text:list-item>
        <text:list-item>
          <text:p text:style-name="P705">Danych zawierających segmenty i sekcje</text:p>
        </text:list-item>
      </text:list>
      <text:p text:style-name="P706"/>
      <text:p text:style-name="P7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agłówek" style:next-style-name="Textbody" style:default-outline-level="1">
      <style:text-properties style:font-name="Times New Roman" style:font-name-asian="Lucida Sans Unicode" fo:font-weight="bold" style:font-weight-asian="bold" style:font-weight-complex="bold" fo:font-size="24pt" style:font-size-asian="24pt" style:font-size-complex="24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style:font-name-asian="MS Gothic"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Pogrubienie" style:display-name="Pogrubienie" style:family="text" style:parent-style-name="Domyślnaczcionkaakapitu">
      <style:text-properties fo:font-weight="bold" style:font-weight-asian="bold" style:font-weight-complex="bold"/>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HTML-wstępniesformatowany" style:display-name="HTML - wstępnie sformatowany" style:family="paragraph" style:parent-style-name="Normalny">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style>
    <style:style style:name="NormalnyWeb" style:display-name="Normalny (Web)"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Kamil</dc:creator>
    <meta:creation-date>2021-02-14T12:32:00Z</meta:creation-date>
    <dc:date>2021-04-21T16:23:00Z</dc:date>
    <meta:template xlink:href="Normal.dotm" xlink:type="simple"/>
    <meta:editing-cycles>71</meta:editing-cycles>
    <meta:editing-duration>PT652260S</meta:editing-duration>
    <meta:user-defined meta:name="Informacja 1"/>
    <meta:user-defined meta:name="Informacja 2"/>
    <meta:user-defined meta:name="Informacja 3"/>
    <meta:user-defined meta:name="Informacja 4"/>
    <meta:document-statistic meta:page-count="29" meta:paragraph-count="45" meta:word-count="3254" meta:character-count="22737" meta:row-count="162" meta:non-whitespace-character-count="19528"/>
  </office:meta>
</office:document-meta>
</file>